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1.482cm" style:use-optimal-column-width="false" fo:break-before="auto"/>
    </style:style>
    <style:style style:family="table-column" style:name="co3">
      <style:table-column-properties style:column-width="1.932cm" style:use-optimal-column-width="true" fo:break-before="auto"/>
    </style:style>
    <style:style style:family="table-column" style:name="co4">
      <style:table-column-properties style:column-width="1.773cm" style:use-optimal-column-width="true" fo:break-before="auto"/>
    </style:style>
    <style:style style:family="table-column" style:name="co5">
      <style:table-column-properties style:column-width="1.482cm" style:use-optimal-column-width="false" fo:break-before="auto"/>
    </style:style>
    <style:style style:family="table-column" style:name="co6">
      <style:table-column-properties style:column-width="1.879cm" style:use-optimal-column-width="false" fo:break-before="auto"/>
    </style:style>
    <style:style style:family="table-column" style:name="co7">
      <style:table-column-properties style:column-width="1.191cm" style:use-optimal-column-width="false" fo:break-before="auto"/>
    </style:style>
    <style:style style:family="table-column" style:name="co8">
      <style:table-column-properties style:column-width="1.482cm" style:use-optimal-column-width="false" fo:break-before="auto"/>
    </style:style>
    <style:style style:family="table-column" style:name="co9">
      <style:table-column-properties style:column-width="4.339cm" style:use-optimal-column-width="false" fo:break-before="auto"/>
    </style:style>
    <style:style style:family="table-column" style:name="co10">
      <style:table-column-properties style:column-width="1.773cm" style:use-optimal-column-width="false" fo:break-before="auto"/>
    </style:style>
    <style:style style:family="table-column" style:name="co11">
      <style:table-column-properties style:column-width="1.482cm" style:use-optimal-column-width="false" fo:break-before="auto"/>
    </style:style>
    <style:style style:family="table-column" style:name="co12">
      <style:table-column-properties style:column-width="7.144cm" style:use-optimal-column-width="false" fo:break-before="auto"/>
    </style:style>
    <style:style style:family="table-column" style:name="co13">
      <style:table-column-properties style:column-width="1.482cm" style:use-optimal-column-width="false" fo:break-before="auto"/>
    </style:style>
    <style:style style:family="table-column" style:name="co14">
      <style:table-column-properties style:column-width="1.641cm" style:use-optimal-column-width="false" fo:break-before="auto"/>
    </style:style>
    <style:style style:family="table-column" style:name="co15">
      <style:table-column-properties style:column-width="1.641cm" fo:break-before="auto"/>
    </style:style>
    <style:style style:family="table-row" style:name="ro2">
      <style:table-row-properties style:row-height="1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ext" style:name="T24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5pt" style:use-optimal-row-height="false" fo:break-before="auto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able-row" style:name="ro4">
      <style:table-row-properties style:row-height="15pt" style:use-optimal-row-height="false" fo:break-before="auto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5pt" style:use-optimal-row-height="false" fo:break-before="auto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6">
      <style:table-row-properties style:row-height="15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able-row" style:name="ro7">
      <style:table-row-properties style:row-height="15pt" style:use-optimal-row-height="false" fo:break-before="auto"/>
    </style:style>
    <style:style style:family="text" style:name="T45">
      <style:text-properties fo:color="#000000" fo:font-family="Calibri" fo:font-size="11pt" fo:font-style="normal" style:text-underline-type="none" fo:font-weight="normal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5pt" style:use-optimal-row-height="false" fo:break-before="auto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ext" style:name="T52">
      <style:text-properties fo:color="#000000" fo:font-family="Calibri" fo:font-size="11pt" fo:font-style="normal" style:text-underline-type="none" fo:font-weight="normal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5pt" style:use-optimal-row-height="false" fo:break-before="auto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ext" style:name="T56">
      <style:text-properties fo:color="#000000" fo:font-family="Calibri" fo:font-size="11pt" fo:font-style="normal" style:text-underline-type="none" fo:font-weight="normal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ext" style:name="T58">
      <style:text-properties fo:color="#000000" fo:font-family="Calibri" fo:font-size="11pt" fo:font-style="normal" style:text-underline-type="none" fo:font-weight="normal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able-row" style:name="ro10">
      <style:table-row-properties style:row-height="15pt" style:use-optimal-row-height="false" fo:break-before="auto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able-row" style:name="ro11">
      <style:table-row-properties style:row-height="15pt" style:use-optimal-row-height="false" fo:break-before="auto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5pt" style:use-optimal-row-height="false" fo:break-before="auto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ext" style:name="T72">
      <style:text-properties fo:color="#000000" fo:font-family="Calibri" fo:font-size="11pt" fo:font-style="normal" style:text-underline-type="none" fo:font-weight="normal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ext" style:name="T74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5pt" style:use-optimal-row-height="false" fo:break-before="auto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ext" style:name="T78">
      <style:text-properties fo:color="#000000" fo:font-family="Calibri" fo:font-size="11pt" fo:font-style="normal" style:text-underline-type="none" fo:font-weight="normal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able-row" style:name="ro14">
      <style:table-row-properties style:row-height="15pt" style:use-optimal-row-height="false" fo:break-before="auto"/>
    </style:style>
    <style:style style:family="text" style:name="T80">
      <style:text-properties fo:color="#000000" fo:font-family="Calibri" fo:font-size="11pt" fo:font-style="normal" style:text-underline-type="none" fo:font-weight="normal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ext" style:name="T82">
      <style:text-properties fo:color="#000000" fo:font-family="Calibri" fo:font-size="11pt" fo:font-style="normal" style:text-underline-type="none" fo:font-weight="normal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ext" style:name="T84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5pt" style:use-optimal-row-height="false" fo:break-before="auto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ext" style:name="T87">
      <style:text-properties fo:color="#000000" fo:font-family="Calibri" fo:font-size="11pt" fo:font-style="normal" style:text-underline-type="none" fo:font-weight="normal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ext" style:name="T89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5pt" style:use-optimal-row-height="false" fo:break-before="auto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5pt" style:use-optimal-row-height="false" fo:break-before="auto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ext" style:name="T97">
      <style:text-properties fo:color="#000000" fo:font-family="Calibri" fo:font-size="11pt" fo:font-style="normal" style:text-underline-type="none" fo:font-weight="normal"/>
    </style:style>
    <style:style style:family="text" style:name="T98">
      <style:text-properties fo:color="#000000" fo:font-family="Calibri" fo:font-size="11pt" fo:font-style="normal" style:text-underline-type="none" fo:font-weight="normal"/>
    </style:style>
    <style:style style:family="text" style:name="T99">
      <style:text-properties fo:color="#000000" fo:font-family="Calibri" fo:font-size="11pt" fo:font-style="normal" style:text-underline-type="none" fo:font-weight="normal"/>
    </style:style>
    <style:style style:family="table-row" style:name="ro18">
      <style:table-row-properties style:row-height="15pt" style:use-optimal-row-height="false" fo:break-before="auto"/>
    </style:style>
    <style:style style:family="text" style:name="T100">
      <style:text-properties fo:color="#000000" fo:font-family="Calibri" fo:font-size="11pt" fo:font-style="normal" style:text-underline-type="none" fo:font-weight="normal"/>
    </style:style>
    <style:style style:family="text" style:name="T101">
      <style:text-properties fo:color="#000000" fo:font-family="Calibri" fo:font-size="11pt" fo:font-style="normal" style:text-underline-type="none" fo:font-weight="normal"/>
    </style:style>
    <style:style style:family="text" style:name="T102">
      <style:text-properties fo:color="#000000" fo:font-family="Calibri" fo:font-size="11pt" fo:font-style="normal" style:text-underline-type="none" fo:font-weight="normal"/>
    </style:style>
    <style:style style:family="text" style:name="T103">
      <style:text-properties fo:color="#000000" fo:font-family="Calibri" fo:font-size="11pt" fo:font-style="normal" style:text-underline-type="none" fo:font-weight="normal"/>
    </style:style>
    <style:style style:family="text" style:name="T104">
      <style:text-properties fo:color="#000000" fo:font-family="Calibri" fo:font-size="11pt" fo:font-style="normal" style:text-underline-type="none" fo:font-weight="normal"/>
    </style:style>
    <style:style style:family="table-row" style:name="ro19">
      <style:table-row-properties style:row-height="15pt" style:use-optimal-row-height="false" fo:break-before="auto"/>
    </style:style>
    <style:style style:family="text" style:name="T105">
      <style:text-properties fo:color="#000000" fo:font-family="Calibri" fo:font-size="11pt" fo:font-style="normal" style:text-underline-type="none" fo:font-weight="normal"/>
    </style:style>
    <style:style style:family="text" style:name="T106">
      <style:text-properties fo:color="#000000" fo:font-family="Calibri" fo:font-size="11pt" fo:font-style="normal" style:text-underline-type="none" fo:font-weight="normal"/>
    </style:style>
    <style:style style:family="text" style:name="T107">
      <style:text-properties fo:color="#000000" fo:font-family="Calibri" fo:font-size="11pt" fo:font-style="normal" style:text-underline-type="none" fo:font-weight="normal"/>
    </style:style>
    <style:style style:family="text" style:name="T108">
      <style:text-properties fo:color="#000000" fo:font-family="Calibri" fo:font-size="11pt" fo:font-style="normal" style:text-underline-type="none" fo:font-weight="normal"/>
    </style:style>
    <style:style style:family="text" style:name="T109">
      <style:text-properties fo:color="#000000" fo:font-family="Calibri" fo:font-size="11pt" fo:font-style="normal" style:text-underline-type="none" fo:font-weight="normal"/>
    </style:style>
    <style:style style:family="table-row" style:name="ro20">
      <style:table-row-properties style:row-height="15pt" style:use-optimal-row-height="false" fo:break-before="auto"/>
    </style:style>
    <style:style style:family="text" style:name="T110">
      <style:text-properties fo:color="#000000" fo:font-family="Calibri" fo:font-size="11pt" fo:font-style="normal" style:text-underline-type="none" fo:font-weight="normal"/>
    </style:style>
    <style:style style:family="text" style:name="T111">
      <style:text-properties fo:color="#000000" fo:font-family="Calibri" fo:font-size="11pt" fo:font-style="normal" style:text-underline-type="none" fo:font-weight="normal"/>
    </style:style>
    <style:style style:family="text" style:name="T112">
      <style:text-properties fo:color="#000000" fo:font-family="Calibri" fo:font-size="11pt" fo:font-style="normal" style:text-underline-type="none" fo:font-weight="normal"/>
    </style:style>
    <style:style style:family="text" style:name="T113">
      <style:text-properties fo:color="#000000" fo:font-family="Calibri" fo:font-size="11pt" fo:font-style="normal" style:text-underline-type="none" fo:font-weight="normal"/>
    </style:style>
    <style:style style:family="text" style:name="T114">
      <style:text-properties fo:color="#000000" fo:font-family="Calibri" fo:font-size="11pt" fo:font-style="normal" style:text-underline-type="none" fo:font-weight="normal"/>
    </style:style>
    <style:style style:family="table-row" style:name="ro21">
      <style:table-row-properties style:row-height="15pt" style:use-optimal-row-height="false" fo:break-before="auto"/>
    </style:style>
    <style:style style:family="text" style:name="T115">
      <style:text-properties fo:color="#000000" fo:font-family="Calibri" fo:font-size="11pt" fo:font-style="normal" style:text-underline-type="none" fo:font-weight="normal"/>
    </style:style>
    <style:style style:family="text" style:name="T116">
      <style:text-properties fo:color="#000000" fo:font-family="Calibri" fo:font-size="11pt" fo:font-style="normal" style:text-underline-type="none" fo:font-weight="normal"/>
    </style:style>
    <style:style style:family="text" style:name="T117">
      <style:text-properties fo:color="#000000" fo:font-family="Calibri" fo:font-size="11pt" fo:font-style="normal" style:text-underline-type="none" fo:font-weight="normal"/>
    </style:style>
    <style:style style:family="text" style:name="T118">
      <style:text-properties fo:color="#000000" fo:font-family="Calibri" fo:font-size="11pt" fo:font-style="normal" style:text-underline-type="none" fo:font-weight="normal"/>
    </style:style>
    <style:style style:family="text" style:name="T119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5pt" style:use-optimal-row-height="false" fo:break-before="auto"/>
    </style:style>
    <style:style style:family="text" style:name="T120">
      <style:text-properties fo:color="#000000" fo:font-family="Calibri" fo:font-size="11pt" fo:font-style="normal" style:text-underline-type="none" fo:font-weight="normal"/>
    </style:style>
    <style:style style:family="text" style:name="T121">
      <style:text-properties fo:color="#000000" fo:font-family="Calibri" fo:font-size="11pt" fo:font-style="normal" style:text-underline-type="none" fo:font-weight="normal"/>
    </style:style>
    <style:style style:family="text" style:name="T122">
      <style:text-properties fo:color="#000000" fo:font-family="Calibri" fo:font-size="11pt" fo:font-style="normal" style:text-underline-type="none" fo:font-weight="normal"/>
    </style:style>
    <style:style style:family="text" style:name="T123">
      <style:text-properties fo:color="#000000" fo:font-family="Calibri" fo:font-size="11pt" fo:font-style="normal" style:text-underline-type="none" fo:font-weight="normal"/>
    </style:style>
    <style:style style:family="text" style:name="T124">
      <style:text-properties fo:color="#000000" fo:font-family="Calibri" fo:font-size="11pt" fo:font-style="normal" style:text-underline-type="none" fo:font-weight="normal"/>
    </style:style>
    <style:style style:family="table-row" style:name="ro23">
      <style:table-row-properties style:row-height="15pt" style:use-optimal-row-height="false" fo:break-before="auto"/>
    </style:style>
    <style:style style:family="text" style:name="T125">
      <style:text-properties fo:color="#000000" fo:font-family="Calibri" fo:font-size="11pt" fo:font-style="normal" style:text-underline-type="none" fo:font-weight="normal"/>
    </style:style>
    <style:style style:family="text" style:name="T126">
      <style:text-properties fo:color="#000000" fo:font-family="Calibri" fo:font-size="11pt" fo:font-style="normal" style:text-underline-type="none" fo:font-weight="normal"/>
    </style:style>
    <style:style style:family="text" style:name="T127">
      <style:text-properties fo:color="#000000" fo:font-family="Calibri" fo:font-size="11pt" fo:font-style="normal" style:text-underline-type="none" fo:font-weight="normal"/>
    </style:style>
    <style:style style:family="text" style:name="T128">
      <style:text-properties fo:color="#000000" fo:font-family="Calibri" fo:font-size="11pt" fo:font-style="normal" style:text-underline-type="none" fo:font-weight="normal"/>
    </style:style>
    <style:style style:family="text" style:name="T129">
      <style:text-properties fo:color="#000000" fo:font-family="Calibri" fo:font-size="11pt" fo:font-style="normal" style:text-underline-type="none" fo:font-weight="normal"/>
    </style:style>
    <style:style style:family="table-row" style:name="ro24">
      <style:table-row-properties style:row-height="15pt" style:use-optimal-row-height="false" fo:break-before="auto"/>
    </style:style>
    <style:style style:family="text" style:name="T130">
      <style:text-properties fo:color="#000000" fo:font-family="Calibri" fo:font-size="11pt" fo:font-style="normal" style:text-underline-type="none" fo:font-weight="normal"/>
    </style:style>
    <style:style style:family="text" style:name="T131">
      <style:text-properties fo:color="#000000" fo:font-family="Calibri" fo:font-size="11pt" fo:font-style="normal" style:text-underline-type="none" fo:font-weight="normal"/>
    </style:style>
    <style:style style:family="text" style:name="T132">
      <style:text-properties fo:color="#000000" fo:font-family="Calibri" fo:font-size="11pt" fo:font-style="normal" style:text-underline-type="none" fo:font-weight="normal"/>
    </style:style>
    <style:style style:family="text" style:name="T133">
      <style:text-properties fo:color="#000000" fo:font-family="Calibri" fo:font-size="11pt" fo:font-style="normal" style:text-underline-type="none" fo:font-weight="normal"/>
    </style:style>
    <style:style style:family="text" style:name="T134">
      <style:text-properties fo:color="#000000" fo:font-family="Calibri" fo:font-size="11pt" fo:font-style="normal" style:text-underline-type="none" fo:font-weight="normal"/>
    </style:style>
    <style:style style:family="table-row" style:name="ro25">
      <style:table-row-properties style:row-height="15pt" style:use-optimal-row-height="false" fo:break-before="auto"/>
    </style:style>
    <style:style style:family="text" style:name="T135">
      <style:text-properties fo:color="#000000" fo:font-family="Calibri" fo:font-size="11pt" fo:font-style="normal" style:text-underline-type="none" fo:font-weight="normal"/>
    </style:style>
    <style:style style:family="text" style:name="T136">
      <style:text-properties fo:color="#000000" fo:font-family="Calibri" fo:font-size="11pt" fo:font-style="normal" style:text-underline-type="none" fo:font-weight="normal"/>
    </style:style>
    <style:style style:family="text" style:name="T137">
      <style:text-properties fo:color="#000000" fo:font-family="Calibri" fo:font-size="11pt" fo:font-style="normal" style:text-underline-type="none" fo:font-weight="normal"/>
    </style:style>
    <style:style style:family="text" style:name="T138">
      <style:text-properties fo:color="#000000" fo:font-family="Calibri" fo:font-size="11pt" fo:font-style="normal" style:text-underline-type="none" fo:font-weight="normal"/>
    </style:style>
    <style:style style:family="text" style:name="T139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5pt" style:use-optimal-row-height="false" fo:break-before="auto"/>
    </style:style>
    <style:style style:family="text" style:name="T140">
      <style:text-properties fo:color="#000000" fo:font-family="Calibri" fo:font-size="11pt" fo:font-style="normal" style:text-underline-type="none" fo:font-weight="normal"/>
    </style:style>
    <style:style style:family="text" style:name="T141">
      <style:text-properties fo:color="#000000" fo:font-family="Calibri" fo:font-size="11pt" fo:font-style="normal" style:text-underline-type="none" fo:font-weight="normal"/>
    </style:style>
    <style:style style:family="text" style:name="T142">
      <style:text-properties fo:color="#000000" fo:font-family="Calibri" fo:font-size="11pt" fo:font-style="normal" style:text-underline-type="none" fo:font-weight="normal"/>
    </style:style>
    <style:style style:family="text" style:name="T143">
      <style:text-properties fo:color="#000000" fo:font-family="Calibri" fo:font-size="11pt" fo:font-style="normal" style:text-underline-type="none" fo:font-weight="normal"/>
    </style:style>
    <style:style style:family="text" style:name="T144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5pt" style:use-optimal-row-height="false" fo:break-before="auto"/>
    </style:style>
    <style:style style:family="text" style:name="T145">
      <style:text-properties fo:color="#000000" fo:font-family="Calibri" fo:font-size="11pt" fo:font-style="normal" style:text-underline-type="none" fo:font-weight="normal"/>
    </style:style>
    <style:style style:family="text" style:name="T146">
      <style:text-properties fo:color="#000000" fo:font-family="Calibri" fo:font-size="11pt" fo:font-style="normal" style:text-underline-type="none" fo:font-weight="normal"/>
    </style:style>
    <style:style style:family="text" style:name="T147">
      <style:text-properties fo:color="#000000" fo:font-family="Calibri" fo:font-size="11pt" fo:font-style="normal" style:text-underline-type="none" fo:font-weight="normal"/>
    </style:style>
    <style:style style:family="text" style:name="T148">
      <style:text-properties fo:color="#000000" fo:font-family="Calibri" fo:font-size="11pt" fo:font-style="normal" style:text-underline-type="none" fo:font-weight="normal"/>
    </style:style>
    <style:style style:family="text" style:name="T149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5pt" style:use-optimal-row-height="false" fo:break-before="auto"/>
    </style:style>
    <style:style style:family="text" style:name="T150">
      <style:text-properties fo:color="#000000" fo:font-family="Calibri" fo:font-size="11pt" fo:font-style="normal" style:text-underline-type="none" fo:font-weight="normal"/>
    </style:style>
    <style:style style:family="text" style:name="T151">
      <style:text-properties fo:color="#000000" fo:font-family="Calibri" fo:font-size="11pt" fo:font-style="normal" style:text-underline-type="none" fo:font-weight="normal"/>
    </style:style>
    <style:style style:family="text" style:name="T152">
      <style:text-properties fo:color="#000000" fo:font-family="Calibri" fo:font-size="11pt" fo:font-style="normal" style:text-underline-type="none" fo:font-weight="normal"/>
    </style:style>
    <style:style style:family="text" style:name="T153">
      <style:text-properties fo:color="#000000" fo:font-family="Calibri" fo:font-size="11pt" fo:font-style="normal" style:text-underline-type="none" fo:font-weight="normal"/>
    </style:style>
    <style:style style:family="text" style:name="T154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5pt" style:use-optimal-row-height="false" fo:break-before="auto"/>
    </style:style>
    <style:style style:family="text" style:name="T155">
      <style:text-properties fo:color="#000000" fo:font-family="Calibri" fo:font-size="11pt" fo:font-style="normal" style:text-underline-type="none" fo:font-weight="normal"/>
    </style:style>
    <style:style style:family="text" style:name="T156">
      <style:text-properties fo:color="#000000" fo:font-family="Calibri" fo:font-size="11pt" fo:font-style="normal" style:text-underline-type="none" fo:font-weight="normal"/>
    </style:style>
    <style:style style:family="text" style:name="T157">
      <style:text-properties fo:color="#000000" fo:font-family="Calibri" fo:font-size="11pt" fo:font-style="normal" style:text-underline-type="none" fo:font-weight="normal"/>
    </style:style>
    <style:style style:family="text" style:name="T158">
      <style:text-properties fo:color="#000000" fo:font-family="Calibri" fo:font-size="11pt" fo:font-style="normal" style:text-underline-type="none" fo:font-weight="normal"/>
    </style:style>
    <style:style style:family="text" style:name="T159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5pt" style:use-optimal-row-height="false" fo:break-before="auto"/>
    </style:style>
    <style:style style:family="text" style:name="T160">
      <style:text-properties fo:color="#000000" fo:font-family="Calibri" fo:font-size="11pt" fo:font-style="normal" style:text-underline-type="none" fo:font-weight="normal"/>
    </style:style>
    <style:style style:family="text" style:name="T161">
      <style:text-properties fo:color="#000000" fo:font-family="Calibri" fo:font-size="11pt" fo:font-style="normal" style:text-underline-type="none" fo:font-weight="normal"/>
    </style:style>
    <style:style style:family="text" style:name="T162">
      <style:text-properties fo:color="#000000" fo:font-family="Calibri" fo:font-size="11pt" fo:font-style="normal" style:text-underline-type="none" fo:font-weight="normal"/>
    </style:style>
    <style:style style:family="text" style:name="T163">
      <style:text-properties fo:color="#000000" fo:font-family="Calibri" fo:font-size="11pt" fo:font-style="normal" style:text-underline-type="none" fo:font-weight="normal"/>
    </style:style>
    <style:style style:family="text" style:name="T164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5pt" style:use-optimal-row-height="false" fo:break-before="auto"/>
    </style:style>
    <style:style style:family="text" style:name="T165">
      <style:text-properties fo:color="#000000" fo:font-family="Calibri" fo:font-size="11pt" fo:font-style="normal" style:text-underline-type="none" fo:font-weight="normal"/>
    </style:style>
    <style:style style:family="text" style:name="T166">
      <style:text-properties fo:color="#000000" fo:font-family="Calibri" fo:font-size="11pt" fo:font-style="normal" style:text-underline-type="none" fo:font-weight="normal"/>
    </style:style>
    <style:style style:family="text" style:name="T167">
      <style:text-properties fo:color="#000000" fo:font-family="Calibri" fo:font-size="11pt" fo:font-style="normal" style:text-underline-type="none" fo:font-weight="normal"/>
    </style:style>
    <style:style style:family="text" style:name="T168">
      <style:text-properties fo:color="#000000" fo:font-family="Calibri" fo:font-size="11pt" fo:font-style="normal" style:text-underline-type="none" fo:font-weight="normal"/>
    </style:style>
    <style:style style:family="text" style:name="T169">
      <style:text-properties fo:color="#000000" fo:font-family="Calibri" fo:font-size="11pt" fo:font-style="normal" style:text-underline-type="none" fo:font-weight="normal"/>
    </style:style>
    <style:style style:family="table-row" style:name="ro32">
      <style:table-row-properties style:row-height="15pt" style:use-optimal-row-height="false" fo:break-before="auto"/>
    </style:style>
    <style:style style:family="text" style:name="T170">
      <style:text-properties fo:color="#000000" fo:font-family="Calibri" fo:font-size="11pt" fo:font-style="normal" style:text-underline-type="none" fo:font-weight="normal"/>
    </style:style>
    <style:style style:family="text" style:name="T171">
      <style:text-properties fo:color="#000000" fo:font-family="Calibri" fo:font-size="11pt" fo:font-style="normal" style:text-underline-type="none" fo:font-weight="normal"/>
    </style:style>
    <style:style style:family="text" style:name="T172">
      <style:text-properties fo:color="#000000" fo:font-family="Calibri" fo:font-size="11pt" fo:font-style="normal" style:text-underline-type="none" fo:font-weight="normal"/>
    </style:style>
    <style:style style:family="text" style:name="T173">
      <style:text-properties fo:color="#000000" fo:font-family="Calibri" fo:font-size="11pt" fo:font-style="normal" style:text-underline-type="none" fo:font-weight="normal"/>
    </style:style>
    <style:style style:family="text" style:name="T174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5pt" style:use-optimal-row-height="false" fo:break-before="auto"/>
    </style:style>
    <style:style style:family="text" style:name="T175">
      <style:text-properties fo:color="#000000" fo:font-family="Calibri" fo:font-size="11pt" fo:font-style="normal" style:text-underline-type="none" fo:font-weight="normal"/>
    </style:style>
    <style:style style:family="text" style:name="T176">
      <style:text-properties fo:color="#000000" fo:font-family="Calibri" fo:font-size="11pt" fo:font-style="normal" style:text-underline-type="none" fo:font-weight="normal"/>
    </style:style>
    <style:style style:family="text" style:name="T177">
      <style:text-properties fo:color="#000000" fo:font-family="Calibri" fo:font-size="11pt" fo:font-style="normal" style:text-underline-type="none" fo:font-weight="normal"/>
    </style:style>
    <style:style style:family="text" style:name="T178">
      <style:text-properties fo:color="#000000" fo:font-family="Calibri" fo:font-size="11pt" fo:font-style="normal" style:text-underline-type="none" fo:font-weight="normal"/>
    </style:style>
    <style:style style:family="text" style:name="T179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5pt" style:use-optimal-row-height="false" fo:break-before="auto"/>
    </style:style>
    <style:style style:family="text" style:name="T180">
      <style:text-properties fo:color="#000000" fo:font-family="Calibri" fo:font-size="11pt" fo:font-style="normal" style:text-underline-type="none" fo:font-weight="normal"/>
    </style:style>
    <style:style style:family="text" style:name="T181">
      <style:text-properties fo:color="#000000" fo:font-family="Calibri" fo:font-size="11pt" fo:font-style="normal" style:text-underline-type="none" fo:font-weight="normal"/>
    </style:style>
    <style:style style:family="text" style:name="T182">
      <style:text-properties fo:color="#000000" fo:font-family="Calibri" fo:font-size="11pt" fo:font-style="normal" style:text-underline-type="none" fo:font-weight="normal"/>
    </style:style>
    <style:style style:family="text" style:name="T183">
      <style:text-properties fo:color="#000000" fo:font-family="Calibri" fo:font-size="11pt" fo:font-style="normal" style:text-underline-type="none" fo:font-weight="normal"/>
    </style:style>
    <style:style style:family="text" style:name="T184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5pt" style:use-optimal-row-height="false" fo:break-before="auto"/>
    </style:style>
    <style:style style:family="text" style:name="T185">
      <style:text-properties fo:color="#000000" fo:font-family="Calibri" fo:font-size="11pt" fo:font-style="normal" style:text-underline-type="none" fo:font-weight="normal"/>
    </style:style>
    <style:style style:family="text" style:name="T186">
      <style:text-properties fo:color="#000000" fo:font-family="Calibri" fo:font-size="11pt" fo:font-style="normal" style:text-underline-type="none" fo:font-weight="normal"/>
    </style:style>
    <style:style style:family="text" style:name="T187">
      <style:text-properties fo:color="#000000" fo:font-family="Calibri" fo:font-size="11pt" fo:font-style="normal" style:text-underline-type="none" fo:font-weight="normal"/>
    </style:style>
    <style:style style:family="text" style:name="T188">
      <style:text-properties fo:color="#000000" fo:font-family="Calibri" fo:font-size="11pt" fo:font-style="normal" style:text-underline-type="none" fo:font-weight="normal"/>
    </style:style>
    <style:style style:family="text" style:name="T189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5pt" style:use-optimal-row-height="false" fo:break-before="auto"/>
    </style:style>
    <style:style style:family="text" style:name="T190">
      <style:text-properties fo:color="#000000" fo:font-family="Calibri" fo:font-size="11pt" fo:font-style="normal" style:text-underline-type="none" fo:font-weight="normal"/>
    </style:style>
    <style:style style:family="text" style:name="T191">
      <style:text-properties fo:color="#000000" fo:font-family="Calibri" fo:font-size="11pt" fo:font-style="normal" style:text-underline-type="none" fo:font-weight="normal"/>
    </style:style>
    <style:style style:family="text" style:name="T192">
      <style:text-properties fo:color="#000000" fo:font-family="Calibri" fo:font-size="11pt" fo:font-style="normal" style:text-underline-type="none" fo:font-weight="normal"/>
    </style:style>
    <style:style style:family="text" style:name="T193">
      <style:text-properties fo:color="#000000" fo:font-family="Calibri" fo:font-size="11pt" fo:font-style="normal" style:text-underline-type="none" fo:font-weight="normal"/>
    </style:style>
    <style:style style:family="text" style:name="T194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5pt" style:use-optimal-row-height="false" fo:break-before="auto"/>
    </style:style>
    <style:style style:family="text" style:name="T195">
      <style:text-properties fo:color="#000000" fo:font-family="Calibri" fo:font-size="11pt" fo:font-style="normal" style:text-underline-type="none" fo:font-weight="normal"/>
    </style:style>
    <style:style style:family="text" style:name="T196">
      <style:text-properties fo:color="#000000" fo:font-family="Calibri" fo:font-size="11pt" fo:font-style="normal" style:text-underline-type="none" fo:font-weight="normal"/>
    </style:style>
    <style:style style:family="text" style:name="T197">
      <style:text-properties fo:color="#000000" fo:font-family="Calibri" fo:font-size="11pt" fo:font-style="normal" style:text-underline-type="none" fo:font-weight="normal"/>
    </style:style>
    <style:style style:family="text" style:name="T198">
      <style:text-properties fo:color="#000000" fo:font-family="Calibri" fo:font-size="11pt" fo:font-style="normal" style:text-underline-type="none" fo:font-weight="normal"/>
    </style:style>
    <style:style style:family="text" style:name="T199">
      <style:text-properties fo:color="#000000" fo:font-family="Calibri" fo:font-size="11pt" fo:font-style="normal" style:text-underline-type="none" fo:font-weight="normal"/>
    </style:style>
    <style:style style:family="table-row" style:name="ro38">
      <style:table-row-properties style:row-height="15pt" style:use-optimal-row-height="false" fo:break-before="auto"/>
    </style:style>
    <style:style style:family="text" style:name="T200">
      <style:text-properties fo:color="#000000" fo:font-family="Calibri" fo:font-size="11pt" fo:font-style="normal" style:text-underline-type="none" fo:font-weight="normal"/>
    </style:style>
    <style:style style:family="text" style:name="T201">
      <style:text-properties fo:color="#000000" fo:font-family="Calibri" fo:font-size="11pt" fo:font-style="normal" style:text-underline-type="none" fo:font-weight="normal"/>
    </style:style>
    <style:style style:family="text" style:name="T202">
      <style:text-properties fo:color="#000000" fo:font-family="Calibri" fo:font-size="11pt" fo:font-style="normal" style:text-underline-type="none" fo:font-weight="normal"/>
    </style:style>
    <style:style style:family="text" style:name="T203">
      <style:text-properties fo:color="#000000" fo:font-family="Calibri" fo:font-size="11pt" fo:font-style="normal" style:text-underline-type="none" fo:font-weight="normal"/>
    </style:style>
    <style:style style:family="text" style:name="T204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5pt" style:use-optimal-row-height="false" fo:break-before="auto"/>
    </style:style>
    <style:style style:family="text" style:name="T205">
      <style:text-properties fo:color="#000000" fo:font-family="Calibri" fo:font-size="11pt" fo:font-style="normal" style:text-underline-type="none" fo:font-weight="normal"/>
    </style:style>
    <style:style style:family="text" style:name="T206">
      <style:text-properties fo:color="#000000" fo:font-family="Calibri" fo:font-size="11pt" fo:font-style="normal" style:text-underline-type="none" fo:font-weight="normal"/>
    </style:style>
    <style:style style:family="text" style:name="T207">
      <style:text-properties fo:color="#000000" fo:font-family="Calibri" fo:font-size="11pt" fo:font-style="normal" style:text-underline-type="none" fo:font-weight="normal"/>
    </style:style>
    <style:style style:family="text" style:name="T208">
      <style:text-properties fo:color="#000000" fo:font-family="Calibri" fo:font-size="11pt" fo:font-style="normal" style:text-underline-type="none" fo:font-weight="normal"/>
    </style:style>
    <style:style style:family="text" style:name="T209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5pt" style:use-optimal-row-height="false" fo:break-before="auto"/>
    </style:style>
    <style:style style:family="text" style:name="T210">
      <style:text-properties fo:color="#000000" fo:font-family="Calibri" fo:font-size="11pt" fo:font-style="normal" style:text-underline-type="none" fo:font-weight="normal"/>
    </style:style>
    <style:style style:family="text" style:name="T211">
      <style:text-properties fo:color="#000000" fo:font-family="Calibri" fo:font-size="11pt" fo:font-style="normal" style:text-underline-type="none" fo:font-weight="normal"/>
    </style:style>
    <style:style style:family="text" style:name="T212">
      <style:text-properties fo:color="#000000" fo:font-family="Calibri" fo:font-size="11pt" fo:font-style="normal" style:text-underline-type="none" fo:font-weight="normal"/>
    </style:style>
    <style:style style:family="text" style:name="T213">
      <style:text-properties fo:color="#000000" fo:font-family="Calibri" fo:font-size="11pt" fo:font-style="normal" style:text-underline-type="none" fo:font-weight="normal"/>
    </style:style>
    <style:style style:family="text" style:name="T214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5pt" style:use-optimal-row-height="false" fo:break-before="auto"/>
    </style:style>
    <style:style style:family="text" style:name="T215">
      <style:text-properties fo:color="#000000" fo:font-family="Calibri" fo:font-size="11pt" fo:font-style="normal" style:text-underline-type="none" fo:font-weight="normal"/>
    </style:style>
    <style:style style:family="text" style:name="T216">
      <style:text-properties fo:color="#000000" fo:font-family="Calibri" fo:font-size="11pt" fo:font-style="normal" style:text-underline-type="none" fo:font-weight="normal"/>
    </style:style>
    <style:style style:family="text" style:name="T217">
      <style:text-properties fo:color="#000000" fo:font-family="Calibri" fo:font-size="11pt" fo:font-style="normal" style:text-underline-type="none" fo:font-weight="normal"/>
    </style:style>
    <style:style style:family="text" style:name="T218">
      <style:text-properties fo:color="#000000" fo:font-family="Calibri" fo:font-size="11pt" fo:font-style="normal" style:text-underline-type="none" fo:font-weight="normal"/>
    </style:style>
    <style:style style:family="text" style:name="T219">
      <style:text-properties fo:color="#000000" fo:font-family="Calibri" fo:font-size="11pt" fo:font-style="normal" style:text-underline-type="none" fo:font-weight="normal"/>
    </style:style>
    <style:style style:family="table-row" style:name="ro42">
      <style:table-row-properties style:row-height="15pt" style:use-optimal-row-height="false" fo:break-before="auto"/>
    </style:style>
    <style:style style:family="text" style:name="T220">
      <style:text-properties fo:color="#000000" fo:font-family="Calibri" fo:font-size="11pt" fo:font-style="normal" style:text-underline-type="none" fo:font-weight="normal"/>
    </style:style>
    <style:style style:family="text" style:name="T221">
      <style:text-properties fo:color="#000000" fo:font-family="Calibri" fo:font-size="11pt" fo:font-style="normal" style:text-underline-type="none" fo:font-weight="normal"/>
    </style:style>
    <style:style style:family="text" style:name="T222">
      <style:text-properties fo:color="#000000" fo:font-family="Calibri" fo:font-size="11pt" fo:font-style="normal" style:text-underline-type="none" fo:font-weight="normal"/>
    </style:style>
    <style:style style:family="text" style:name="T223">
      <style:text-properties fo:color="#000000" fo:font-family="Calibri" fo:font-size="11pt" fo:font-style="normal" style:text-underline-type="none" fo:font-weight="normal"/>
    </style:style>
    <style:style style:family="text" style:name="T224">
      <style:text-properties fo:color="#000000" fo:font-family="Calibri" fo:font-size="11pt" fo:font-style="normal" style:text-underline-type="none" fo:font-weight="normal"/>
    </style:style>
    <style:style style:family="table-row" style:name="ro43">
      <style:table-row-properties style:row-height="15pt" style:use-optimal-row-height="false" fo:break-before="auto"/>
    </style:style>
    <style:style style:family="text" style:name="T225">
      <style:text-properties fo:color="#000000" fo:font-family="Calibri" fo:font-size="11pt" fo:font-style="normal" style:text-underline-type="none" fo:font-weight="normal"/>
    </style:style>
    <style:style style:family="text" style:name="T226">
      <style:text-properties fo:color="#000000" fo:font-family="Calibri" fo:font-size="11pt" fo:font-style="normal" style:text-underline-type="none" fo:font-weight="normal"/>
    </style:style>
    <style:style style:family="text" style:name="T227">
      <style:text-properties fo:color="#000000" fo:font-family="Calibri" fo:font-size="11pt" fo:font-style="normal" style:text-underline-type="none" fo:font-weight="normal"/>
    </style:style>
    <style:style style:family="text" style:name="T228">
      <style:text-properties fo:color="#000000" fo:font-family="Calibri" fo:font-size="11pt" fo:font-style="normal" style:text-underline-type="none" fo:font-weight="normal"/>
    </style:style>
    <style:style style:family="text" style:name="T229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5pt" style:use-optimal-row-height="false" fo:break-before="auto"/>
    </style:style>
    <style:style style:family="text" style:name="T230">
      <style:text-properties fo:color="#000000" fo:font-family="Calibri" fo:font-size="11pt" fo:font-style="normal" style:text-underline-type="none" fo:font-weight="normal"/>
    </style:style>
    <style:style style:family="text" style:name="T231">
      <style:text-properties fo:color="#000000" fo:font-family="Calibri" fo:font-size="11pt" fo:font-style="normal" style:text-underline-type="none" fo:font-weight="normal"/>
    </style:style>
    <style:style style:family="text" style:name="T232">
      <style:text-properties fo:color="#000000" fo:font-family="Calibri" fo:font-size="11pt" fo:font-style="normal" style:text-underline-type="none" fo:font-weight="normal"/>
    </style:style>
    <style:style style:family="text" style:name="T233">
      <style:text-properties fo:color="#000000" fo:font-family="Calibri" fo:font-size="11pt" fo:font-style="normal" style:text-underline-type="none" fo:font-weight="normal"/>
    </style:style>
    <style:style style:family="text" style:name="T234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5pt" style:use-optimal-row-height="false" fo:break-before="auto"/>
    </style:style>
    <style:style style:family="text" style:name="T235">
      <style:text-properties fo:color="#000000" fo:font-family="Calibri" fo:font-size="11pt" fo:font-style="normal" style:text-underline-type="none" fo:font-weight="normal"/>
    </style:style>
    <style:style style:family="text" style:name="T236">
      <style:text-properties fo:color="#000000" fo:font-family="Calibri" fo:font-size="11pt" fo:font-style="normal" style:text-underline-type="none" fo:font-weight="normal"/>
    </style:style>
    <style:style style:family="text" style:name="T237">
      <style:text-properties fo:color="#000000" fo:font-family="Calibri" fo:font-size="11pt" fo:font-style="normal" style:text-underline-type="none" fo:font-weight="normal"/>
    </style:style>
    <style:style style:family="text" style:name="T238">
      <style:text-properties fo:color="#000000" fo:font-family="Calibri" fo:font-size="11pt" fo:font-style="normal" style:text-underline-type="none" fo:font-weight="normal"/>
    </style:style>
    <style:style style:family="text" style:name="T239">
      <style:text-properties fo:color="#000000" fo:font-family="Calibri" fo:font-size="11pt" fo:font-style="normal" style:text-underline-type="none" fo:font-weight="normal"/>
    </style:style>
    <style:style style:family="table-row" style:name="ro46">
      <style:table-row-properties style:row-height="15pt" style:use-optimal-row-height="false" fo:break-before="auto"/>
    </style:style>
    <style:style style:family="text" style:name="T240">
      <style:text-properties fo:color="#000000" fo:font-family="Calibri" fo:font-size="11pt" fo:font-style="normal" style:text-underline-type="none" fo:font-weight="normal"/>
    </style:style>
    <style:style style:family="text" style:name="T241">
      <style:text-properties fo:color="#000000" fo:font-family="Calibri" fo:font-size="11pt" fo:font-style="normal" style:text-underline-type="none" fo:font-weight="normal"/>
    </style:style>
    <style:style style:family="text" style:name="T242">
      <style:text-properties fo:color="#000000" fo:font-family="Calibri" fo:font-size="11pt" fo:font-style="normal" style:text-underline-type="none" fo:font-weight="normal"/>
    </style:style>
    <style:style style:family="text" style:name="T243">
      <style:text-properties fo:color="#000000" fo:font-family="Calibri" fo:font-size="11pt" fo:font-style="normal" style:text-underline-type="none" fo:font-weight="normal"/>
    </style:style>
    <style:style style:family="text" style:name="T244">
      <style:text-properties fo:color="#000000" fo:font-family="Calibri" fo:font-size="11pt" fo:font-style="normal" style:text-underline-type="none" fo:font-weight="normal"/>
    </style:style>
    <style:style style:family="table-row" style:name="ro47">
      <style:table-row-properties style:row-height="15pt" style:use-optimal-row-height="false" fo:break-before="auto"/>
    </style:style>
    <style:style style:family="text" style:name="T245">
      <style:text-properties fo:color="#000000" fo:font-family="Calibri" fo:font-size="11pt" fo:font-style="normal" style:text-underline-type="none" fo:font-weight="normal"/>
    </style:style>
    <style:style style:family="text" style:name="T246">
      <style:text-properties fo:color="#000000" fo:font-family="Calibri" fo:font-size="11pt" fo:font-style="normal" style:text-underline-type="none" fo:font-weight="normal"/>
    </style:style>
    <style:style style:family="text" style:name="T247">
      <style:text-properties fo:color="#000000" fo:font-family="Calibri" fo:font-size="11pt" fo:font-style="normal" style:text-underline-type="none" fo:font-weight="normal"/>
    </style:style>
    <style:style style:family="text" style:name="T248">
      <style:text-properties fo:color="#000000" fo:font-family="Calibri" fo:font-size="11pt" fo:font-style="normal" style:text-underline-type="none" fo:font-weight="normal"/>
    </style:style>
    <style:style style:family="text" style:name="T249">
      <style:text-properties fo:color="#000000" fo:font-family="Calibri" fo:font-size="11pt" fo:font-style="normal" style:text-underline-type="none" fo:font-weight="normal"/>
    </style:style>
    <style:style style:family="text" style:name="T250">
      <style:text-properties fo:color="#000000" fo:font-family="Calibri" fo:font-size="11pt" fo:font-style="normal" style:text-underline-type="none" fo:font-weight="normal"/>
    </style:style>
    <style:style style:family="table-row" style:name="ro48">
      <style:table-row-properties style:row-height="15pt" style:use-optimal-row-height="false" fo:break-before="auto"/>
    </style:style>
    <style:style style:family="text" style:name="T251">
      <style:text-properties fo:color="#000000" fo:font-family="Calibri" fo:font-size="11pt" fo:font-style="normal" style:text-underline-type="none" fo:font-weight="normal"/>
    </style:style>
    <style:style style:family="text" style:name="T252">
      <style:text-properties fo:color="#000000" fo:font-family="Calibri" fo:font-size="11pt" fo:font-style="normal" style:text-underline-type="none" fo:font-weight="normal"/>
    </style:style>
    <style:style style:family="text" style:name="T253">
      <style:text-properties fo:color="#000000" fo:font-family="Calibri" fo:font-size="11pt" fo:font-style="normal" style:text-underline-type="none" fo:font-weight="normal"/>
    </style:style>
    <style:style style:family="text" style:name="T254">
      <style:text-properties fo:color="#000000" fo:font-family="Calibri" fo:font-size="11pt" fo:font-style="normal" style:text-underline-type="none" fo:font-weight="normal"/>
    </style:style>
    <style:style style:family="text" style:name="T255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5pt" style:use-optimal-row-height="false" fo:break-before="auto"/>
    </style:style>
    <style:style style:family="text" style:name="T256">
      <style:text-properties fo:color="#000000" fo:font-family="Calibri" fo:font-size="11pt" fo:font-style="normal" style:text-underline-type="none" fo:font-weight="normal"/>
    </style:style>
    <style:style style:family="text" style:name="T257">
      <style:text-properties fo:color="#000000" fo:font-family="Calibri" fo:font-size="11pt" fo:font-style="normal" style:text-underline-type="none" fo:font-weight="normal"/>
    </style:style>
    <style:style style:family="text" style:name="T258">
      <style:text-properties fo:color="#000000" fo:font-family="Calibri" fo:font-size="11pt" fo:font-style="normal" style:text-underline-type="none" fo:font-weight="normal"/>
    </style:style>
    <style:style style:family="text" style:name="T259">
      <style:text-properties fo:color="#000000" fo:font-family="Calibri" fo:font-size="11pt" fo:font-style="normal" style:text-underline-type="none" fo:font-weight="normal"/>
    </style:style>
    <style:style style:family="text" style:name="T260">
      <style:text-properties fo:color="#000000" fo:font-family="Calibri" fo:font-size="11pt" fo:font-style="normal" style:text-underline-type="none" fo:font-weight="normal"/>
    </style:style>
    <style:style style:family="table-row" style:name="ro50">
      <style:table-row-properties style:row-height="15pt" style:use-optimal-row-height="false" fo:break-before="auto"/>
    </style:style>
    <style:style style:family="text" style:name="T261">
      <style:text-properties fo:color="#000000" fo:font-family="Calibri" fo:font-size="11pt" fo:font-style="normal" style:text-underline-type="none" fo:font-weight="normal"/>
    </style:style>
    <style:style style:family="text" style:name="T262">
      <style:text-properties fo:color="#000000" fo:font-family="Calibri" fo:font-size="11pt" fo:font-style="normal" style:text-underline-type="none" fo:font-weight="normal"/>
    </style:style>
    <style:style style:family="text" style:name="T263">
      <style:text-properties fo:color="#000000" fo:font-family="Calibri" fo:font-size="11pt" fo:font-style="normal" style:text-underline-type="none" fo:font-weight="normal"/>
    </style:style>
    <style:style style:family="text" style:name="T264">
      <style:text-properties fo:color="#000000" fo:font-family="Calibri" fo:font-size="11pt" fo:font-style="normal" style:text-underline-type="none" fo:font-weight="normal"/>
    </style:style>
    <style:style style:family="text" style:name="T265">
      <style:text-properties fo:color="#000000" fo:font-family="Calibri" fo:font-size="11pt" fo:font-style="normal" style:text-underline-type="none" fo:font-weight="normal"/>
    </style:style>
    <style:style style:family="table-row" style:name="ro51">
      <style:table-row-properties style:row-height="15pt" style:use-optimal-row-height="false" fo:break-before="auto"/>
    </style:style>
    <style:style style:family="text" style:name="T266">
      <style:text-properties fo:color="#000000" fo:font-family="Calibri" fo:font-size="11pt" fo:font-style="normal" style:text-underline-type="none" fo:font-weight="normal"/>
    </style:style>
    <style:style style:family="text" style:name="T267">
      <style:text-properties fo:color="#000000" fo:font-family="Calibri" fo:font-size="11pt" fo:font-style="normal" style:text-underline-type="none" fo:font-weight="normal"/>
    </style:style>
    <style:style style:family="text" style:name="T268">
      <style:text-properties fo:color="#000000" fo:font-family="Calibri" fo:font-size="11pt" fo:font-style="normal" style:text-underline-type="none" fo:font-weight="normal"/>
    </style:style>
    <style:style style:family="text" style:name="T269">
      <style:text-properties fo:color="#000000" fo:font-family="Calibri" fo:font-size="11pt" fo:font-style="normal" style:text-underline-type="none" fo:font-weight="normal"/>
    </style:style>
    <style:style style:family="text" style:name="T270">
      <style:text-properties fo:color="#000000" fo:font-family="Calibri" fo:font-size="11pt" fo:font-style="normal" style:text-underline-type="none" fo:font-weight="normal"/>
    </style:style>
    <style:style style:family="table-row" style:name="ro52">
      <style:table-row-properties style:row-height="15pt" style:use-optimal-row-height="false" fo:break-before="auto"/>
    </style:style>
    <style:style style:family="text" style:name="T271">
      <style:text-properties fo:color="#000000" fo:font-family="Calibri" fo:font-size="11pt" fo:font-style="normal" style:text-underline-type="none" fo:font-weight="normal"/>
    </style:style>
    <style:style style:family="text" style:name="T272">
      <style:text-properties fo:color="#000000" fo:font-family="Calibri" fo:font-size="11pt" fo:font-style="normal" style:text-underline-type="none" fo:font-weight="normal"/>
    </style:style>
    <style:style style:family="text" style:name="T273">
      <style:text-properties fo:color="#000000" fo:font-family="Calibri" fo:font-size="11pt" fo:font-style="normal" style:text-underline-type="none" fo:font-weight="normal"/>
    </style:style>
    <style:style style:family="text" style:name="T274">
      <style:text-properties fo:color="#000000" fo:font-family="Calibri" fo:font-size="11pt" fo:font-style="normal" style:text-underline-type="none" fo:font-weight="normal"/>
    </style:style>
    <style:style style:family="text" style:name="T275">
      <style:text-properties fo:color="#000000" fo:font-family="Calibri" fo:font-size="11pt" fo:font-style="normal" style:text-underline-type="none" fo:font-weight="normal"/>
    </style:style>
    <style:style style:family="table-row" style:name="ro53">
      <style:table-row-properties style:row-height="15pt" style:use-optimal-row-height="false" fo:break-before="auto"/>
    </style:style>
    <style:style style:family="text" style:name="T276">
      <style:text-properties fo:color="#000000" fo:font-family="Calibri" fo:font-size="11pt" fo:font-style="normal" style:text-underline-type="none" fo:font-weight="normal"/>
    </style:style>
    <style:style style:family="text" style:name="T277">
      <style:text-properties fo:color="#000000" fo:font-family="Calibri" fo:font-size="11pt" fo:font-style="normal" style:text-underline-type="none" fo:font-weight="normal"/>
    </style:style>
    <style:style style:family="text" style:name="T278">
      <style:text-properties fo:color="#000000" fo:font-family="Calibri" fo:font-size="11pt" fo:font-style="normal" style:text-underline-type="none" fo:font-weight="normal"/>
    </style:style>
    <style:style style:family="text" style:name="T279">
      <style:text-properties fo:color="#000000" fo:font-family="Calibri" fo:font-size="11pt" fo:font-style="normal" style:text-underline-type="none" fo:font-weight="normal"/>
    </style:style>
    <style:style style:family="text" style:name="T280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5pt" style:use-optimal-row-height="false" fo:break-before="auto"/>
    </style:style>
    <style:style style:family="text" style:name="T281">
      <style:text-properties fo:color="#000000" fo:font-family="Calibri" fo:font-size="11pt" fo:font-style="normal" style:text-underline-type="none" fo:font-weight="normal"/>
    </style:style>
    <style:style style:family="text" style:name="T282">
      <style:text-properties fo:color="#000000" fo:font-family="Calibri" fo:font-size="11pt" fo:font-style="normal" style:text-underline-type="none" fo:font-weight="normal"/>
    </style:style>
    <style:style style:family="text" style:name="T283">
      <style:text-properties fo:color="#000000" fo:font-family="Calibri" fo:font-size="11pt" fo:font-style="normal" style:text-underline-type="none" fo:font-weight="normal"/>
    </style:style>
    <style:style style:family="text" style:name="T284">
      <style:text-properties fo:color="#000000" fo:font-family="Calibri" fo:font-size="11pt" fo:font-style="normal" style:text-underline-type="none" fo:font-weight="normal"/>
    </style:style>
    <style:style style:family="text" style:name="T285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5pt" style:use-optimal-row-height="false" fo:break-before="auto"/>
    </style:style>
    <style:style style:family="text" style:name="T286">
      <style:text-properties fo:color="#000000" fo:font-family="Calibri" fo:font-size="11pt" fo:font-style="normal" style:text-underline-type="none" fo:font-weight="normal"/>
    </style:style>
    <style:style style:family="text" style:name="T287">
      <style:text-properties fo:color="#000000" fo:font-family="Calibri" fo:font-size="11pt" fo:font-style="normal" style:text-underline-type="none" fo:font-weight="normal"/>
    </style:style>
    <style:style style:family="text" style:name="T288">
      <style:text-properties fo:color="#000000" fo:font-family="Calibri" fo:font-size="11pt" fo:font-style="normal" style:text-underline-type="none" fo:font-weight="normal"/>
    </style:style>
    <style:style style:family="text" style:name="T289">
      <style:text-properties fo:color="#000000" fo:font-family="Calibri" fo:font-size="11pt" fo:font-style="normal" style:text-underline-type="none" fo:font-weight="normal"/>
    </style:style>
    <style:style style:family="text" style:name="T290">
      <style:text-properties fo:color="#000000" fo:font-family="Calibri" fo:font-size="11pt" fo:font-style="normal" style:text-underline-type="none" fo:font-weight="normal"/>
    </style:style>
    <style:style style:family="table-row" style:name="ro56">
      <style:table-row-properties style:row-height="15pt" style:use-optimal-row-height="false" fo:break-before="auto"/>
    </style:style>
    <style:style style:family="text" style:name="T291">
      <style:text-properties fo:color="#000000" fo:font-family="Calibri" fo:font-size="11pt" fo:font-style="normal" style:text-underline-type="none" fo:font-weight="normal"/>
    </style:style>
    <style:style style:family="text" style:name="T292">
      <style:text-properties fo:color="#000000" fo:font-family="Calibri" fo:font-size="11pt" fo:font-style="normal" style:text-underline-type="none" fo:font-weight="normal"/>
    </style:style>
    <style:style style:family="text" style:name="T293">
      <style:text-properties fo:color="#000000" fo:font-family="Calibri" fo:font-size="11pt" fo:font-style="normal" style:text-underline-type="none" fo:font-weight="normal"/>
    </style:style>
    <style:style style:family="text" style:name="T294">
      <style:text-properties fo:color="#000000" fo:font-family="Calibri" fo:font-size="11pt" fo:font-style="normal" style:text-underline-type="none" fo:font-weight="normal"/>
    </style:style>
    <style:style style:family="text" style:name="T295">
      <style:text-properties fo:color="#000000" fo:font-family="Calibri" fo:font-size="11pt" fo:font-style="normal" style:text-underline-type="none" fo:font-weight="normal"/>
    </style:style>
    <style:style style:family="table-row" style:name="ro57">
      <style:table-row-properties style:row-height="15pt" style:use-optimal-row-height="false" fo:break-before="auto"/>
    </style:style>
    <style:style style:family="text" style:name="T296">
      <style:text-properties fo:color="#000000" fo:font-family="Calibri" fo:font-size="11pt" fo:font-style="normal" style:text-underline-type="none" fo:font-weight="normal"/>
    </style:style>
    <style:style style:family="text" style:name="T297">
      <style:text-properties fo:color="#000000" fo:font-family="Calibri" fo:font-size="11pt" fo:font-style="normal" style:text-underline-type="none" fo:font-weight="normal"/>
    </style:style>
    <style:style style:family="text" style:name="T298">
      <style:text-properties fo:color="#000000" fo:font-family="Calibri" fo:font-size="11pt" fo:font-style="normal" style:text-underline-type="none" fo:font-weight="normal"/>
    </style:style>
    <style:style style:family="text" style:name="T299">
      <style:text-properties fo:color="#000000" fo:font-family="Calibri" fo:font-size="11pt" fo:font-style="normal" style:text-underline-type="none" fo:font-weight="normal"/>
    </style:style>
    <style:style style:family="text" style:name="T300">
      <style:text-properties fo:color="#000000" fo:font-family="Calibri" fo:font-size="11pt" fo:font-style="normal" style:text-underline-type="none" fo:font-weight="normal"/>
    </style:style>
    <style:style style:family="table-row" style:name="ro58">
      <style:table-row-properties style:row-height="15pt" style:use-optimal-row-height="false" fo:break-before="auto"/>
    </style:style>
    <style:style style:family="text" style:name="T301">
      <style:text-properties fo:color="#000000" fo:font-family="Calibri" fo:font-size="11pt" fo:font-style="normal" style:text-underline-type="none" fo:font-weight="normal"/>
    </style:style>
    <style:style style:family="text" style:name="T302">
      <style:text-properties fo:color="#000000" fo:font-family="Calibri" fo:font-size="11pt" fo:font-style="normal" style:text-underline-type="none" fo:font-weight="normal"/>
    </style:style>
    <style:style style:family="text" style:name="T303">
      <style:text-properties fo:color="#000000" fo:font-family="Calibri" fo:font-size="11pt" fo:font-style="normal" style:text-underline-type="none" fo:font-weight="normal"/>
    </style:style>
    <style:style style:family="text" style:name="T304">
      <style:text-properties fo:color="#000000" fo:font-family="Calibri" fo:font-size="11pt" fo:font-style="normal" style:text-underline-type="none" fo:font-weight="normal"/>
    </style:style>
    <style:style style:family="text" style:name="T305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5pt" style:use-optimal-row-height="false" fo:break-before="auto"/>
    </style:style>
    <style:style style:family="text" style:name="T306">
      <style:text-properties fo:color="#000000" fo:font-family="Calibri" fo:font-size="11pt" fo:font-style="normal" style:text-underline-type="none" fo:font-weight="normal"/>
    </style:style>
    <style:style style:family="text" style:name="T307">
      <style:text-properties fo:color="#000000" fo:font-family="Calibri" fo:font-size="11pt" fo:font-style="normal" style:text-underline-type="none" fo:font-weight="normal"/>
    </style:style>
    <style:style style:family="text" style:name="T308">
      <style:text-properties fo:color="#000000" fo:font-family="Calibri" fo:font-size="11pt" fo:font-style="normal" style:text-underline-type="none" fo:font-weight="normal"/>
    </style:style>
    <style:style style:family="text" style:name="T309">
      <style:text-properties fo:color="#000000" fo:font-family="Calibri" fo:font-size="11pt" fo:font-style="normal" style:text-underline-type="none" fo:font-weight="normal"/>
    </style:style>
    <style:style style:family="text" style:name="T310">
      <style:text-properties fo:color="#000000" fo:font-family="Calibri" fo:font-size="11pt" fo:font-style="normal" style:text-underline-type="none" fo:font-weight="normal"/>
    </style:style>
    <style:style style:family="table-row" style:name="ro60">
      <style:table-row-properties style:row-height="15pt" style:use-optimal-row-height="false" fo:break-before="auto"/>
    </style:style>
    <style:style style:family="text" style:name="T311">
      <style:text-properties fo:color="#000000" fo:font-family="Calibri" fo:font-size="11pt" fo:font-style="normal" style:text-underline-type="none" fo:font-weight="normal"/>
    </style:style>
    <style:style style:family="text" style:name="T312">
      <style:text-properties fo:color="#000000" fo:font-family="Calibri" fo:font-size="11pt" fo:font-style="normal" style:text-underline-type="none" fo:font-weight="normal"/>
    </style:style>
    <style:style style:family="text" style:name="T313">
      <style:text-properties fo:color="#000000" fo:font-family="Calibri" fo:font-size="11pt" fo:font-style="normal" style:text-underline-type="none" fo:font-weight="normal"/>
    </style:style>
    <style:style style:family="text" style:name="T314">
      <style:text-properties fo:color="#000000" fo:font-family="Calibri" fo:font-size="11pt" fo:font-style="normal" style:text-underline-type="none" fo:font-weight="normal"/>
    </style:style>
    <style:style style:family="text" style:name="T315">
      <style:text-properties fo:color="#000000" fo:font-family="Calibri" fo:font-size="11pt" fo:font-style="normal" style:text-underline-type="none" fo:font-weight="normal"/>
    </style:style>
    <style:style style:family="table-row" style:name="ro61">
      <style:table-row-properties style:row-height="15pt" style:use-optimal-row-height="false" fo:break-before="auto"/>
    </style:style>
    <style:style style:family="text" style:name="T316">
      <style:text-properties fo:color="#000000" fo:font-family="Calibri" fo:font-size="11pt" fo:font-style="normal" style:text-underline-type="none" fo:font-weight="normal"/>
    </style:style>
    <style:style style:family="text" style:name="T317">
      <style:text-properties fo:color="#000000" fo:font-family="Calibri" fo:font-size="11pt" fo:font-style="normal" style:text-underline-type="none" fo:font-weight="normal"/>
    </style:style>
    <style:style style:family="text" style:name="T318">
      <style:text-properties fo:color="#000000" fo:font-family="Calibri" fo:font-size="11pt" fo:font-style="normal" style:text-underline-type="none" fo:font-weight="normal"/>
    </style:style>
    <style:style style:family="text" style:name="T319">
      <style:text-properties fo:color="#000000" fo:font-family="Calibri" fo:font-size="11pt" fo:font-style="normal" style:text-underline-type="none" fo:font-weight="normal"/>
    </style:style>
    <style:style style:family="text" style:name="T320">
      <style:text-properties fo:color="#000000" fo:font-family="Calibri" fo:font-size="11pt" fo:font-style="normal" style:text-underline-type="none" fo:font-weight="normal"/>
    </style:style>
    <style:style style:family="table-row" style:name="ro62">
      <style:table-row-properties style:row-height="15pt" style:use-optimal-row-height="false" fo:break-before="auto"/>
    </style:style>
    <style:style style:family="text" style:name="T321">
      <style:text-properties fo:color="#000000" fo:font-family="Calibri" fo:font-size="11pt" fo:font-style="normal" style:text-underline-type="none" fo:font-weight="normal"/>
    </style:style>
    <style:style style:family="text" style:name="T322">
      <style:text-properties fo:color="#000000" fo:font-family="Calibri" fo:font-size="11pt" fo:font-style="normal" style:text-underline-type="none" fo:font-weight="normal"/>
    </style:style>
    <style:style style:family="text" style:name="T323">
      <style:text-properties fo:color="#000000" fo:font-family="Calibri" fo:font-size="11pt" fo:font-style="normal" style:text-underline-type="none" fo:font-weight="normal"/>
    </style:style>
    <style:style style:family="text" style:name="T324">
      <style:text-properties fo:color="#000000" fo:font-family="Calibri" fo:font-size="11pt" fo:font-style="normal" style:text-underline-type="none" fo:font-weight="normal"/>
    </style:style>
    <style:style style:family="text" style:name="T325">
      <style:text-properties fo:color="#000000" fo:font-family="Calibri" fo:font-size="11pt" fo:font-style="normal" style:text-underline-type="none" fo:font-weight="normal"/>
    </style:style>
    <style:style style:family="table-row" style:name="ro63">
      <style:table-row-properties style:row-height="15pt" style:use-optimal-row-height="false" fo:break-before="auto"/>
    </style:style>
    <style:style style:family="text" style:name="T326">
      <style:text-properties fo:color="#000000" fo:font-family="Calibri" fo:font-size="11pt" fo:font-style="normal" style:text-underline-type="none" fo:font-weight="normal"/>
    </style:style>
    <style:style style:family="text" style:name="T327">
      <style:text-properties fo:color="#000000" fo:font-family="Calibri" fo:font-size="11pt" fo:font-style="normal" style:text-underline-type="none" fo:font-weight="normal"/>
    </style:style>
    <style:style style:family="text" style:name="T328">
      <style:text-properties fo:color="#000000" fo:font-family="Calibri" fo:font-size="11pt" fo:font-style="normal" style:text-underline-type="none" fo:font-weight="normal"/>
    </style:style>
    <style:style style:family="text" style:name="T329">
      <style:text-properties fo:color="#000000" fo:font-family="Calibri" fo:font-size="11pt" fo:font-style="normal" style:text-underline-type="none" fo:font-weight="normal"/>
    </style:style>
    <style:style style:family="text" style:name="T330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5pt" style:use-optimal-row-height="false" fo:break-before="auto"/>
    </style:style>
    <style:style style:family="text" style:name="T331">
      <style:text-properties fo:color="#000000" fo:font-family="Calibri" fo:font-size="11pt" fo:font-style="normal" style:text-underline-type="none" fo:font-weight="normal"/>
    </style:style>
    <style:style style:family="text" style:name="T332">
      <style:text-properties fo:color="#000000" fo:font-family="Calibri" fo:font-size="11pt" fo:font-style="normal" style:text-underline-type="none" fo:font-weight="normal"/>
    </style:style>
    <style:style style:family="text" style:name="T333">
      <style:text-properties fo:color="#000000" fo:font-family="Calibri" fo:font-size="11pt" fo:font-style="normal" style:text-underline-type="none" fo:font-weight="normal"/>
    </style:style>
    <style:style style:family="text" style:name="T334">
      <style:text-properties fo:color="#000000" fo:font-family="Calibri" fo:font-size="11pt" fo:font-style="normal" style:text-underline-type="none" fo:font-weight="normal"/>
    </style:style>
    <style:style style:family="text" style:name="T335">
      <style:text-properties fo:color="#000000" fo:font-family="Calibri" fo:font-size="11pt" fo:font-style="normal" style:text-underline-type="none" fo:font-weight="normal"/>
    </style:style>
    <style:style style:family="table-row" style:name="ro65">
      <style:table-row-properties style:row-height="15pt" style:use-optimal-row-height="false" fo:break-before="auto"/>
    </style:style>
    <style:style style:family="text" style:name="T336">
      <style:text-properties fo:color="#000000" fo:font-family="Calibri" fo:font-size="11pt" fo:font-style="normal" style:text-underline-type="none" fo:font-weight="normal"/>
    </style:style>
    <style:style style:family="text" style:name="T337">
      <style:text-properties fo:color="#000000" fo:font-family="Calibri" fo:font-size="11pt" fo:font-style="normal" style:text-underline-type="none" fo:font-weight="normal"/>
    </style:style>
    <style:style style:family="text" style:name="T338">
      <style:text-properties fo:color="#000000" fo:font-family="Calibri" fo:font-size="11pt" fo:font-style="normal" style:text-underline-type="none" fo:font-weight="normal"/>
    </style:style>
    <style:style style:family="text" style:name="T339">
      <style:text-properties fo:color="#000000" fo:font-family="Calibri" fo:font-size="11pt" fo:font-style="normal" style:text-underline-type="none" fo:font-weight="normal"/>
    </style:style>
    <style:style style:family="text" style:name="T340">
      <style:text-properties fo:color="#000000" fo:font-family="Calibri" fo:font-size="11pt" fo:font-style="normal" style:text-underline-type="none" fo:font-weight="normal"/>
    </style:style>
    <style:style style:family="table-row" style:name="ro66">
      <style:table-row-properties style:row-height="15pt" style:use-optimal-row-height="false" fo:break-before="auto"/>
    </style:style>
    <style:style style:family="text" style:name="T341">
      <style:text-properties fo:color="#000000" fo:font-family="Calibri" fo:font-size="11pt" fo:font-style="normal" style:text-underline-type="none" fo:font-weight="normal"/>
    </style:style>
    <style:style style:family="text" style:name="T342">
      <style:text-properties fo:color="#000000" fo:font-family="Calibri" fo:font-size="11pt" fo:font-style="normal" style:text-underline-type="none" fo:font-weight="normal"/>
    </style:style>
    <style:style style:family="text" style:name="T343">
      <style:text-properties fo:color="#000000" fo:font-family="Calibri" fo:font-size="11pt" fo:font-style="normal" style:text-underline-type="none" fo:font-weight="normal"/>
    </style:style>
    <style:style style:family="text" style:name="T344">
      <style:text-properties fo:color="#000000" fo:font-family="Calibri" fo:font-size="11pt" fo:font-style="normal" style:text-underline-type="none" fo:font-weight="normal"/>
    </style:style>
    <style:style style:family="text" style:name="T345">
      <style:text-properties fo:color="#000000" fo:font-family="Calibri" fo:font-size="11pt" fo:font-style="normal" style:text-underline-type="none" fo:font-weight="normal"/>
    </style:style>
    <style:style style:family="table-row" style:name="ro67">
      <style:table-row-properties style:row-height="15pt" style:use-optimal-row-height="false" fo:break-before="auto"/>
    </style:style>
    <style:style style:family="text" style:name="T346">
      <style:text-properties fo:color="#000000" fo:font-family="Calibri" fo:font-size="11pt" fo:font-style="normal" style:text-underline-type="none" fo:font-weight="normal"/>
    </style:style>
    <style:style style:family="text" style:name="T347">
      <style:text-properties fo:color="#000000" fo:font-family="Calibri" fo:font-size="11pt" fo:font-style="normal" style:text-underline-type="none" fo:font-weight="normal"/>
    </style:style>
    <style:style style:family="text" style:name="T348">
      <style:text-properties fo:color="#000000" fo:font-family="Calibri" fo:font-size="11pt" fo:font-style="normal" style:text-underline-type="none" fo:font-weight="normal"/>
    </style:style>
    <style:style style:family="text" style:name="T349">
      <style:text-properties fo:color="#000000" fo:font-family="Calibri" fo:font-size="11pt" fo:font-style="normal" style:text-underline-type="none" fo:font-weight="normal"/>
    </style:style>
    <style:style style:family="text" style:name="T350">
      <style:text-properties fo:color="#000000" fo:font-family="Calibri" fo:font-size="11pt" fo:font-style="normal" style:text-underline-type="none" fo:font-weight="normal"/>
    </style:style>
    <style:style style:family="table-row" style:name="ro68">
      <style:table-row-properties style:row-height="15pt" style:use-optimal-row-height="false" fo:break-before="auto"/>
    </style:style>
    <style:style style:family="text" style:name="T351">
      <style:text-properties fo:color="#000000" fo:font-family="Calibri" fo:font-size="11pt" fo:font-style="normal" style:text-underline-type="none" fo:font-weight="normal"/>
    </style:style>
    <style:style style:family="text" style:name="T352">
      <style:text-properties fo:color="#000000" fo:font-family="Calibri" fo:font-size="11pt" fo:font-style="normal" style:text-underline-type="none" fo:font-weight="normal"/>
    </style:style>
    <style:style style:family="text" style:name="T353">
      <style:text-properties fo:color="#000000" fo:font-family="Calibri" fo:font-size="11pt" fo:font-style="normal" style:text-underline-type="none" fo:font-weight="normal"/>
    </style:style>
    <style:style style:family="text" style:name="T354">
      <style:text-properties fo:color="#000000" fo:font-family="Calibri" fo:font-size="11pt" fo:font-style="normal" style:text-underline-type="none" fo:font-weight="normal"/>
    </style:style>
    <style:style style:family="text" style:name="T355">
      <style:text-properties fo:color="#000000" fo:font-family="Calibri" fo:font-size="11pt" fo:font-style="normal" style:text-underline-type="none" fo:font-weight="normal"/>
    </style:style>
    <style:style style:family="table-row" style:name="ro69">
      <style:table-row-properties style:row-height="15pt" style:use-optimal-row-height="false" fo:break-before="auto"/>
    </style:style>
    <style:style style:family="text" style:name="T356">
      <style:text-properties fo:color="#000000" fo:font-family="Calibri" fo:font-size="11pt" fo:font-style="normal" style:text-underline-type="none" fo:font-weight="normal"/>
    </style:style>
    <style:style style:family="text" style:name="T357">
      <style:text-properties fo:color="#000000" fo:font-family="Calibri" fo:font-size="11pt" fo:font-style="normal" style:text-underline-type="none" fo:font-weight="normal"/>
    </style:style>
    <style:style style:family="text" style:name="T358">
      <style:text-properties fo:color="#000000" fo:font-family="Calibri" fo:font-size="11pt" fo:font-style="normal" style:text-underline-type="none" fo:font-weight="normal"/>
    </style:style>
    <style:style style:family="text" style:name="T359">
      <style:text-properties fo:color="#000000" fo:font-family="Calibri" fo:font-size="11pt" fo:font-style="normal" style:text-underline-type="none" fo:font-weight="normal"/>
    </style:style>
    <style:style style:family="text" style:name="T360">
      <style:text-properties fo:color="#000000" fo:font-family="Calibri" fo:font-size="11pt" fo:font-style="normal" style:text-underline-type="none" fo:font-weight="normal"/>
    </style:style>
    <style:style style:family="table-row" style:name="ro70">
      <style:table-row-properties style:row-height="15pt" style:use-optimal-row-height="false" fo:break-before="auto"/>
    </style:style>
    <style:style style:family="text" style:name="T361">
      <style:text-properties fo:color="#000000" fo:font-family="Calibri" fo:font-size="11pt" fo:font-style="normal" style:text-underline-type="none" fo:font-weight="normal"/>
    </style:style>
    <style:style style:family="text" style:name="T362">
      <style:text-properties fo:color="#000000" fo:font-family="Calibri" fo:font-size="11pt" fo:font-style="normal" style:text-underline-type="none" fo:font-weight="normal"/>
    </style:style>
    <style:style style:family="text" style:name="T363">
      <style:text-properties fo:color="#000000" fo:font-family="Calibri" fo:font-size="11pt" fo:font-style="normal" style:text-underline-type="none" fo:font-weight="normal"/>
    </style:style>
    <style:style style:family="text" style:name="T364">
      <style:text-properties fo:color="#000000" fo:font-family="Calibri" fo:font-size="11pt" fo:font-style="normal" style:text-underline-type="none" fo:font-weight="normal"/>
    </style:style>
    <style:style style:family="text" style:name="T365">
      <style:text-properties fo:color="#000000" fo:font-family="Calibri" fo:font-size="11pt" fo:font-style="normal" style:text-underline-type="none" fo:font-weight="normal"/>
    </style:style>
    <style:style style:family="table-row" style:name="ro71">
      <style:table-row-properties style:row-height="15pt" style:use-optimal-row-height="false" fo:break-before="auto"/>
    </style:style>
    <style:style style:family="text" style:name="T366">
      <style:text-properties fo:color="#000000" fo:font-family="Calibri" fo:font-size="11pt" fo:font-style="normal" style:text-underline-type="none" fo:font-weight="normal"/>
    </style:style>
    <style:style style:family="text" style:name="T367">
      <style:text-properties fo:color="#000000" fo:font-family="Calibri" fo:font-size="11pt" fo:font-style="normal" style:text-underline-type="none" fo:font-weight="normal"/>
    </style:style>
    <style:style style:family="text" style:name="T368">
      <style:text-properties fo:color="#000000" fo:font-family="Calibri" fo:font-size="11pt" fo:font-style="normal" style:text-underline-type="none" fo:font-weight="normal"/>
    </style:style>
    <style:style style:family="text" style:name="T369">
      <style:text-properties fo:color="#000000" fo:font-family="Calibri" fo:font-size="11pt" fo:font-style="normal" style:text-underline-type="none" fo:font-weight="normal"/>
    </style:style>
    <style:style style:family="text" style:name="T370">
      <style:text-properties fo:color="#000000" fo:font-family="Calibri" fo:font-size="11pt" fo:font-style="normal" style:text-underline-type="none" fo:font-weight="normal"/>
    </style:style>
    <style:style style:family="table-row" style:name="ro72">
      <style:table-row-properties style:row-height="15pt" style:use-optimal-row-height="false" fo:break-before="auto"/>
    </style:style>
    <style:style style:family="text" style:name="T371">
      <style:text-properties fo:color="#000000" fo:font-family="Calibri" fo:font-size="11pt" fo:font-style="normal" style:text-underline-type="none" fo:font-weight="normal"/>
    </style:style>
    <style:style style:family="text" style:name="T372">
      <style:text-properties fo:color="#000000" fo:font-family="Calibri" fo:font-size="11pt" fo:font-style="normal" style:text-underline-type="none" fo:font-weight="normal"/>
    </style:style>
    <style:style style:family="text" style:name="T373">
      <style:text-properties fo:color="#000000" fo:font-family="Calibri" fo:font-size="11pt" fo:font-style="normal" style:text-underline-type="none" fo:font-weight="normal"/>
    </style:style>
    <style:style style:family="text" style:name="T374">
      <style:text-properties fo:color="#000000" fo:font-family="Calibri" fo:font-size="11pt" fo:font-style="normal" style:text-underline-type="none" fo:font-weight="normal"/>
    </style:style>
    <style:style style:family="text" style:name="T375">
      <style:text-properties fo:color="#000000" fo:font-family="Calibri" fo:font-size="11pt" fo:font-style="normal" style:text-underline-type="none" fo:font-weight="normal"/>
    </style:style>
    <style:style style:family="table-row" style:name="ro73">
      <style:table-row-properties style:row-height="15pt" style:use-optimal-row-height="false" fo:break-before="auto"/>
    </style:style>
    <style:style style:family="text" style:name="T376">
      <style:text-properties fo:color="#000000" fo:font-family="Calibri" fo:font-size="11pt" fo:font-style="normal" style:text-underline-type="none" fo:font-weight="normal"/>
    </style:style>
    <style:style style:family="text" style:name="T377">
      <style:text-properties fo:color="#000000" fo:font-family="Calibri" fo:font-size="11pt" fo:font-style="normal" style:text-underline-type="none" fo:font-weight="normal"/>
    </style:style>
    <style:style style:family="text" style:name="T378">
      <style:text-properties fo:color="#000000" fo:font-family="Calibri" fo:font-size="11pt" fo:font-style="normal" style:text-underline-type="none" fo:font-weight="normal"/>
    </style:style>
    <style:style style:family="text" style:name="T379">
      <style:text-properties fo:color="#000000" fo:font-family="Calibri" fo:font-size="11pt" fo:font-style="normal" style:text-underline-type="none" fo:font-weight="normal"/>
    </style:style>
    <style:style style:family="text" style:name="T380">
      <style:text-properties fo:color="#000000" fo:font-family="Calibri" fo:font-size="11pt" fo:font-style="normal" style:text-underline-type="none" fo:font-weight="normal"/>
    </style:style>
    <style:style style:family="table-row" style:name="ro74">
      <style:table-row-properties style:row-height="15pt" style:use-optimal-row-height="false" fo:break-before="auto"/>
    </style:style>
    <style:style style:family="text" style:name="T381">
      <style:text-properties fo:color="#000000" fo:font-family="Calibri" fo:font-size="11pt" fo:font-style="normal" style:text-underline-type="none" fo:font-weight="normal"/>
    </style:style>
    <style:style style:family="text" style:name="T382">
      <style:text-properties fo:color="#000000" fo:font-family="Calibri" fo:font-size="11pt" fo:font-style="normal" style:text-underline-type="none" fo:font-weight="normal"/>
    </style:style>
    <style:style style:family="text" style:name="T383">
      <style:text-properties fo:color="#000000" fo:font-family="Calibri" fo:font-size="11pt" fo:font-style="normal" style:text-underline-type="none" fo:font-weight="normal"/>
    </style:style>
    <style:style style:family="text" style:name="T384">
      <style:text-properties fo:color="#000000" fo:font-family="Calibri" fo:font-size="11pt" fo:font-style="normal" style:text-underline-type="none" fo:font-weight="normal"/>
    </style:style>
    <style:style style:family="text" style:name="T385">
      <style:text-properties fo:color="#000000" fo:font-family="Calibri" fo:font-size="11pt" fo:font-style="normal" style:text-underline-type="none" fo:font-weight="normal"/>
    </style:style>
    <style:style style:family="table-row" style:name="ro75">
      <style:table-row-properties style:row-height="15pt" style:use-optimal-row-height="false" fo:break-before="auto"/>
    </style:style>
    <style:style style:family="text" style:name="T386">
      <style:text-properties fo:color="#000000" fo:font-family="Calibri" fo:font-size="11pt" fo:font-style="normal" style:text-underline-type="none" fo:font-weight="normal"/>
    </style:style>
    <style:style style:family="text" style:name="T387">
      <style:text-properties fo:color="#000000" fo:font-family="Calibri" fo:font-size="11pt" fo:font-style="normal" style:text-underline-type="none" fo:font-weight="normal"/>
    </style:style>
    <style:style style:family="text" style:name="T388">
      <style:text-properties fo:color="#000000" fo:font-family="Calibri" fo:font-size="11pt" fo:font-style="normal" style:text-underline-type="none" fo:font-weight="normal"/>
    </style:style>
    <style:style style:family="text" style:name="T389">
      <style:text-properties fo:color="#000000" fo:font-family="Calibri" fo:font-size="11pt" fo:font-style="normal" style:text-underline-type="none" fo:font-weight="normal"/>
    </style:style>
    <style:style style:family="text" style:name="T390">
      <style:text-properties fo:color="#000000" fo:font-family="Calibri" fo:font-size="11pt" fo:font-style="normal" style:text-underline-type="none" fo:font-weight="normal"/>
    </style:style>
    <style:style style:family="table-row" style:name="ro76">
      <style:table-row-properties style:row-height="15pt" style:use-optimal-row-height="false" fo:break-before="auto"/>
    </style:style>
    <style:style style:family="text" style:name="T391">
      <style:text-properties fo:color="#000000" fo:font-family="Calibri" fo:font-size="11pt" fo:font-style="normal" style:text-underline-type="none" fo:font-weight="normal"/>
    </style:style>
    <style:style style:family="text" style:name="T392">
      <style:text-properties fo:color="#000000" fo:font-family="Calibri" fo:font-size="11pt" fo:font-style="normal" style:text-underline-type="none" fo:font-weight="normal"/>
    </style:style>
    <style:style style:family="text" style:name="T393">
      <style:text-properties fo:color="#000000" fo:font-family="Calibri" fo:font-size="11pt" fo:font-style="normal" style:text-underline-type="none" fo:font-weight="normal"/>
    </style:style>
    <style:style style:family="text" style:name="T394">
      <style:text-properties fo:color="#000000" fo:font-family="Calibri" fo:font-size="11pt" fo:font-style="normal" style:text-underline-type="none" fo:font-weight="normal"/>
    </style:style>
    <style:style style:family="text" style:name="T395">
      <style:text-properties fo:color="#000000" fo:font-family="Calibri" fo:font-size="11pt" fo:font-style="normal" style:text-underline-type="none" fo:font-weight="normal"/>
    </style:style>
    <style:style style:family="table-row" style:name="ro77">
      <style:table-row-properties style:row-height="15pt" style:use-optimal-row-height="false" fo:break-before="auto"/>
    </style:style>
    <style:style style:family="text" style:name="T396">
      <style:text-properties fo:color="#000000" fo:font-family="Calibri" fo:font-size="11pt" fo:font-style="normal" style:text-underline-type="none" fo:font-weight="normal"/>
    </style:style>
    <style:style style:family="text" style:name="T397">
      <style:text-properties fo:color="#000000" fo:font-family="Calibri" fo:font-size="11pt" fo:font-style="normal" style:text-underline-type="none" fo:font-weight="normal"/>
    </style:style>
    <style:style style:family="text" style:name="T398">
      <style:text-properties fo:color="#000000" fo:font-family="Calibri" fo:font-size="11pt" fo:font-style="normal" style:text-underline-type="none" fo:font-weight="normal"/>
    </style:style>
    <style:style style:family="text" style:name="T399">
      <style:text-properties fo:color="#000000" fo:font-family="Calibri" fo:font-size="11pt" fo:font-style="normal" style:text-underline-type="none" fo:font-weight="normal"/>
    </style:style>
    <style:style style:family="text" style:name="T400">
      <style:text-properties fo:color="#000000" fo:font-family="Calibri" fo:font-size="11pt" fo:font-style="normal" style:text-underline-type="none" fo:font-weight="normal"/>
    </style:style>
    <style:style style:family="table-row" style:name="ro78">
      <style:table-row-properties style:row-height="15pt" style:use-optimal-row-height="false" fo:break-before="auto"/>
    </style:style>
    <style:style style:family="text" style:name="T401">
      <style:text-properties fo:color="#000000" fo:font-family="Calibri" fo:font-size="11pt" fo:font-style="normal" style:text-underline-type="none" fo:font-weight="normal"/>
    </style:style>
    <style:style style:family="text" style:name="T402">
      <style:text-properties fo:color="#000000" fo:font-family="Calibri" fo:font-size="11pt" fo:font-style="normal" style:text-underline-type="none" fo:font-weight="normal"/>
    </style:style>
    <style:style style:family="text" style:name="T403">
      <style:text-properties fo:color="#000000" fo:font-family="Calibri" fo:font-size="11pt" fo:font-style="normal" style:text-underline-type="none" fo:font-weight="normal"/>
    </style:style>
    <style:style style:family="text" style:name="T404">
      <style:text-properties fo:color="#000000" fo:font-family="Calibri" fo:font-size="11pt" fo:font-style="normal" style:text-underline-type="none" fo:font-weight="normal"/>
    </style:style>
    <style:style style:family="text" style:name="T405">
      <style:text-properties fo:color="#000000" fo:font-family="Calibri" fo:font-size="11pt" fo:font-style="normal" style:text-underline-type="none" fo:font-weight="normal"/>
    </style:style>
    <style:style style:family="table-row" style:name="ro79">
      <style:table-row-properties style:row-height="15pt" style:use-optimal-row-height="false" fo:break-before="auto"/>
    </style:style>
    <style:style style:family="text" style:name="T406">
      <style:text-properties fo:color="#000000" fo:font-family="Calibri" fo:font-size="11pt" fo:font-style="normal" style:text-underline-type="none" fo:font-weight="normal"/>
    </style:style>
    <style:style style:family="text" style:name="T407">
      <style:text-properties fo:color="#000000" fo:font-family="Calibri" fo:font-size="11pt" fo:font-style="normal" style:text-underline-type="none" fo:font-weight="normal"/>
    </style:style>
    <style:style style:family="text" style:name="T408">
      <style:text-properties fo:color="#000000" fo:font-family="Calibri" fo:font-size="11pt" fo:font-style="normal" style:text-underline-type="none" fo:font-weight="normal"/>
    </style:style>
    <style:style style:family="text" style:name="T409">
      <style:text-properties fo:color="#000000" fo:font-family="Calibri" fo:font-size="11pt" fo:font-style="normal" style:text-underline-type="none" fo:font-weight="normal"/>
    </style:style>
    <style:style style:family="text" style:name="T410">
      <style:text-properties fo:color="#000000" fo:font-family="Calibri" fo:font-size="11pt" fo:font-style="normal" style:text-underline-type="none" fo:font-weight="normal"/>
    </style:style>
    <style:style style:family="table-row" style:name="ro80">
      <style:table-row-properties style:row-height="15pt" style:use-optimal-row-height="false" fo:break-before="auto"/>
    </style:style>
    <style:style style:family="text" style:name="T411">
      <style:text-properties fo:color="#000000" fo:font-family="Calibri" fo:font-size="11pt" fo:font-style="normal" style:text-underline-type="none" fo:font-weight="normal"/>
    </style:style>
    <style:style style:family="text" style:name="T412">
      <style:text-properties fo:color="#000000" fo:font-family="Calibri" fo:font-size="11pt" fo:font-style="normal" style:text-underline-type="none" fo:font-weight="normal"/>
    </style:style>
    <style:style style:family="text" style:name="T413">
      <style:text-properties fo:color="#000000" fo:font-family="Calibri" fo:font-size="11pt" fo:font-style="normal" style:text-underline-type="none" fo:font-weight="normal"/>
    </style:style>
    <style:style style:family="text" style:name="T414">
      <style:text-properties fo:color="#000000" fo:font-family="Calibri" fo:font-size="11pt" fo:font-style="normal" style:text-underline-type="none" fo:font-weight="normal"/>
    </style:style>
    <style:style style:family="text" style:name="T415">
      <style:text-properties fo:color="#000000" fo:font-family="Calibri" fo:font-size="11pt" fo:font-style="normal" style:text-underline-type="none" fo:font-weight="normal"/>
    </style:style>
    <style:style style:family="table-row" style:name="ro81">
      <style:table-row-properties style:row-height="15pt" style:use-optimal-row-height="false" fo:break-before="auto"/>
    </style:style>
    <style:style style:family="text" style:name="T416">
      <style:text-properties fo:color="#000000" fo:font-family="Calibri" fo:font-size="11pt" fo:font-style="normal" style:text-underline-type="none" fo:font-weight="normal"/>
    </style:style>
    <style:style style:family="text" style:name="T417">
      <style:text-properties fo:color="#000000" fo:font-family="Calibri" fo:font-size="11pt" fo:font-style="normal" style:text-underline-type="none" fo:font-weight="normal"/>
    </style:style>
    <style:style style:family="text" style:name="T418">
      <style:text-properties fo:color="#000000" fo:font-family="Calibri" fo:font-size="11pt" fo:font-style="normal" style:text-underline-type="none" fo:font-weight="normal"/>
    </style:style>
    <style:style style:family="text" style:name="T419">
      <style:text-properties fo:color="#000000" fo:font-family="Calibri" fo:font-size="11pt" fo:font-style="normal" style:text-underline-type="none" fo:font-weight="normal"/>
    </style:style>
    <style:style style:family="text" style:name="T420">
      <style:text-properties fo:color="#000000" fo:font-family="Calibri" fo:font-size="11pt" fo:font-style="normal" style:text-underline-type="none" fo:font-weight="normal"/>
    </style:style>
    <style:style style:family="table-row" style:name="ro82">
      <style:table-row-properties style:row-height="15pt" style:use-optimal-row-height="false" fo:break-before="auto"/>
    </style:style>
    <style:style style:family="text" style:name="T421">
      <style:text-properties fo:color="#000000" fo:font-family="Calibri" fo:font-size="11pt" fo:font-style="normal" style:text-underline-type="none" fo:font-weight="normal"/>
    </style:style>
    <style:style style:family="text" style:name="T422">
      <style:text-properties fo:color="#000000" fo:font-family="Calibri" fo:font-size="11pt" fo:font-style="normal" style:text-underline-type="none" fo:font-weight="normal"/>
    </style:style>
    <style:style style:family="text" style:name="T423">
      <style:text-properties fo:color="#000000" fo:font-family="Calibri" fo:font-size="11pt" fo:font-style="normal" style:text-underline-type="none" fo:font-weight="normal"/>
    </style:style>
    <style:style style:family="text" style:name="T424">
      <style:text-properties fo:color="#000000" fo:font-family="Calibri" fo:font-size="11pt" fo:font-style="normal" style:text-underline-type="none" fo:font-weight="normal"/>
    </style:style>
    <style:style style:family="text" style:name="T425">
      <style:text-properties fo:color="#000000" fo:font-family="Calibri" fo:font-size="11pt" fo:font-style="normal" style:text-underline-type="none" fo:font-weight="normal"/>
    </style:style>
    <style:style style:family="table-row" style:name="ro83">
      <style:table-row-properties style:row-height="15pt" style:use-optimal-row-height="false" fo:break-before="auto"/>
    </style:style>
    <style:style style:family="text" style:name="T426">
      <style:text-properties fo:color="#000000" fo:font-family="Calibri" fo:font-size="11pt" fo:font-style="normal" style:text-underline-type="none" fo:font-weight="normal"/>
    </style:style>
    <style:style style:family="text" style:name="T427">
      <style:text-properties fo:color="#000000" fo:font-family="Calibri" fo:font-size="11pt" fo:font-style="normal" style:text-underline-type="none" fo:font-weight="normal"/>
    </style:style>
    <style:style style:family="text" style:name="T428">
      <style:text-properties fo:color="#000000" fo:font-family="Calibri" fo:font-size="11pt" fo:font-style="normal" style:text-underline-type="none" fo:font-weight="normal"/>
    </style:style>
    <style:style style:family="text" style:name="T429">
      <style:text-properties fo:color="#000000" fo:font-family="Calibri" fo:font-size="11pt" fo:font-style="normal" style:text-underline-type="none" fo:font-weight="normal"/>
    </style:style>
    <style:style style:family="text" style:name="T430">
      <style:text-properties fo:color="#000000" fo:font-family="Calibri" fo:font-size="11pt" fo:font-style="normal" style:text-underline-type="none" fo:font-weight="normal"/>
    </style:style>
    <style:style style:family="table-row" style:name="ro84">
      <style:table-row-properties style:row-height="15pt" style:use-optimal-row-height="false" fo:break-before="auto"/>
    </style:style>
    <style:style style:family="text" style:name="T431">
      <style:text-properties fo:color="#000000" fo:font-family="Calibri" fo:font-size="11pt" fo:font-style="normal" style:text-underline-type="none" fo:font-weight="normal"/>
    </style:style>
    <style:style style:family="text" style:name="T432">
      <style:text-properties fo:color="#000000" fo:font-family="Calibri" fo:font-size="11pt" fo:font-style="normal" style:text-underline-type="none" fo:font-weight="normal"/>
    </style:style>
    <style:style style:family="text" style:name="T433">
      <style:text-properties fo:color="#000000" fo:font-family="Calibri" fo:font-size="11pt" fo:font-style="normal" style:text-underline-type="none" fo:font-weight="normal"/>
    </style:style>
    <style:style style:family="text" style:name="T434">
      <style:text-properties fo:color="#000000" fo:font-family="Calibri" fo:font-size="11pt" fo:font-style="normal" style:text-underline-type="none" fo:font-weight="normal"/>
    </style:style>
    <style:style style:family="text" style:name="T435">
      <style:text-properties fo:color="#000000" fo:font-family="Calibri" fo:font-size="11pt" fo:font-style="normal" style:text-underline-type="none" fo:font-weight="normal"/>
    </style:style>
    <style:style style:family="table-row" style:name="ro85">
      <style:table-row-properties style:row-height="15pt" style:use-optimal-row-height="false" fo:break-before="auto"/>
    </style:style>
    <style:style style:family="text" style:name="T436">
      <style:text-properties fo:color="#000000" fo:font-family="Calibri" fo:font-size="11pt" fo:font-style="normal" style:text-underline-type="none" fo:font-weight="normal"/>
    </style:style>
    <style:style style:family="text" style:name="T437">
      <style:text-properties fo:color="#000000" fo:font-family="Calibri" fo:font-size="11pt" fo:font-style="normal" style:text-underline-type="none" fo:font-weight="normal"/>
    </style:style>
    <style:style style:family="text" style:name="T438">
      <style:text-properties fo:color="#000000" fo:font-family="Calibri" fo:font-size="11pt" fo:font-style="normal" style:text-underline-type="none" fo:font-weight="normal"/>
    </style:style>
    <style:style style:family="text" style:name="T439">
      <style:text-properties fo:color="#000000" fo:font-family="Calibri" fo:font-size="11pt" fo:font-style="normal" style:text-underline-type="none" fo:font-weight="normal"/>
    </style:style>
    <style:style style:family="text" style:name="T440">
      <style:text-properties fo:color="#000000" fo:font-family="Calibri" fo:font-size="11pt" fo:font-style="normal" style:text-underline-type="none" fo:font-weight="normal"/>
    </style:style>
    <style:style style:family="table-row" style:name="ro86">
      <style:table-row-properties style:row-height="15pt" style:use-optimal-row-height="false" fo:break-before="auto"/>
    </style:style>
    <style:style style:family="text" style:name="T441">
      <style:text-properties fo:color="#000000" fo:font-family="Calibri" fo:font-size="11pt" fo:font-style="normal" style:text-underline-type="none" fo:font-weight="normal"/>
    </style:style>
    <style:style style:family="text" style:name="T442">
      <style:text-properties fo:color="#000000" fo:font-family="Calibri" fo:font-size="11pt" fo:font-style="normal" style:text-underline-type="none" fo:font-weight="normal"/>
    </style:style>
    <style:style style:family="text" style:name="T443">
      <style:text-properties fo:color="#000000" fo:font-family="Calibri" fo:font-size="11pt" fo:font-style="normal" style:text-underline-type="none" fo:font-weight="normal"/>
    </style:style>
    <style:style style:family="text" style:name="T444">
      <style:text-properties fo:color="#000000" fo:font-family="Calibri" fo:font-size="11pt" fo:font-style="normal" style:text-underline-type="none" fo:font-weight="normal"/>
    </style:style>
    <style:style style:family="text" style:name="T445">
      <style:text-properties fo:color="#000000" fo:font-family="Calibri" fo:font-size="11pt" fo:font-style="normal" style:text-underline-type="none" fo:font-weight="normal"/>
    </style:style>
    <style:style style:family="table-row" style:name="ro87">
      <style:table-row-properties style:row-height="15pt" style:use-optimal-row-height="false" fo:break-before="auto"/>
    </style:style>
    <style:style style:family="text" style:name="T446">
      <style:text-properties fo:color="#000000" fo:font-family="Calibri" fo:font-size="11pt" fo:font-style="normal" style:text-underline-type="none" fo:font-weight="normal"/>
    </style:style>
    <style:style style:family="text" style:name="T447">
      <style:text-properties fo:color="#000000" fo:font-family="Calibri" fo:font-size="11pt" fo:font-style="normal" style:text-underline-type="none" fo:font-weight="normal"/>
    </style:style>
    <style:style style:family="text" style:name="T448">
      <style:text-properties fo:color="#000000" fo:font-family="Calibri" fo:font-size="11pt" fo:font-style="normal" style:text-underline-type="none" fo:font-weight="normal"/>
    </style:style>
    <style:style style:family="text" style:name="T449">
      <style:text-properties fo:color="#000000" fo:font-family="Calibri" fo:font-size="11pt" fo:font-style="normal" style:text-underline-type="none" fo:font-weight="normal"/>
    </style:style>
    <style:style style:family="text" style:name="T450">
      <style:text-properties fo:color="#000000" fo:font-family="Calibri" fo:font-size="11pt" fo:font-style="normal" style:text-underline-type="none" fo:font-weight="normal"/>
    </style:style>
    <style:style style:family="table-row" style:name="ro88">
      <style:table-row-properties style:row-height="15pt" style:use-optimal-row-height="false" fo:break-before="auto"/>
    </style:style>
    <style:style style:family="text" style:name="T451">
      <style:text-properties fo:color="#000000" fo:font-family="Calibri" fo:font-size="11pt" fo:font-style="normal" style:text-underline-type="none" fo:font-weight="normal"/>
    </style:style>
    <style:style style:family="text" style:name="T452">
      <style:text-properties fo:color="#000000" fo:font-family="Calibri" fo:font-size="11pt" fo:font-style="normal" style:text-underline-type="none" fo:font-weight="normal"/>
    </style:style>
    <style:style style:family="text" style:name="T453">
      <style:text-properties fo:color="#000000" fo:font-family="Calibri" fo:font-size="11pt" fo:font-style="normal" style:text-underline-type="none" fo:font-weight="normal"/>
    </style:style>
    <style:style style:family="text" style:name="T454">
      <style:text-properties fo:color="#000000" fo:font-family="Calibri" fo:font-size="11pt" fo:font-style="normal" style:text-underline-type="none" fo:font-weight="normal"/>
    </style:style>
    <style:style style:family="text" style:name="T455">
      <style:text-properties fo:color="#000000" fo:font-family="Calibri" fo:font-size="11pt" fo:font-style="normal" style:text-underline-type="none" fo:font-weight="normal"/>
    </style:style>
    <style:style style:family="table-row" style:name="ro89">
      <style:table-row-properties style:row-height="15pt" style:use-optimal-row-height="false" fo:break-before="auto"/>
    </style:style>
    <style:style style:family="text" style:name="T456">
      <style:text-properties fo:color="#000000" fo:font-family="Calibri" fo:font-size="11pt" fo:font-style="normal" style:text-underline-type="none" fo:font-weight="normal"/>
    </style:style>
    <style:style style:family="text" style:name="T457">
      <style:text-properties fo:color="#000000" fo:font-family="Calibri" fo:font-size="11pt" fo:font-style="normal" style:text-underline-type="none" fo:font-weight="normal"/>
    </style:style>
    <style:style style:family="text" style:name="T458">
      <style:text-properties fo:color="#000000" fo:font-family="Calibri" fo:font-size="11pt" fo:font-style="normal" style:text-underline-type="none" fo:font-weight="normal"/>
    </style:style>
    <style:style style:family="text" style:name="T459">
      <style:text-properties fo:color="#000000" fo:font-family="Calibri" fo:font-size="11pt" fo:font-style="normal" style:text-underline-type="none" fo:font-weight="normal"/>
    </style:style>
    <style:style style:family="text" style:name="T460">
      <style:text-properties fo:color="#000000" fo:font-family="Calibri" fo:font-size="11pt" fo:font-style="normal" style:text-underline-type="none" fo:font-weight="normal"/>
    </style:style>
    <style:style style:family="table-row" style:name="ro90">
      <style:table-row-properties style:row-height="15pt" style:use-optimal-row-height="false" fo:break-before="auto"/>
    </style:style>
    <style:style style:family="text" style:name="T461">
      <style:text-properties fo:color="#000000" fo:font-family="Calibri" fo:font-size="11pt" fo:font-style="normal" style:text-underline-type="none" fo:font-weight="normal"/>
    </style:style>
    <style:style style:family="text" style:name="T462">
      <style:text-properties fo:color="#000000" fo:font-family="Calibri" fo:font-size="11pt" fo:font-style="normal" style:text-underline-type="none" fo:font-weight="normal"/>
    </style:style>
    <style:style style:family="text" style:name="T463">
      <style:text-properties fo:color="#000000" fo:font-family="Calibri" fo:font-size="11pt" fo:font-style="normal" style:text-underline-type="none" fo:font-weight="normal"/>
    </style:style>
    <style:style style:family="text" style:name="T464">
      <style:text-properties fo:color="#000000" fo:font-family="Calibri" fo:font-size="11pt" fo:font-style="normal" style:text-underline-type="none" fo:font-weight="normal"/>
    </style:style>
    <style:style style:family="text" style:name="T465">
      <style:text-properties fo:color="#000000" fo:font-family="Calibri" fo:font-size="11pt" fo:font-style="normal" style:text-underline-type="none" fo:font-weight="normal"/>
    </style:style>
    <style:style style:family="table-row" style:name="ro91">
      <style:table-row-properties style:row-height="15pt" style:use-optimal-row-height="false" fo:break-before="auto"/>
    </style:style>
    <style:style style:family="text" style:name="T466">
      <style:text-properties fo:color="#000000" fo:font-family="Calibri" fo:font-size="11pt" fo:font-style="normal" style:text-underline-type="none" fo:font-weight="normal"/>
    </style:style>
    <style:style style:family="text" style:name="T467">
      <style:text-properties fo:color="#000000" fo:font-family="Calibri" fo:font-size="11pt" fo:font-style="normal" style:text-underline-type="none" fo:font-weight="normal"/>
    </style:style>
    <style:style style:family="text" style:name="T468">
      <style:text-properties fo:color="#000000" fo:font-family="Calibri" fo:font-size="11pt" fo:font-style="normal" style:text-underline-type="none" fo:font-weight="normal"/>
    </style:style>
    <style:style style:family="text" style:name="T469">
      <style:text-properties fo:color="#000000" fo:font-family="Calibri" fo:font-size="11pt" fo:font-style="normal" style:text-underline-type="none" fo:font-weight="normal"/>
    </style:style>
    <style:style style:family="text" style:name="T470">
      <style:text-properties fo:color="#000000" fo:font-family="Calibri" fo:font-size="11pt" fo:font-style="normal" style:text-underline-type="none" fo:font-weight="normal"/>
    </style:style>
    <style:style style:family="table-row" style:name="ro92">
      <style:table-row-properties style:row-height="15pt" style:use-optimal-row-height="false" fo:break-before="auto"/>
    </style:style>
    <style:style style:family="text" style:name="T471">
      <style:text-properties fo:color="#000000" fo:font-family="Calibri" fo:font-size="11pt" fo:font-style="normal" style:text-underline-type="none" fo:font-weight="normal"/>
    </style:style>
    <style:style style:family="text" style:name="T472">
      <style:text-properties fo:color="#000000" fo:font-family="Calibri" fo:font-size="11pt" fo:font-style="normal" style:text-underline-type="none" fo:font-weight="normal"/>
    </style:style>
    <style:style style:family="text" style:name="T473">
      <style:text-properties fo:color="#000000" fo:font-family="Calibri" fo:font-size="11pt" fo:font-style="normal" style:text-underline-type="none" fo:font-weight="normal"/>
    </style:style>
    <style:style style:family="text" style:name="T474">
      <style:text-properties fo:color="#000000" fo:font-family="Calibri" fo:font-size="11pt" fo:font-style="normal" style:text-underline-type="none" fo:font-weight="normal"/>
    </style:style>
    <style:style style:family="text" style:name="T475">
      <style:text-properties fo:color="#000000" fo:font-family="Calibri" fo:font-size="11pt" fo:font-style="normal" style:text-underline-type="none" fo:font-weight="normal"/>
    </style:style>
    <style:style style:family="table-row" style:name="ro93">
      <style:table-row-properties style:row-height="15pt" style:use-optimal-row-height="false" fo:break-before="auto"/>
    </style:style>
    <style:style style:family="text" style:name="T476">
      <style:text-properties fo:color="#000000" fo:font-family="Calibri" fo:font-size="11pt" fo:font-style="normal" style:text-underline-type="none" fo:font-weight="normal"/>
    </style:style>
    <style:style style:family="text" style:name="T477">
      <style:text-properties fo:color="#000000" fo:font-family="Calibri" fo:font-size="11pt" fo:font-style="normal" style:text-underline-type="none" fo:font-weight="normal"/>
    </style:style>
    <style:style style:family="text" style:name="T478">
      <style:text-properties fo:color="#000000" fo:font-family="Calibri" fo:font-size="11pt" fo:font-style="normal" style:text-underline-type="none" fo:font-weight="normal"/>
    </style:style>
    <style:style style:family="text" style:name="T479">
      <style:text-properties fo:color="#000000" fo:font-family="Calibri" fo:font-size="11pt" fo:font-style="normal" style:text-underline-type="none" fo:font-weight="normal"/>
    </style:style>
    <style:style style:family="text" style:name="T480">
      <style:text-properties fo:color="#000000" fo:font-family="Calibri" fo:font-size="11pt" fo:font-style="normal" style:text-underline-type="none" fo:font-weight="normal"/>
    </style:style>
    <style:style style:family="table-row" style:name="ro94">
      <style:table-row-properties style:row-height="15pt" style:use-optimal-row-height="false" fo:break-before="auto"/>
    </style:style>
    <style:style style:family="text" style:name="T481">
      <style:text-properties fo:color="#000000" fo:font-family="Calibri" fo:font-size="11pt" fo:font-style="normal" style:text-underline-type="none" fo:font-weight="normal"/>
    </style:style>
    <style:style style:family="text" style:name="T482">
      <style:text-properties fo:color="#000000" fo:font-family="Calibri" fo:font-size="11pt" fo:font-style="normal" style:text-underline-type="none" fo:font-weight="normal"/>
    </style:style>
    <style:style style:family="text" style:name="T483">
      <style:text-properties fo:color="#000000" fo:font-family="Calibri" fo:font-size="11pt" fo:font-style="normal" style:text-underline-type="none" fo:font-weight="normal"/>
    </style:style>
    <style:style style:family="text" style:name="T484">
      <style:text-properties fo:color="#000000" fo:font-family="Calibri" fo:font-size="11pt" fo:font-style="normal" style:text-underline-type="none" fo:font-weight="normal"/>
    </style:style>
    <style:style style:family="text" style:name="T485">
      <style:text-properties fo:color="#000000" fo:font-family="Calibri" fo:font-size="11pt" fo:font-style="normal" style:text-underline-type="none" fo:font-weight="normal"/>
    </style:style>
    <style:style style:family="table-row" style:name="ro95">
      <style:table-row-properties style:row-height="15pt" style:use-optimal-row-height="false" fo:break-before="auto"/>
    </style:style>
    <style:style style:family="text" style:name="T486">
      <style:text-properties fo:color="#000000" fo:font-family="Calibri" fo:font-size="11pt" fo:font-style="normal" style:text-underline-type="none" fo:font-weight="normal"/>
    </style:style>
    <style:style style:family="text" style:name="T487">
      <style:text-properties fo:color="#000000" fo:font-family="Calibri" fo:font-size="11pt" fo:font-style="normal" style:text-underline-type="none" fo:font-weight="normal"/>
    </style:style>
    <style:style style:family="text" style:name="T488">
      <style:text-properties fo:color="#000000" fo:font-family="Calibri" fo:font-size="11pt" fo:font-style="normal" style:text-underline-type="none" fo:font-weight="normal"/>
    </style:style>
    <style:style style:family="text" style:name="T489">
      <style:text-properties fo:color="#000000" fo:font-family="Calibri" fo:font-size="11pt" fo:font-style="normal" style:text-underline-type="none" fo:font-weight="normal"/>
    </style:style>
    <style:style style:family="text" style:name="T490">
      <style:text-properties fo:color="#000000" fo:font-family="Calibri" fo:font-size="11pt" fo:font-style="normal" style:text-underline-type="none" fo:font-weight="normal"/>
    </style:style>
    <style:style style:family="table-row" style:name="ro96">
      <style:table-row-properties style:row-height="15pt" style:use-optimal-row-height="false" fo:break-before="auto"/>
    </style:style>
    <style:style style:family="text" style:name="T491">
      <style:text-properties fo:color="#000000" fo:font-family="Calibri" fo:font-size="11pt" fo:font-style="normal" style:text-underline-type="none" fo:font-weight="normal"/>
    </style:style>
    <style:style style:family="text" style:name="T492">
      <style:text-properties fo:color="#000000" fo:font-family="Calibri" fo:font-size="11pt" fo:font-style="normal" style:text-underline-type="none" fo:font-weight="normal"/>
    </style:style>
    <style:style style:family="text" style:name="T493">
      <style:text-properties fo:color="#000000" fo:font-family="Calibri" fo:font-size="11pt" fo:font-style="normal" style:text-underline-type="none" fo:font-weight="normal"/>
    </style:style>
    <style:style style:family="text" style:name="T494">
      <style:text-properties fo:color="#000000" fo:font-family="Calibri" fo:font-size="11pt" fo:font-style="normal" style:text-underline-type="none" fo:font-weight="normal"/>
    </style:style>
    <style:style style:family="text" style:name="T495">
      <style:text-properties fo:color="#000000" fo:font-family="Calibri" fo:font-size="11pt" fo:font-style="normal" style:text-underline-type="none" fo:font-weight="normal"/>
    </style:style>
    <style:style style:family="table-row" style:name="ro97">
      <style:table-row-properties style:row-height="15pt" style:use-optimal-row-height="false" fo:break-before="auto"/>
    </style:style>
    <style:style style:family="text" style:name="T496">
      <style:text-properties fo:color="#000000" fo:font-family="Calibri" fo:font-size="11pt" fo:font-style="normal" style:text-underline-type="none" fo:font-weight="normal"/>
    </style:style>
    <style:style style:family="text" style:name="T497">
      <style:text-properties fo:color="#000000" fo:font-family="Calibri" fo:font-size="11pt" fo:font-style="normal" style:text-underline-type="none" fo:font-weight="normal"/>
    </style:style>
    <style:style style:family="text" style:name="T498">
      <style:text-properties fo:color="#000000" fo:font-family="Calibri" fo:font-size="11pt" fo:font-style="normal" style:text-underline-type="none" fo:font-weight="normal"/>
    </style:style>
    <style:style style:family="text" style:name="T499">
      <style:text-properties fo:color="#000000" fo:font-family="Calibri" fo:font-size="11pt" fo:font-style="normal" style:text-underline-type="none" fo:font-weight="normal"/>
    </style:style>
    <style:style style:family="text" style:name="T500">
      <style:text-properties fo:color="#000000" fo:font-family="Calibri" fo:font-size="11pt" fo:font-style="normal" style:text-underline-type="none" fo:font-weight="normal"/>
    </style:style>
    <style:style style:family="table-row" style:name="ro98">
      <style:table-row-properties style:row-height="15pt" style:use-optimal-row-height="false" fo:break-before="auto"/>
    </style:style>
    <style:style style:family="text" style:name="T501">
      <style:text-properties fo:color="#000000" fo:font-family="Calibri" fo:font-size="11pt" fo:font-style="normal" style:text-underline-type="none" fo:font-weight="normal"/>
    </style:style>
    <style:style style:family="text" style:name="T502">
      <style:text-properties fo:color="#000000" fo:font-family="Calibri" fo:font-size="11pt" fo:font-style="normal" style:text-underline-type="none" fo:font-weight="normal"/>
    </style:style>
    <style:style style:family="text" style:name="T503">
      <style:text-properties fo:color="#000000" fo:font-family="Calibri" fo:font-size="11pt" fo:font-style="normal" style:text-underline-type="none" fo:font-weight="normal"/>
    </style:style>
    <style:style style:family="text" style:name="T504">
      <style:text-properties fo:color="#000000" fo:font-family="Calibri" fo:font-size="11pt" fo:font-style="normal" style:text-underline-type="none" fo:font-weight="normal"/>
    </style:style>
    <style:style style:family="text" style:name="T505">
      <style:text-properties fo:color="#000000" fo:font-family="Calibri" fo:font-size="11pt" fo:font-style="normal" style:text-underline-type="none" fo:font-weight="normal"/>
    </style:style>
    <style:style style:family="table-row" style:name="ro99">
      <style:table-row-properties style:row-height="15pt" style:use-optimal-row-height="false" fo:break-before="auto"/>
    </style:style>
    <style:style style:family="text" style:name="T506">
      <style:text-properties fo:color="#000000" fo:font-family="Calibri" fo:font-size="11pt" fo:font-style="normal" style:text-underline-type="none" fo:font-weight="normal"/>
    </style:style>
    <style:style style:family="text" style:name="T507">
      <style:text-properties fo:color="#000000" fo:font-family="Calibri" fo:font-size="11pt" fo:font-style="normal" style:text-underline-type="none" fo:font-weight="normal"/>
    </style:style>
    <style:style style:family="text" style:name="T508">
      <style:text-properties fo:color="#000000" fo:font-family="Calibri" fo:font-size="11pt" fo:font-style="normal" style:text-underline-type="none" fo:font-weight="normal"/>
    </style:style>
    <style:style style:family="text" style:name="T509">
      <style:text-properties fo:color="#000000" fo:font-family="Calibri" fo:font-size="11pt" fo:font-style="normal" style:text-underline-type="none" fo:font-weight="normal"/>
    </style:style>
    <style:style style:family="text" style:name="T510">
      <style:text-properties fo:color="#000000" fo:font-family="Calibri" fo:font-size="11pt" fo:font-style="normal" style:text-underline-type="none" fo:font-weight="normal"/>
    </style:style>
    <style:style style:family="table-row" style:name="ro100">
      <style:table-row-properties style:row-height="15pt" style:use-optimal-row-height="false" fo:break-before="auto"/>
    </style:style>
    <style:style style:family="text" style:name="T511">
      <style:text-properties fo:color="#000000" fo:font-family="Calibri" fo:font-size="11pt" fo:font-style="normal" style:text-underline-type="none" fo:font-weight="normal"/>
    </style:style>
    <style:style style:family="text" style:name="T512">
      <style:text-properties fo:color="#000000" fo:font-family="Calibri" fo:font-size="11pt" fo:font-style="normal" style:text-underline-type="none" fo:font-weight="normal"/>
    </style:style>
    <style:style style:family="text" style:name="T513">
      <style:text-properties fo:color="#000000" fo:font-family="Calibri" fo:font-size="11pt" fo:font-style="normal" style:text-underline-type="none" fo:font-weight="normal"/>
    </style:style>
    <style:style style:family="text" style:name="T514">
      <style:text-properties fo:color="#000000" fo:font-family="Calibri" fo:font-size="11pt" fo:font-style="normal" style:text-underline-type="none" fo:font-weight="normal"/>
    </style:style>
    <style:style style:family="text" style:name="T515">
      <style:text-properties fo:color="#000000" fo:font-family="Calibri" fo:font-size="11pt" fo:font-style="normal" style:text-underline-type="none" fo:font-weight="normal"/>
    </style:style>
    <style:style style:family="table-row" style:name="ro101">
      <style:table-row-properties style:row-height="15pt" style:use-optimal-row-height="false" fo:break-before="auto"/>
    </style:style>
    <style:style style:family="text" style:name="T516">
      <style:text-properties fo:color="#000000" fo:font-family="Calibri" fo:font-size="11pt" fo:font-style="normal" style:text-underline-type="none" fo:font-weight="normal"/>
    </style:style>
    <style:style style:family="text" style:name="T517">
      <style:text-properties fo:color="#000000" fo:font-family="Calibri" fo:font-size="11pt" fo:font-style="normal" style:text-underline-type="none" fo:font-weight="normal"/>
    </style:style>
    <style:style style:family="text" style:name="T518">
      <style:text-properties fo:color="#000000" fo:font-family="Calibri" fo:font-size="11pt" fo:font-style="normal" style:text-underline-type="none" fo:font-weight="normal"/>
    </style:style>
    <style:style style:family="text" style:name="T519">
      <style:text-properties fo:color="#000000" fo:font-family="Calibri" fo:font-size="11pt" fo:font-style="normal" style:text-underline-type="none" fo:font-weight="normal"/>
    </style:style>
    <style:style style:family="text" style:name="T520">
      <style:text-properties fo:color="#000000" fo:font-family="Calibri" fo:font-size="11pt" fo:font-style="normal" style:text-underline-type="none" fo:font-weight="normal"/>
    </style:style>
    <style:style style:family="table-row" style:name="ro102">
      <style:table-row-properties style:row-height="15pt" style:use-optimal-row-height="false" fo:break-before="auto"/>
    </style:style>
    <style:style style:family="text" style:name="T521">
      <style:text-properties fo:color="#000000" fo:font-family="Calibri" fo:font-size="11pt" fo:font-style="normal" style:text-underline-type="none" fo:font-weight="normal"/>
    </style:style>
    <style:style style:family="text" style:name="T522">
      <style:text-properties fo:color="#000000" fo:font-family="Calibri" fo:font-size="11pt" fo:font-style="normal" style:text-underline-type="none" fo:font-weight="normal"/>
    </style:style>
    <style:style style:family="text" style:name="T523">
      <style:text-properties fo:color="#000000" fo:font-family="Calibri" fo:font-size="11pt" fo:font-style="normal" style:text-underline-type="none" fo:font-weight="normal"/>
    </style:style>
    <style:style style:family="text" style:name="T524">
      <style:text-properties fo:color="#000000" fo:font-family="Calibri" fo:font-size="11pt" fo:font-style="normal" style:text-underline-type="none" fo:font-weight="normal"/>
    </style:style>
    <style:style style:family="text" style:name="T525">
      <style:text-properties fo:color="#000000" fo:font-family="Calibri" fo:font-size="11pt" fo:font-style="normal" style:text-underline-type="none" fo:font-weight="normal"/>
    </style:style>
    <style:style style:family="table-row" style:name="ro103">
      <style:table-row-properties style:row-height="15pt" style:use-optimal-row-height="false" fo:break-before="auto"/>
    </style:style>
    <style:style style:family="text" style:name="T526">
      <style:text-properties fo:color="#000000" fo:font-family="Calibri" fo:font-size="11pt" fo:font-style="normal" style:text-underline-type="none" fo:font-weight="normal"/>
    </style:style>
    <style:style style:family="text" style:name="T527">
      <style:text-properties fo:color="#000000" fo:font-family="Calibri" fo:font-size="11pt" fo:font-style="normal" style:text-underline-type="none" fo:font-weight="normal"/>
    </style:style>
    <style:style style:family="text" style:name="T528">
      <style:text-properties fo:color="#000000" fo:font-family="Calibri" fo:font-size="11pt" fo:font-style="normal" style:text-underline-type="none" fo:font-weight="normal"/>
    </style:style>
    <style:style style:family="text" style:name="T529">
      <style:text-properties fo:color="#000000" fo:font-family="Calibri" fo:font-size="11pt" fo:font-style="normal" style:text-underline-type="none" fo:font-weight="normal"/>
    </style:style>
    <style:style style:family="text" style:name="T530">
      <style:text-properties fo:color="#000000" fo:font-family="Calibri" fo:font-size="11pt" fo:font-style="normal" style:text-underline-type="none" fo:font-weight="normal"/>
    </style:style>
    <style:style style:family="table-row" style:name="ro104">
      <style:table-row-properties style:row-height="15pt" style:use-optimal-row-height="false" fo:break-before="auto"/>
    </style:style>
    <style:style style:family="text" style:name="T531">
      <style:text-properties fo:color="#000000" fo:font-family="Calibri" fo:font-size="11pt" fo:font-style="normal" style:text-underline-type="none" fo:font-weight="normal"/>
    </style:style>
    <style:style style:family="text" style:name="T532">
      <style:text-properties fo:color="#000000" fo:font-family="Calibri" fo:font-size="11pt" fo:font-style="normal" style:text-underline-type="none" fo:font-weight="normal"/>
    </style:style>
    <style:style style:family="text" style:name="T533">
      <style:text-properties fo:color="#000000" fo:font-family="Calibri" fo:font-size="11pt" fo:font-style="normal" style:text-underline-type="none" fo:font-weight="normal"/>
    </style:style>
    <style:style style:family="text" style:name="T534">
      <style:text-properties fo:color="#000000" fo:font-family="Calibri" fo:font-size="11pt" fo:font-style="normal" style:text-underline-type="none" fo:font-weight="normal"/>
    </style:style>
    <style:style style:family="text" style:name="T535">
      <style:text-properties fo:color="#000000" fo:font-family="Calibri" fo:font-size="11pt" fo:font-style="normal" style:text-underline-type="none" fo:font-weight="normal"/>
    </style:style>
    <style:style style:family="table-row" style:name="ro105">
      <style:table-row-properties style:row-height="15pt" style:use-optimal-row-height="false" fo:break-before="auto"/>
    </style:style>
  </office:automatic-styles>
  <office:body>
    <office:spreadsheet>
      <table:table table:name="datos" table:style-name="ta1">
        <table:table-column table:number-columns-repeated="3" table:style-name="co2" table:default-cell-style-name="ce4"/>
        <table:table-column table:style-name="co3" table:default-cell-style-name="ce4"/>
        <table:table-column table:style-name="co4" table:default-cell-style-name="ce4"/>
        <table:table-column table:number-columns-repeated="4" table:style-name="co5" table:default-cell-style-name="ce4"/>
        <table:table-column table:style-name="co6" table:default-cell-style-name="ce4"/>
        <table:table-column table:style-name="co7" table:default-cell-style-name="ce4"/>
        <table:table-column table:number-columns-repeated="4" table:style-name="co8" table:default-cell-style-name="ce4"/>
        <table:table-column table:style-name="co9" table:default-cell-style-name="ce4"/>
        <table:table-column table:style-name="co10" table:default-cell-style-name="ce4"/>
        <table:table-column table:number-columns-repeated="2" table:style-name="co11" table:default-cell-style-name="ce4"/>
        <table:table-column table:style-name="co12" table:default-cell-style-name="ce4"/>
        <table:table-column table:number-columns-repeated="1105" table:style-name="co13" table:default-cell-style-name="ce4"/>
        <table:table-column table:style-name="co14" table:default-cell-style-name="ce4"/>
        <table:table-column table:number-columns-repeated="100" table:style-name="co15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ID</text:span></text:p>
          </table:table-cell>
          <table:table-cell office:value-type="string">
            <text:p><text:span text:style-name="T2">Tanda</text:span></text:p>
          </table:table-cell>
          <table:table-cell table:style-name="ce5" office:value-type="string">
            <text:p>Subtanda</text:p>
          </table:table-cell>
          <table:table-cell office:value-type="string">
            <text:p><text:span text:style-name="T3">Repeticion</text:span></text:p>
          </table:table-cell>
          <table:table-cell office:value-type="string">
            <text:p><text:span text:style-name="T4">Area_ROI</text:span></text:p>
          </table:table-cell>
          <table:table-cell office:value-type="string">
            <text:p><text:span text:style-name="T5">Mean_Fit_Error_ROI</text:span></text:p>
          </table:table-cell>
          <table:table-cell office:value-type="string">
            <text:p><text:span text:style-name="T6">Vol_liver</text:span></text:p>
          </table:table-cell>
          <table:table-cell office:value-type="string">
            <text:p><text:span text:style-name="T7">Mean_Fit_Error_Vol</text:span></text:p>
          </table:table-cell>
          <table:table-cell office:value-type="string">
            <text:p><text:span text:style-name="T8">FF_ROI</text:span></text:p>
          </table:table-cell>
          <table:table-cell office:value-type="string">
            <text:p><text:span text:style-name="T9">std_FF_ROI</text:span></text:p>
          </table:table-cell>
          <table:table-cell office:value-type="string">
            <text:p><text:span text:style-name="T10">FF_Vol</text:span></text:p>
          </table:table-cell>
          <table:table-cell office:value-type="string">
            <text:p><text:span text:style-name="T11">std_FF_Vol</text:span></text:p>
          </table:table-cell>
          <table:table-cell office:value-type="string">
            <text:p><text:span text:style-name="T12">R2*_ROI</text:span></text:p>
          </table:table-cell>
          <table:table-cell office:value-type="string">
            <text:p><text:span text:style-name="T13">std_R2*_ROI</text:span></text:p>
          </table:table-cell>
          <table:table-cell office:value-type="string">
            <text:p><text:span text:style-name="T14">R2*_Vol_px</text:span></text:p>
          </table:table-cell>
          <table:table-cell office:value-type="string">
            <text:p><text:span text:style-name="T15">std_R2*_Vol</text:span></text:p>
          </table:table-cell>
          <table:table-cell office:value-type="string">
            <text:p><text:span text:style-name="T16">SeriesDate</text:span></text:p>
          </table:table-cell>
          <table:table-cell office:value-type="string">
            <text:p><text:span text:style-name="T17">SeriesTime</text:span></text:p>
          </table:table-cell>
          <table:table-cell office:value-type="string">
            <text:p><text:span text:style-name="T18">SeriesNumber</text:span></text:p>
          </table:table-cell>
          <table:table-cell office:value-type="string">
            <text:p><text:span text:style-name="T19">Filename</text:span></text:p>
          </table:table-cell>
          <table:table-cell office:value-type="string">
            <text:p><text:span text:style-name="T20">SeriesDescription</text:span></text:p>
          </table:table-cell>
          <table:table-cell office:value-type="string">
            <text:p><text:span text:style-name="T21">InstanceNumber</text:span></text:p>
          </table:table-cell>
          <table:table-cell office:value-type="string">
            <text:p><text:span text:style-name="T22">Modality</text:span></text:p>
          </table:table-cell>
          <table:table-cell office:value-type="string">
            <text:p><text:span text:style-name="T23">Comments</text:span></text:p>
          </table:table-cell>
          <table:table-cell office:value-type="string">
            <text:p><text:span text:style-name="T24">Comentarios conjuntos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25">E-11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.8">
            <text:p>1.8</text:p>
          </table:table-cell>
          <table:table-cell office:value-type="float" office:value="58788">
            <text:p>58788</text:p>
          </table:table-cell>
          <table:table-cell office:value-type="float" office:value="2.6000000000000001">
            <text:p>2.6000000000000001</text:p>
          </table:table-cell>
          <table:table-cell office:value-type="float" office:value="2.7999999999999998">
            <text:p>2.7999999999999998</text:p>
          </table:table-cell>
          <table:table-cell office:value-type="float" office:value="1.1000000000000001">
            <text:p>1.1000000000000001</text:p>
          </table:table-cell>
          <table:table-cell office:value-type="float" office:value="4.5">
            <text:p>4.5</text:p>
          </table:table-cell>
          <table:table-cell office:value-type="float" office:value="8.5999999999999996">
            <text:p>8.5999999999999996</text:p>
          </table:table-cell>
          <table:table-cell office:value-type="float" office:value="66.599999999999994">
            <text:p>66.599999999999994</text:p>
          </table:table-cell>
          <table:table-cell office:value-type="float" office:value="3.8999999999999999">
            <text:p>3.8999999999999999</text:p>
          </table:table-cell>
          <table:table-cell office:value-type="float" office:value="68.099999999999994">
            <text:p>68.099999999999994</text:p>
          </table:table-cell>
          <table:table-cell office:value-type="float" office:value="23.699999999999999">
            <text:p>23.699999999999999</text:p>
          </table:table-cell>
          <table:table-cell office:value-type="float" office:value="20220701">
            <text:p>20220701</text:p>
          </table:table-cell>
          <table:table-cell office:value-type="float" office:value="203547.66099999999">
            <text:p>203547.66099999999</text:p>
          </table:table-cell>
          <table:table-cell office:value-type="float" office:value="163">
            <text:p>163</text:p>
          </table:table-cell>
          <table:table-cell office:value-type="string">
            <text:p><text:span text:style-name="T26">E-112-0/20220713.70743.45102.52781.EXTREME</text:span></text:p>
          </table:table-cell>
          <table:table-cell office:value-type="string">
            <text:p><text:span text:style-name="T27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8">PR</text:span></text:p>
          </table:table-cell>
          <table:table-cell office:value-type="string">
            <text:p><text:span text:style-name="T29">Keyword error. Could not read values. </text:span></text:p>
          </table:table-cell>
          <table:table-cell table:style-name="ce6" table:number-columns-spanned="1" table:number-rows-spanned="15"/>
          <table:table-cell table:number-columns-repeated="1024"/>
        </table:table-row>
        <table:table-row table:style-name="ro4">
          <table:table-cell office:value-type="string">
            <text:p><text:span text:style-name="T30">E-11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.3999999999999999">
            <text:p>1.3999999999999999</text:p>
          </table:table-cell>
          <table:table-cell office:value-type="float" office:value="59119">
            <text:p>59119</text:p>
          </table:table-cell>
          <table:table-cell office:value-type="float" office:value="2.6000000000000001">
            <text:p>2.6000000000000001</text:p>
          </table:table-cell>
          <table:table-cell office:value-type="float" office:value="2.2000000000000002">
            <text:p>2.2000000000000002</text:p>
          </table:table-cell>
          <table:table-cell office:value-type="float" office:value="1.2">
            <text:p>1.2</text:p>
          </table:table-cell>
          <table:table-cell office:value-type="float" office:value="4.0999999999999996">
            <text:p>4.0999999999999996</text:p>
          </table:table-cell>
          <table:table-cell office:value-type="float" office:value="7.2999999999999998">
            <text:p>7.2999999999999998</text:p>
          </table:table-cell>
          <table:table-cell office:value-type="float" office:value="69.400000000000006">
            <text:p>69.400000000000006</text:p>
          </table:table-cell>
          <table:table-cell office:value-type="float" office:value="5.2000000000000002">
            <text:p>5.2000000000000002</text:p>
          </table:table-cell>
          <table:table-cell office:value-type="float" office:value="71">
            <text:p>71</text:p>
          </table:table-cell>
          <table:table-cell office:value-type="float" office:value="25.699999999999999">
            <text:p>25.699999999999999</text:p>
          </table:table-cell>
          <table:table-cell office:value-type="float" office:value="20220701">
            <text:p>20220701</text:p>
          </table:table-cell>
          <table:table-cell office:value-type="float" office:value="204624.63399999999">
            <text:p>204624.63399999999</text:p>
          </table:table-cell>
          <table:table-cell office:value-type="float" office:value="295">
            <text:p>295</text:p>
          </table:table-cell>
          <table:table-cell office:value-type="string">
            <text:p><text:span text:style-name="T31">E-112-0/20220713.70733.84079.45074.EXTREME</text:span></text:p>
          </table:table-cell>
          <table:table-cell office:value-type="string">
            <text:p><text:span text:style-name="T32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3">PR</text:span></text:p>
          </table:table-cell>
          <table:table-cell office:value-type="string">
            <text:p><text:span text:style-name="T3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5">
          <table:table-cell office:value-type="string">
            <text:p><text:span text:style-name="T35">E-11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.8">
            <text:p>1.8</text:p>
          </table:table-cell>
          <table:table-cell office:value-type="float" office:value="59119">
            <text:p>59119</text:p>
          </table:table-cell>
          <table:table-cell office:value-type="float" office:value="2.7000000000000002">
            <text:p>2.7000000000000002</text:p>
          </table:table-cell>
          <table:table-cell office:value-type="float" office:value="2.3999999999999999">
            <text:p>2.3999999999999999</text:p>
          </table:table-cell>
          <table:table-cell office:value-type="float" office:value="1.1000000000000001">
            <text:p>1.1000000000000001</text:p>
          </table:table-cell>
          <table:table-cell office:value-type="float" office:value="4.5">
            <text:p>4.5</text:p>
          </table:table-cell>
          <table:table-cell office:value-type="float" office:value="8.0999999999999996">
            <text:p>8.0999999999999996</text:p>
          </table:table-cell>
          <table:table-cell office:value-type="float" office:value="67">
            <text:p>67</text:p>
          </table:table-cell>
          <table:table-cell office:value-type="float" office:value="5.2000000000000002">
            <text:p>5.2000000000000002</text:p>
          </table:table-cell>
          <table:table-cell office:value-type="float" office:value="71.299999999999997">
            <text:p>71.299999999999997</text:p>
          </table:table-cell>
          <table:table-cell office:value-type="float" office:value="25">
            <text:p>25</text:p>
          </table:table-cell>
          <table:table-cell office:value-type="float" office:value="20220701">
            <text:p>20220701</text:p>
          </table:table-cell>
          <table:table-cell office:value-type="float" office:value="204911.64600000001">
            <text:p>204911.64600000001</text:p>
          </table:table-cell>
          <table:table-cell office:value-type="float" office:value="355">
            <text:p>355</text:p>
          </table:table-cell>
          <table:table-cell office:value-type="string">
            <text:p><text:span text:style-name="T36">E-112-0/20220713.70756.52635.21011.EXTREME</text:span></text:p>
          </table:table-cell>
          <table:table-cell office:value-type="string">
            <text:p><text:span text:style-name="T37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8">PR</text:span></text:p>
          </table:table-cell>
          <table:table-cell office:value-type="string">
            <text:p><text:span text:style-name="T3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6">
          <table:table-cell office:value-type="string">
            <text:p><text:span text:style-name="T40">E-11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.1000000000000001">
            <text:p>2.1000000000000001</text:p>
          </table:table-cell>
          <table:table-cell office:value-type="float" office:value="57939">
            <text:p>57939</text:p>
          </table:table-cell>
          <table:table-cell office:value-type="float" office:value="2.6000000000000001">
            <text:p>2.6000000000000001</text:p>
          </table:table-cell>
          <table:table-cell office:value-type="float" office:value="2.2000000000000002">
            <text:p>2.2000000000000002</text:p>
          </table:table-cell>
          <table:table-cell office:value-type="float" office:value="1">
            <text:p>1</text:p>
          </table:table-cell>
          <table:table-cell office:value-type="float" office:value="4.2999999999999998">
            <text:p>4.2999999999999998</text:p>
          </table:table-cell>
          <table:table-cell office:value-type="float" office:value="7.9000000000000004">
            <text:p>7.9000000000000004</text:p>
          </table:table-cell>
          <table:table-cell office:value-type="float" office:value="86.200000000000003">
            <text:p>86.200000000000003</text:p>
          </table:table-cell>
          <table:table-cell office:value-type="float" office:value="5.9000000000000004">
            <text:p>5.9000000000000004</text:p>
          </table:table-cell>
          <table:table-cell office:value-type="float" office:value="68.900000000000006">
            <text:p>68.900000000000006</text:p>
          </table:table-cell>
          <table:table-cell office:value-type="float" office:value="23">
            <text:p>23</text:p>
          </table:table-cell>
          <table:table-cell office:value-type="float" office:value="20220701">
            <text:p>20220701</text:p>
          </table:table-cell>
          <table:table-cell office:value-type="float" office:value="203757.29999999999">
            <text:p>203757.29999999999</text:p>
          </table:table-cell>
          <table:table-cell office:value-type="float" office:value="191">
            <text:p>191</text:p>
          </table:table-cell>
          <table:table-cell office:value-type="string">
            <text:p><text:span text:style-name="T41">E-112-0/20220713.70754.25441.37087.EXTREME</text:span></text:p>
          </table:table-cell>
          <table:table-cell office:value-type="string">
            <text:p><text:span text:style-name="T42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3">PR</text:span></text:p>
          </table:table-cell>
          <table:table-cell office:value-type="string">
            <text:p><text:span text:style-name="T4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7">
          <table:table-cell office:value-type="string">
            <text:p><text:span text:style-name="T45">E-11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2.1000000000000001">
            <text:p>2.1000000000000001</text:p>
          </table:table-cell>
          <table:table-cell office:value-type="float" office:value="61620">
            <text:p>61620</text:p>
          </table:table-cell>
          <table:table-cell office:value-type="float" office:value="2.7999999999999998">
            <text:p>2.7999999999999998</text:p>
          </table:table-cell>
          <table:table-cell office:value-type="float" office:value="2.1000000000000001">
            <text:p>2.10000000000000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.3000000000000007">
            <text:p>8.3000000000000007</text:p>
          </table:table-cell>
          <table:table-cell office:value-type="float" office:value="71">
            <text:p>71</text:p>
          </table:table-cell>
          <table:table-cell office:value-type="float" office:value="7.7999999999999998">
            <text:p>7.7999999999999998</text:p>
          </table:table-cell>
          <table:table-cell office:value-type="float" office:value="69">
            <text:p>69</text:p>
          </table:table-cell>
          <table:table-cell office:value-type="float" office:value="25.899999999999999">
            <text:p>25.899999999999999</text:p>
          </table:table-cell>
          <table:table-cell office:value-type="float" office:value="20220701">
            <text:p>20220701</text:p>
          </table:table-cell>
          <table:table-cell office:value-type="float" office:value="202451.394">
            <text:p>202451.394</text:p>
          </table:table-cell>
          <table:table-cell office:value-type="float" office:value="105">
            <text:p>105</text:p>
          </table:table-cell>
          <table:table-cell office:value-type="string">
            <text:p><text:span text:style-name="T46">E-112-0/20220713.70721.35393.33267.EXTREME</text:span></text:p>
          </table:table-cell>
          <table:table-cell office:value-type="string">
            <text:p><text:span text:style-name="T47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8">PR</text:span></text:p>
          </table:table-cell>
          <table:table-cell office:value-type="string">
            <text:p><text:span text:style-name="T4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8">
          <table:table-cell office:value-type="string">
            <text:p><text:span text:style-name="T50">E-11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.2000000000000002">
            <text:p>2.2000000000000002</text:p>
          </table:table-cell>
          <table:table-cell office:value-type="float" office:value="60212">
            <text:p>60212</text:p>
          </table:table-cell>
          <table:table-cell office:value-type="float" office:value="2.7000000000000002">
            <text:p>2.7000000000000002</text:p>
          </table:table-cell>
          <table:table-cell office:value-type="float" office:value="1.8999999999999999">
            <text:p>1.8999999999999999</text:p>
          </table:table-cell>
          <table:table-cell office:value-type="float" office:value="1">
            <text:p>1</text:p>
          </table:table-cell>
          <table:table-cell office:value-type="float" office:value="5.2000000000000002">
            <text:p>5.2000000000000002</text:p>
          </table:table-cell>
          <table:table-cell office:value-type="float" office:value="10.5">
            <text:p>10.5</text:p>
          </table:table-cell>
          <table:table-cell office:value-type="float" office:value="75.400000000000006">
            <text:p>75.400000000000006</text:p>
          </table:table-cell>
          <table:table-cell office:value-type="float" office:value="7.9000000000000004">
            <text:p>7.9000000000000004</text:p>
          </table:table-cell>
          <table:table-cell office:value-type="float" office:value="71">
            <text:p>71</text:p>
          </table:table-cell>
          <table:table-cell office:value-type="float" office:value="25.800000000000001">
            <text:p>25.800000000000001</text:p>
          </table:table-cell>
          <table:table-cell office:value-type="float" office:value="20220701">
            <text:p>20220701</text:p>
          </table:table-cell>
          <table:table-cell office:value-type="float" office:value="204008.97500000001">
            <text:p>204008.97500000001</text:p>
          </table:table-cell>
          <table:table-cell office:value-type="float" office:value="219">
            <text:p>219</text:p>
          </table:table-cell>
          <table:table-cell office:value-type="string">
            <text:p><text:span text:style-name="T51">E-112-0/20220713.70704.63566.43914.EXTREME</text:span></text:p>
          </table:table-cell>
          <table:table-cell office:value-type="string">
            <text:p><text:span text:style-name="T52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53">PR</text:span></text:p>
          </table:table-cell>
          <table:table-cell office:value-type="string">
            <text:p><text:span text:style-name="T5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9">
          <table:table-cell office:value-type="string">
            <text:p><text:span text:style-name="T55">E-11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.7">
            <text:p>1.7</text:p>
          </table:table-cell>
          <table:table-cell office:value-type="float" office:value="61424">
            <text:p>61424</text:p>
          </table:table-cell>
          <table:table-cell office:value-type="float" office:value="2.7999999999999998">
            <text:p>2.7999999999999998</text:p>
          </table:table-cell>
          <table:table-cell office:value-type="float" office:value="1.7">
            <text:p>1.7</text:p>
          </table:table-cell>
          <table:table-cell office:value-type="float" office:value="0.90000000000000002">
            <text:p>0.90000000000000002</text:p>
          </table:table-cell>
          <table:table-cell office:value-type="float" office:value="5.7999999999999998">
            <text:p>5.7999999999999998</text:p>
          </table:table-cell>
          <table:table-cell office:value-type="float" office:value="12.699999999999999">
            <text:p>12.699999999999999</text:p>
          </table:table-cell>
          <table:table-cell office:value-type="float" office:value="60.799999999999997">
            <text:p>60.799999999999997</text:p>
          </table:table-cell>
          <table:table-cell office:value-type="float" office:value="7.2000000000000002">
            <text:p>7.2000000000000002</text:p>
          </table:table-cell>
          <table:table-cell office:value-type="float" office:value="67.099999999999994">
            <text:p>67.099999999999994</text:p>
          </table:table-cell>
          <table:table-cell office:value-type="float" office:value="27">
            <text:p>27</text:p>
          </table:table-cell>
          <table:table-cell office:value-type="float" office:value="20220701">
            <text:p>20220701</text:p>
          </table:table-cell>
          <table:table-cell office:value-type="float" office:value="201841.50599999999">
            <text:p>201841.50599999999</text:p>
          </table:table-cell>
          <table:table-cell office:value-type="float" office:value="74">
            <text:p>74</text:p>
          </table:table-cell>
          <table:table-cell office:value-type="string">
            <text:p><text:span text:style-name="T56">E-112-0/20220713.70708.47874.23784.EXTREME</text:span></text:p>
          </table:table-cell>
          <table:table-cell office:value-type="string">
            <text:p><text:span text:style-name="T57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58">PR</text:span></text:p>
          </table:table-cell>
          <table:table-cell office:value-type="string">
            <text:p><text:span text:style-name="T5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10">
          <table:table-cell office:value-type="string">
            <text:p><text:span text:style-name="T60">E-11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.5">
            <text:p>1.5</text:p>
          </table:table-cell>
          <table:table-cell office:value-type="float" office:value="60775">
            <text:p>60775</text:p>
          </table:table-cell>
          <table:table-cell office:value-type="float" office:value="2.7000000000000002">
            <text:p>2.7000000000000002</text:p>
          </table:table-cell>
          <table:table-cell office:value-type="float" office:value="1.6000000000000001">
            <text:p>1.6000000000000001</text:p>
          </table:table-cell>
          <table:table-cell office:value-type="float" office:value="0.90000000000000002">
            <text:p>0.90000000000000002</text:p>
          </table:table-cell>
          <table:table-cell office:value-type="float" office:value="4.2000000000000002">
            <text:p>4.2000000000000002</text:p>
          </table:table-cell>
          <table:table-cell office:value-type="float" office:value="8.6999999999999993">
            <text:p>8.6999999999999993</text:p>
          </table:table-cell>
          <table:table-cell office:value-type="float" office:value="69.799999999999997">
            <text:p>69.799999999999997</text:p>
          </table:table-cell>
          <table:table-cell office:value-type="float" office:value="6.0999999999999996">
            <text:p>6.0999999999999996</text:p>
          </table:table-cell>
          <table:table-cell office:value-type="float" office:value="68.200000000000003">
            <text:p>68.200000000000003</text:p>
          </table:table-cell>
          <table:table-cell office:value-type="float" office:value="24.899999999999999">
            <text:p>24.899999999999999</text:p>
          </table:table-cell>
          <table:table-cell office:value-type="float" office:value="20220701">
            <text:p>20220701</text:p>
          </table:table-cell>
          <table:table-cell office:value-type="float" office:value="201251.421">
            <text:p>201251.421</text:p>
          </table:table-cell>
          <table:table-cell office:value-type="float" office:value="44">
            <text:p>44</text:p>
          </table:table-cell>
          <table:table-cell office:value-type="string">
            <text:p><text:span text:style-name="T61">E-112-0/20220713.70757.60357.50007.EXTREME</text:span></text:p>
          </table:table-cell>
          <table:table-cell office:value-type="string">
            <text:p><text:span text:style-name="T62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63">PR</text:span></text:p>
          </table:table-cell>
          <table:table-cell office:value-type="string">
            <text:p><text:span text:style-name="T6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11">
          <table:table-cell office:value-type="string">
            <text:p><text:span text:style-name="T65">E-11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.2000000000000002">
            <text:p>2.2000000000000002</text:p>
          </table:table-cell>
          <table:table-cell office:value-type="float" office:value="59119">
            <text:p>59119</text:p>
          </table:table-cell>
          <table:table-cell office:value-type="float" office:value="2.8999999999999999">
            <text:p>2.8999999999999999</text:p>
          </table:table-cell>
          <table:table-cell office:value-type="float" office:value="2.5">
            <text:p>2.5</text:p>
          </table:table-cell>
          <table:table-cell office:value-type="float" office:value="1.3">
            <text:p>1.3</text:p>
          </table:table-cell>
          <table:table-cell office:value-type="float" office:value="4.2999999999999998">
            <text:p>4.2999999999999998</text:p>
          </table:table-cell>
          <table:table-cell office:value-type="float" office:value="7.7000000000000002">
            <text:p>7.7000000000000002</text:p>
          </table:table-cell>
          <table:table-cell office:value-type="float" office:value="74.200000000000003">
            <text:p>74.200000000000003</text:p>
          </table:table-cell>
          <table:table-cell office:value-type="float" office:value="5.0999999999999996">
            <text:p>5.0999999999999996</text:p>
          </table:table-cell>
          <table:table-cell office:value-type="float" office:value="74.099999999999994">
            <text:p>74.099999999999994</text:p>
          </table:table-cell>
          <table:table-cell office:value-type="float" office:value="31.300000000000001">
            <text:p>31.300000000000001</text:p>
          </table:table-cell>
          <table:table-cell office:value-type="float" office:value="20220701">
            <text:p>20220701</text:p>
          </table:table-cell>
          <table:table-cell office:value-type="float" office:value="205004.89300000001">
            <text:p>205004.89300000001</text:p>
          </table:table-cell>
          <table:table-cell office:value-type="float" office:value="375">
            <text:p>375</text:p>
          </table:table-cell>
          <table:table-cell office:value-type="string">
            <text:p><text:span text:style-name="T66">E-112-0/20220713.70703.90580.16254.EXTREME</text:span></text:p>
          </table:table-cell>
          <table:table-cell office:value-type="string">
            <text:p><text:span text:style-name="T67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68">PR</text:span></text:p>
          </table:table-cell>
          <table:table-cell office:value-type="string">
            <text:p><text:span text:style-name="T6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12">
          <table:table-cell office:value-type="string">
            <text:p><text:span text:style-name="T70">E-11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.3999999999999999">
            <text:p>1.3999999999999999</text:p>
          </table:table-cell>
          <table:table-cell office:value-type="float" office:value="59119">
            <text:p>59119</text:p>
          </table:table-cell>
          <table:table-cell office:value-type="float" office:value="2.6000000000000001">
            <text:p>2.6000000000000001</text:p>
          </table:table-cell>
          <table:table-cell office:value-type="float" office:value="2">
            <text:p>2</text:p>
          </table:table-cell>
          <table:table-cell office:value-type="float" office:value="1.3">
            <text:p>1.3</text:p>
          </table:table-cell>
          <table:table-cell office:value-type="float" office:value="4.5">
            <text:p>4.5</text:p>
          </table:table-cell>
          <table:table-cell office:value-type="float" office:value="8.0999999999999996">
            <text:p>8.0999999999999996</text:p>
          </table:table-cell>
          <table:table-cell office:value-type="float" office:value="59.899999999999999">
            <text:p>59.899999999999999</text:p>
          </table:table-cell>
          <table:table-cell office:value-type="float" office:value="6">
            <text:p>6</text:p>
          </table:table-cell>
          <table:table-cell office:value-type="float" office:value="72.299999999999997">
            <text:p>72.299999999999997</text:p>
          </table:table-cell>
          <table:table-cell office:value-type="float" office:value="27">
            <text:p>27</text:p>
          </table:table-cell>
          <table:table-cell office:value-type="float" office:value="20220701">
            <text:p>20220701</text:p>
          </table:table-cell>
          <table:table-cell office:value-type="float" office:value="204725.18700000001">
            <text:p>204725.18700000001</text:p>
          </table:table-cell>
          <table:table-cell office:value-type="float" office:value="315">
            <text:p>315</text:p>
          </table:table-cell>
          <table:table-cell office:value-type="string">
            <text:p><text:span text:style-name="T71">E-112-0/20220713.70741.18896.32125.EXTREME</text:span></text:p>
          </table:table-cell>
          <table:table-cell office:value-type="string">
            <text:p><text:span text:style-name="T72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73">PR</text:span></text:p>
          </table:table-cell>
          <table:table-cell office:value-type="string">
            <text:p><text:span text:style-name="T7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13">
          <table:table-cell office:value-type="string">
            <text:p><text:span text:style-name="T75">E-11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.8">
            <text:p>1.8</text:p>
          </table:table-cell>
          <table:table-cell office:value-type="float" office:value="59086">
            <text:p>59086</text:p>
          </table:table-cell>
          <table:table-cell office:value-type="float" office:value="2.6000000000000001">
            <text:p>2.6000000000000001</text:p>
          </table:table-cell>
          <table:table-cell office:value-type="float" office:value="2.2999999999999998">
            <text:p>2.29999999999999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.4000000000000004">
            <text:p>9.4000000000000004</text:p>
          </table:table-cell>
          <table:table-cell office:value-type="float" office:value="62">
            <text:p>62</text:p>
          </table:table-cell>
          <table:table-cell office:value-type="float" office:value="4.7000000000000002">
            <text:p>4.7000000000000002</text:p>
          </table:table-cell>
          <table:table-cell office:value-type="float" office:value="68.599999999999994">
            <text:p>68.599999999999994</text:p>
          </table:table-cell>
          <table:table-cell office:value-type="float" office:value="22.800000000000001">
            <text:p>22.800000000000001</text:p>
          </table:table-cell>
          <table:table-cell office:value-type="float" office:value="20220701">
            <text:p>20220701</text:p>
          </table:table-cell>
          <table:table-cell office:value-type="float" office:value="204235.18900000001">
            <text:p>204235.18900000001</text:p>
          </table:table-cell>
          <table:table-cell office:value-type="float" office:value="247">
            <text:p>247</text:p>
          </table:table-cell>
          <table:table-cell office:value-type="string">
            <text:p><text:span text:style-name="T76">E-112-0/20220713.70715.03256.23826.EXTREME</text:span></text:p>
          </table:table-cell>
          <table:table-cell office:value-type="string">
            <text:p><text:span text:style-name="T77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78">PR</text:span></text:p>
          </table:table-cell>
          <table:table-cell office:value-type="string">
            <text:p><text:span text:style-name="T7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14">
          <table:table-cell office:value-type="string">
            <text:p><text:span text:style-name="T80">E-11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.6000000000000001">
            <text:p>1.6000000000000001</text:p>
          </table:table-cell>
          <table:table-cell office:value-type="float" office:value="59119">
            <text:p>59119</text:p>
          </table:table-cell>
          <table:table-cell office:value-type="float" office:value="2.6000000000000001">
            <text:p>2.6000000000000001</text:p>
          </table:table-cell>
          <table:table-cell office:value-type="float" office:value="2.2000000000000002">
            <text:p>2.2000000000000002</text:p>
          </table:table-cell>
          <table:table-cell office:value-type="float" office:value="1.1000000000000001">
            <text:p>1.1000000000000001</text:p>
          </table:table-cell>
          <table:table-cell office:value-type="float" office:value="3.7999999999999998">
            <text:p>3.7999999999999998</text:p>
          </table:table-cell>
          <table:table-cell office:value-type="float" office:value="6.9000000000000004">
            <text:p>6.9000000000000004</text:p>
          </table:table-cell>
          <table:table-cell office:value-type="float" office:value="65.5">
            <text:p>65.5</text:p>
          </table:table-cell>
          <table:table-cell office:value-type="float" office:value="6.9000000000000004">
            <text:p>6.9000000000000004</text:p>
          </table:table-cell>
          <table:table-cell office:value-type="float" office:value="70">
            <text:p>70</text:p>
          </table:table-cell>
          <table:table-cell office:value-type="float" office:value="23.399999999999999">
            <text:p>23.399999999999999</text:p>
          </table:table-cell>
          <table:table-cell office:value-type="float" office:value="20220701">
            <text:p>20220701</text:p>
          </table:table-cell>
          <table:table-cell office:value-type="float" office:value="204459.41899999999">
            <text:p>204459.41899999999</text:p>
          </table:table-cell>
          <table:table-cell office:value-type="float" office:value="275">
            <text:p>275</text:p>
          </table:table-cell>
          <table:table-cell office:value-type="string">
            <text:p><text:span text:style-name="T81">E-112-0/20220713.70726.74276.21452.EXTREME</text:span></text:p>
          </table:table-cell>
          <table:table-cell office:value-type="string">
            <text:p><text:span text:style-name="T82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83">PR</text:span></text:p>
          </table:table-cell>
          <table:table-cell office:value-type="string">
            <text:p><text:span text:style-name="T8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15">
          <table:table-cell office:value-type="string">
            <text:p><text:span text:style-name="T85">E-11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3.3999999999999999">
            <text:p>3.3999999999999999</text:p>
          </table:table-cell>
          <table:table-cell office:value-type="float" office:value="58781">
            <text:p>58781</text:p>
          </table:table-cell>
          <table:table-cell office:value-type="float" office:value="2.7999999999999998">
            <text:p>2.7999999999999998</text:p>
          </table:table-cell>
          <table:table-cell office:value-type="float" office:value="1.2">
            <text:p>1.2</text:p>
          </table:table-cell>
          <table:table-cell office:value-type="float" office:value="1.1000000000000001">
            <text:p>1.1000000000000001</text:p>
          </table:table-cell>
          <table:table-cell office:value-type="float" office:value="4.4000000000000004">
            <text:p>4.4000000000000004</text:p>
          </table:table-cell>
          <table:table-cell office:value-type="float" office:value="8.5">
            <text:p>8.5</text:p>
          </table:table-cell>
          <table:table-cell office:value-type="float" office:value="58">
            <text:p>58</text:p>
          </table:table-cell>
          <table:table-cell office:value-type="float" office:value="15.199999999999999">
            <text:p>15.199999999999999</text:p>
          </table:table-cell>
          <table:table-cell office:value-type="float" office:value="72.299999999999997">
            <text:p>72.299999999999997</text:p>
          </table:table-cell>
          <table:table-cell office:value-type="float" office:value="30.399999999999999">
            <text:p>30.399999999999999</text:p>
          </table:table-cell>
          <table:table-cell office:value-type="float" office:value="20220701">
            <text:p>20220701</text:p>
          </table:table-cell>
          <table:table-cell office:value-type="float" office:value="200658.07500000001">
            <text:p>200658.07500000001</text:p>
          </table:table-cell>
          <table:table-cell office:value-type="float" office:value="14">
            <text:p>14</text:p>
          </table:table-cell>
          <table:table-cell office:value-type="string">
            <text:p><text:span text:style-name="T86">E-112-0/20220713.70740.55643.17083.EXTREME</text:span></text:p>
          </table:table-cell>
          <table:table-cell office:value-type="string">
            <text:p><text:span text:style-name="T87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88">PR</text:span></text:p>
          </table:table-cell>
          <table:table-cell office:value-type="string">
            <text:p><text:span text:style-name="T8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16">
          <table:table-cell office:value-type="string">
            <text:p><text:span text:style-name="T90">E-11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.7">
            <text:p>1.7</text:p>
          </table:table-cell>
          <table:table-cell office:value-type="float" office:value="59119">
            <text:p>59119</text:p>
          </table:table-cell>
          <table:table-cell office:value-type="float" office:value="2.6000000000000001">
            <text:p>2.6000000000000001</text:p>
          </table:table-cell>
          <table:table-cell office:value-type="float" office:value="2.2999999999999998">
            <text:p>2.2999999999999998</text:p>
          </table:table-cell>
          <table:table-cell office:value-type="float" office:value="1.1000000000000001">
            <text:p>1.1000000000000001</text:p>
          </table:table-cell>
          <table:table-cell office:value-type="float" office:value="4.4000000000000004">
            <text:p>4.4000000000000004</text:p>
          </table:table-cell>
          <table:table-cell office:value-type="float" office:value="7.9000000000000004">
            <text:p>7.9000000000000004</text:p>
          </table:table-cell>
          <table:table-cell office:value-type="float" office:value="61">
            <text:p>61</text:p>
          </table:table-cell>
          <table:table-cell office:value-type="float" office:value="5.5">
            <text:p>5.5</text:p>
          </table:table-cell>
          <table:table-cell office:value-type="float" office:value="71.5">
            <text:p>71.5</text:p>
          </table:table-cell>
          <table:table-cell office:value-type="float" office:value="27.5">
            <text:p>27.5</text:p>
          </table:table-cell>
          <table:table-cell office:value-type="float" office:value="20220701">
            <text:p>20220701</text:p>
          </table:table-cell>
          <table:table-cell office:value-type="float" office:value="204818.571">
            <text:p>204818.571</text:p>
          </table:table-cell>
          <table:table-cell office:value-type="float" office:value="335">
            <text:p>335</text:p>
          </table:table-cell>
          <table:table-cell office:value-type="string">
            <text:p><text:span text:style-name="T91">E-112-0/20220713.70748.81857.52820.EXTREME</text:span></text:p>
          </table:table-cell>
          <table:table-cell office:value-type="string">
            <text:p><text:span text:style-name="T92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93">PR</text:span></text:p>
          </table:table-cell>
          <table:table-cell office:value-type="string">
            <text:p><text:span text:style-name="T9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17">
          <table:table-cell office:value-type="string">
            <text:p><text:span text:style-name="T95">E-11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.7">
            <text:p>1.7</text:p>
          </table:table-cell>
          <table:table-cell office:value-type="float" office:value="60882">
            <text:p>60882</text:p>
          </table:table-cell>
          <table:table-cell office:value-type="float" office:value="2.5">
            <text:p>2.5</text:p>
          </table:table-cell>
          <table:table-cell office:value-type="float" office:value="2.2999999999999998">
            <text:p>2.2999999999999998</text:p>
          </table:table-cell>
          <table:table-cell office:value-type="float" office:value="1">
            <text:p>1</text:p>
          </table:table-cell>
          <table:table-cell office:value-type="float" office:value="4.2999999999999998">
            <text:p>4.2999999999999998</text:p>
          </table:table-cell>
          <table:table-cell office:value-type="float" office:value="8.5">
            <text:p>8.5</text:p>
          </table:table-cell>
          <table:table-cell office:value-type="float" office:value="62.299999999999997">
            <text:p>62.299999999999997</text:p>
          </table:table-cell>
          <table:table-cell office:value-type="float" office:value="4.9000000000000004">
            <text:p>4.9000000000000004</text:p>
          </table:table-cell>
          <table:table-cell office:value-type="float" office:value="67.099999999999994">
            <text:p>67.099999999999994</text:p>
          </table:table-cell>
          <table:table-cell office:value-type="float" office:value="23.800000000000001">
            <text:p>23.800000000000001</text:p>
          </table:table-cell>
          <table:table-cell office:value-type="float" office:value="20220701">
            <text:p>20220701</text:p>
          </table:table-cell>
          <table:table-cell office:value-type="float" office:value="203045.30799999999">
            <text:p>203045.30799999999</text:p>
          </table:table-cell>
          <table:table-cell office:value-type="float" office:value="135">
            <text:p>135</text:p>
          </table:table-cell>
          <table:table-cell office:value-type="string">
            <text:p><text:span text:style-name="T96">E-112-0/20220713.70733.07285.45955.EXTREME</text:span></text:p>
          </table:table-cell>
          <table:table-cell office:value-type="string">
            <text:p><text:span text:style-name="T97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98">PR</text:span></text:p>
          </table:table-cell>
          <table:table-cell office:value-type="string">
            <text:p><text:span text:style-name="T9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18">
          <table:table-cell office:value-type="string">
            <text:p><text:span text:style-name="T100">E-113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.5">
            <text:p>1.5</text:p>
          </table:table-cell>
          <table:table-cell office:value-type="float" office:value="73159">
            <text:p>73159</text:p>
          </table:table-cell>
          <table:table-cell office:value-type="float" office:value="3.5">
            <text:p>3.5</text:p>
          </table:table-cell>
          <table:table-cell office:value-type="float" office:value="4.9000000000000004">
            <text:p>4.9000000000000004</text:p>
          </table:table-cell>
          <table:table-cell office:value-type="float" office:value="0.90000000000000002">
            <text:p>0.90000000000000002</text:p>
          </table:table-cell>
          <table:table-cell office:value-type="float" office:value="8.5">
            <text:p>8.5</text:p>
          </table:table-cell>
          <table:table-cell office:value-type="float" office:value="13">
            <text:p>13</text:p>
          </table:table-cell>
          <table:table-cell office:value-type="float" office:value="45.600000000000001">
            <text:p>45.600000000000001</text:p>
          </table:table-cell>
          <table:table-cell office:value-type="float" office:value="6.0999999999999996">
            <text:p>6.0999999999999996</text:p>
          </table:table-cell>
          <table:table-cell office:value-type="float" office:value="49.799999999999997">
            <text:p>49.799999999999997</text:p>
          </table:table-cell>
          <table:table-cell office:value-type="float" office:value="29.899999999999999">
            <text:p>29.899999999999999</text:p>
          </table:table-cell>
          <table:table-cell office:value-type="float" office:value="20220701">
            <text:p>20220701</text:p>
          </table:table-cell>
          <table:table-cell office:value-type="float" office:value="211318.19500000001">
            <text:p>211318.19500000001</text:p>
          </table:table-cell>
          <table:table-cell office:value-type="float" office:value="76">
            <text:p>76</text:p>
          </table:table-cell>
          <table:table-cell office:value-type="string">
            <text:p><text:span text:style-name="T101">E-113-0/20220713.70718.43852.18304.EXTREME</text:span></text:p>
          </table:table-cell>
          <table:table-cell office:value-type="string">
            <text:p><text:span text:style-name="T102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03">PR</text:span></text:p>
          </table:table-cell>
          <table:table-cell office:value-type="string">
            <text:p><text:span text:style-name="T104">Keyword error. Could not read values. </text:span></text:p>
          </table:table-cell>
          <table:table-cell table:style-name="ce6" table:number-columns-spanned="1" table:number-rows-spanned="14"/>
          <table:table-cell table:number-columns-repeated="1024"/>
        </table:table-row>
        <table:table-row table:style-name="ro19">
          <table:table-cell office:value-type="string">
            <text:p><text:span text:style-name="T105">E-113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.7">
            <text:p>1.7</text:p>
          </table:table-cell>
          <table:table-cell office:value-type="float" office:value="70054">
            <text:p>70054</text:p>
          </table:table-cell>
          <table:table-cell office:value-type="float" office:value="2.7999999999999998">
            <text:p>2.7999999999999998</text:p>
          </table:table-cell>
          <table:table-cell office:value-type="float" office:value="4.4000000000000004">
            <text:p>4.4000000000000004</text:p>
          </table:table-cell>
          <table:table-cell office:value-type="float" office:value="0.90000000000000002">
            <text:p>0.90000000000000002</text:p>
          </table:table-cell>
          <table:table-cell office:value-type="float" office:value="7.9000000000000004">
            <text:p>7.9000000000000004</text:p>
          </table:table-cell>
          <table:table-cell office:value-type="float" office:value="11.6">
            <text:p>11.6</text:p>
          </table:table-cell>
          <table:table-cell office:value-type="float" office:value="40.399999999999999">
            <text:p>40.399999999999999</text:p>
          </table:table-cell>
          <table:table-cell office:value-type="float" office:value="8.9000000000000004">
            <text:p>8.9000000000000004</text:p>
          </table:table-cell>
          <table:table-cell office:value-type="float" office:value="50.600000000000001">
            <text:p>50.600000000000001</text:p>
          </table:table-cell>
          <table:table-cell office:value-type="float" office:value="23.899999999999999">
            <text:p>23.899999999999999</text:p>
          </table:table-cell>
          <table:table-cell office:value-type="float" office:value="20220701">
            <text:p>20220701</text:p>
          </table:table-cell>
          <table:table-cell office:value-type="float" office:value="210239.889">
            <text:p>210239.889</text:p>
          </table:table-cell>
          <table:table-cell office:value-type="float" office:value="14">
            <text:p>14</text:p>
          </table:table-cell>
          <table:table-cell office:value-type="string">
            <text:p><text:span text:style-name="T106">E-113-0/20220713.70757.26632.27171.EXTREME</text:span></text:p>
          </table:table-cell>
          <table:table-cell office:value-type="string">
            <text:p><text:span text:style-name="T107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08">PR</text:span></text:p>
          </table:table-cell>
          <table:table-cell office:value-type="string">
            <text:p><text:span text:style-name="T10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20">
          <table:table-cell office:value-type="string">
            <text:p><text:span text:style-name="T110">E-113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.3999999999999999">
            <text:p>1.3999999999999999</text:p>
          </table:table-cell>
          <table:table-cell office:value-type="float" office:value="73662">
            <text:p>73662</text:p>
          </table:table-cell>
          <table:table-cell office:value-type="float" office:value="2.8999999999999999">
            <text:p>2.8999999999999999</text:p>
          </table:table-cell>
          <table:table-cell office:value-type="float" office:value="5.2999999999999998">
            <text:p>5.2999999999999998</text:p>
          </table:table-cell>
          <table:table-cell office:value-type="float" office:value="0.69999999999999996">
            <text:p>0.69999999999999996</text:p>
          </table:table-cell>
          <table:table-cell office:value-type="float" office:value="6.7000000000000002">
            <text:p>6.7000000000000002</text:p>
          </table:table-cell>
          <table:table-cell office:value-type="float" office:value="9.3000000000000007">
            <text:p>9.3000000000000007</text:p>
          </table:table-cell>
          <table:table-cell office:value-type="float" office:value="45.700000000000003">
            <text:p>45.700000000000003</text:p>
          </table:table-cell>
          <table:table-cell office:value-type="float" office:value="5.7000000000000002">
            <text:p>5.7000000000000002</text:p>
          </table:table-cell>
          <table:table-cell office:value-type="float" office:value="47.700000000000003">
            <text:p>47.700000000000003</text:p>
          </table:table-cell>
          <table:table-cell office:value-type="float" office:value="19.300000000000001">
            <text:p>19.300000000000001</text:p>
          </table:table-cell>
          <table:table-cell office:value-type="float" office:value="20220701">
            <text:p>20220701</text:p>
          </table:table-cell>
          <table:table-cell office:value-type="float" office:value="213555.01800000001">
            <text:p>213555.01800000001</text:p>
          </table:table-cell>
          <table:table-cell office:value-type="float" office:value="223">
            <text:p>223</text:p>
          </table:table-cell>
          <table:table-cell office:value-type="string">
            <text:p><text:span text:style-name="T111">E-113-0/20220713.70715.86127.47955.EXTREME</text:span></text:p>
          </table:table-cell>
          <table:table-cell office:value-type="string">
            <text:p><text:span text:style-name="T112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13">PR</text:span></text:p>
          </table:table-cell>
          <table:table-cell office:value-type="string">
            <text:p><text:span text:style-name="T11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21">
          <table:table-cell office:value-type="string">
            <text:p><text:span text:style-name="T115">E-113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7">
            <text:p>1.7</text:p>
          </table:table-cell>
          <table:table-cell office:value-type="float" office:value="76143">
            <text:p>76143</text:p>
          </table:table-cell>
          <table:table-cell office:value-type="float" office:value="3">
            <text:p>3</text:p>
          </table:table-cell>
          <table:table-cell office:value-type="float" office:value="4.5999999999999996">
            <text:p>4.5999999999999996</text:p>
          </table:table-cell>
          <table:table-cell office:value-type="float" office:value="1">
            <text:p>1</text:p>
          </table:table-cell>
          <table:table-cell office:value-type="float" office:value="6.0999999999999996">
            <text:p>6.0999999999999996</text:p>
          </table:table-cell>
          <table:table-cell office:value-type="float" office:value="7.7999999999999998">
            <text:p>7.7999999999999998</text:p>
          </table:table-cell>
          <table:table-cell office:value-type="float" office:value="48.799999999999997">
            <text:p>48.799999999999997</text:p>
          </table:table-cell>
          <table:table-cell office:value-type="float" office:value="6">
            <text:p>6</text:p>
          </table:table-cell>
          <table:table-cell office:value-type="float" office:value="51.200000000000003">
            <text:p>51.200000000000003</text:p>
          </table:table-cell>
          <table:table-cell office:value-type="float" office:value="23.399999999999999">
            <text:p>23.399999999999999</text:p>
          </table:table-cell>
          <table:table-cell office:value-type="float" office:value="20220701">
            <text:p>20220701</text:p>
          </table:table-cell>
          <table:table-cell office:value-type="float" office:value="214000.834">
            <text:p>214000.834</text:p>
          </table:table-cell>
          <table:table-cell office:value-type="float" office:value="279">
            <text:p>279</text:p>
          </table:table-cell>
          <table:table-cell office:value-type="string">
            <text:p><text:span text:style-name="T116">E-113-0/20220713.70739.47101.45405.EXTREME</text:span></text:p>
          </table:table-cell>
          <table:table-cell office:value-type="string">
            <text:p><text:span text:style-name="T117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18">PR</text:span></text:p>
          </table:table-cell>
          <table:table-cell office:value-type="string">
            <text:p><text:span text:style-name="T11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22">
          <table:table-cell office:value-type="string">
            <text:p><text:span text:style-name="T120">E-113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.3999999999999999">
            <text:p>1.3999999999999999</text:p>
          </table:table-cell>
          <table:table-cell office:value-type="float" office:value="76143">
            <text:p>76143</text:p>
          </table:table-cell>
          <table:table-cell office:value-type="float" office:value="2.8999999999999999">
            <text:p>2.8999999999999999</text:p>
          </table:table-cell>
          <table:table-cell office:value-type="float" office:value="4.7999999999999998">
            <text:p>4.7999999999999998</text:p>
          </table:table-cell>
          <table:table-cell office:value-type="float" office:value="1.5">
            <text:p>1.5</text:p>
          </table:table-cell>
          <table:table-cell office:value-type="float" office:value="6.0999999999999996">
            <text:p>6.0999999999999996</text:p>
          </table:table-cell>
          <table:table-cell office:value-type="float" office:value="6.7999999999999998">
            <text:p>6.7999999999999998</text:p>
          </table:table-cell>
          <table:table-cell office:value-type="float" office:value="55.799999999999997">
            <text:p>55.799999999999997</text:p>
          </table:table-cell>
          <table:table-cell office:value-type="float" office:value="6.2999999999999998">
            <text:p>6.2999999999999998</text:p>
          </table:table-cell>
          <table:table-cell office:value-type="float" office:value="53.899999999999999">
            <text:p>53.899999999999999</text:p>
          </table:table-cell>
          <table:table-cell office:value-type="float" office:value="32.700000000000003">
            <text:p>32.700000000000003</text:p>
          </table:table-cell>
          <table:table-cell office:value-type="float" office:value="20220701">
            <text:p>20220701</text:p>
          </table:table-cell>
          <table:table-cell office:value-type="float" office:value="214053.96799999999">
            <text:p>214053.96799999999</text:p>
          </table:table-cell>
          <table:table-cell office:value-type="float" office:value="299">
            <text:p>299</text:p>
          </table:table-cell>
          <table:table-cell office:value-type="string">
            <text:p><text:span text:style-name="T121">E-113-0/20220713.70747.64302.14328.EXTREME</text:span></text:p>
          </table:table-cell>
          <table:table-cell office:value-type="string">
            <text:p><text:span text:style-name="T122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23">PR</text:span></text:p>
          </table:table-cell>
          <table:table-cell office:value-type="string">
            <text:p><text:span text:style-name="T12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23">
          <table:table-cell office:value-type="string">
            <text:p><text:span text:style-name="T125">E-113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.8">
            <text:p>1.8</text:p>
          </table:table-cell>
          <table:table-cell office:value-type="float" office:value="76143">
            <text:p>76143</text:p>
          </table:table-cell>
          <table:table-cell office:value-type="float" office:value="2.8999999999999999">
            <text:p>2.8999999999999999</text:p>
          </table:table-cell>
          <table:table-cell office:value-type="float" office:value="4.2000000000000002">
            <text:p>4.2000000000000002</text:p>
          </table:table-cell>
          <table:table-cell office:value-type="float" office:value="1.3">
            <text:p>1.3</text:p>
          </table:table-cell>
          <table:table-cell office:value-type="float" office:value="6.2000000000000002">
            <text:p>6.2000000000000002</text:p>
          </table:table-cell>
          <table:table-cell office:value-type="float" office:value="7.5">
            <text:p>7.5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54.799999999999997">
            <text:p>54.799999999999997</text:p>
          </table:table-cell>
          <table:table-cell office:value-type="float" office:value="33.5">
            <text:p>33.5</text:p>
          </table:table-cell>
          <table:table-cell office:value-type="float" office:value="20220701">
            <text:p>20220701</text:p>
          </table:table-cell>
          <table:table-cell office:value-type="float" office:value="214246.592">
            <text:p>214246.592</text:p>
          </table:table-cell>
          <table:table-cell office:value-type="float" office:value="339">
            <text:p>339</text:p>
          </table:table-cell>
          <table:table-cell office:value-type="string">
            <text:p><text:span text:style-name="T126">E-113-0/20220713.70703.84639.50317.EXTREME</text:span></text:p>
          </table:table-cell>
          <table:table-cell office:value-type="string">
            <text:p><text:span text:style-name="T127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28">PR</text:span></text:p>
          </table:table-cell>
          <table:table-cell office:value-type="string">
            <text:p><text:span text:style-name="T12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24">
          <table:table-cell office:value-type="string">
            <text:p><text:span text:style-name="T130">E-113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8999999999999999">
            <text:p>1.8999999999999999</text:p>
          </table:table-cell>
          <table:table-cell office:value-type="float" office:value="73927">
            <text:p>73927</text:p>
          </table:table-cell>
          <table:table-cell office:value-type="float" office:value="4.2000000000000002">
            <text:p>4.20000000000000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.699999999999999">
            <text:p>10.699999999999999</text:p>
          </table:table-cell>
          <table:table-cell office:value-type="float" office:value="18.5">
            <text:p>18.5</text:p>
          </table:table-cell>
          <table:table-cell office:value-type="float" office:value="32.899999999999999">
            <text:p>32.899999999999999</text:p>
          </table:table-cell>
          <table:table-cell office:value-type="float" office:value="7.5999999999999996">
            <text:p>7.5999999999999996</text:p>
          </table:table-cell>
          <table:table-cell office:value-type="float" office:value="52.299999999999997">
            <text:p>52.299999999999997</text:p>
          </table:table-cell>
          <table:table-cell office:value-type="float" office:value="39.200000000000003">
            <text:p>39.200000000000003</text:p>
          </table:table-cell>
          <table:table-cell office:value-type="float" office:value="20220701">
            <text:p>20220701</text:p>
          </table:table-cell>
          <table:table-cell office:value-type="float" office:value="212325.677">
            <text:p>212325.677</text:p>
          </table:table-cell>
          <table:table-cell office:value-type="float" office:value="137">
            <text:p>137</text:p>
          </table:table-cell>
          <table:table-cell office:value-type="string">
            <text:p><text:span text:style-name="T131">E-113-0/20220713.70742.36078.37544.EXTREME</text:span></text:p>
          </table:table-cell>
          <table:table-cell office:value-type="string">
            <text:p><text:span text:style-name="T132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33">PR</text:span></text:p>
          </table:table-cell>
          <table:table-cell office:value-type="string">
            <text:p><text:span text:style-name="T13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25">
          <table:table-cell office:value-type="string">
            <text:p><text:span text:style-name="T135">E-113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73085">
            <text:p>73085</text:p>
          </table:table-cell>
          <table:table-cell office:value-type="float" office:value="4.7000000000000002">
            <text:p>4.7000000000000002</text:p>
          </table:table-cell>
          <table:table-cell office:value-type="float" office:value="4.2000000000000002">
            <text:p>4.200000000000000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.399999999999999">
            <text:p>19.399999999999999</text:p>
          </table:table-cell>
          <table:table-cell office:value-type="float" office:value="28.899999999999999">
            <text:p>28.899999999999999</text:p>
          </table:table-cell>
          <table:table-cell office:value-type="float" office:value="6.4000000000000004">
            <text:p>6.4000000000000004</text:p>
          </table:table-cell>
          <table:table-cell office:value-type="float" office:value="56.200000000000003">
            <text:p>56.200000000000003</text:p>
          </table:table-cell>
          <table:table-cell office:value-type="float" office:value="40.600000000000001">
            <text:p>40.600000000000001</text:p>
          </table:table-cell>
          <table:table-cell office:value-type="float" office:value="20220701">
            <text:p>20220701</text:p>
          </table:table-cell>
          <table:table-cell office:value-type="float" office:value="213346.416">
            <text:p>213346.416</text:p>
          </table:table-cell>
          <table:table-cell office:value-type="float" office:value="195">
            <text:p>195</text:p>
          </table:table-cell>
          <table:table-cell office:value-type="string">
            <text:p><text:span text:style-name="T136">E-113-0/20220713.70704.45488.15082.EXTREME</text:span></text:p>
          </table:table-cell>
          <table:table-cell office:value-type="string">
            <text:p><text:span text:style-name="T137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38">PR</text:span></text:p>
          </table:table-cell>
          <table:table-cell office:value-type="string">
            <text:p><text:span text:style-name="T13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26">
          <table:table-cell office:value-type="string">
            <text:p><text:span text:style-name="T140">E-113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.8999999999999999">
            <text:p>1.8999999999999999</text:p>
          </table:table-cell>
          <table:table-cell office:value-type="float" office:value="76143">
            <text:p>76143</text:p>
          </table:table-cell>
          <table:table-cell office:value-type="float" office:value="4.4000000000000004">
            <text:p>4.4000000000000004</text:p>
          </table:table-cell>
          <table:table-cell office:value-type="float" office:value="4.5">
            <text:p>4.5</text:p>
          </table:table-cell>
          <table:table-cell office:value-type="float" office:value="1.2">
            <text:p>1.2</text:p>
          </table:table-cell>
          <table:table-cell office:value-type="float" office:value="7.5999999999999996">
            <text:p>7.5999999999999996</text:p>
          </table:table-cell>
          <table:table-cell office:value-type="float" office:value="11.1">
            <text:p>11.1</text:p>
          </table:table-cell>
          <table:table-cell office:value-type="float" office:value="51.200000000000003">
            <text:p>51.200000000000003</text:p>
          </table:table-cell>
          <table:table-cell office:value-type="float" office:value="4.0999999999999996">
            <text:p>4.0999999999999996</text:p>
          </table:table-cell>
          <table:table-cell office:value-type="float" office:value="52.399999999999999">
            <text:p>52.399999999999999</text:p>
          </table:table-cell>
          <table:table-cell office:value-type="float" office:value="28.800000000000001">
            <text:p>28.800000000000001</text:p>
          </table:table-cell>
          <table:table-cell office:value-type="float" office:value="20220701">
            <text:p>20220701</text:p>
          </table:table-cell>
          <table:table-cell office:value-type="float" office:value="214339.45300000001">
            <text:p>214339.45300000001</text:p>
          </table:table-cell>
          <table:table-cell office:value-type="float" office:value="359">
            <text:p>359</text:p>
          </table:table-cell>
          <table:table-cell office:value-type="string">
            <text:p><text:span text:style-name="T141">E-113-0/20220713.70712.40903.30503.EXTREME</text:span></text:p>
          </table:table-cell>
          <table:table-cell office:value-type="string">
            <text:p><text:span text:style-name="T142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43">PR</text:span></text:p>
          </table:table-cell>
          <table:table-cell office:value-type="string">
            <text:p><text:span text:style-name="T14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27">
          <table:table-cell office:value-type="string">
            <text:p><text:span text:style-name="T145">E-113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.8">
            <text:p>1.8</text:p>
          </table:table-cell>
          <table:table-cell office:value-type="float" office:value="72083">
            <text:p>72083</text:p>
          </table:table-cell>
          <table:table-cell office:value-type="float" office:value="3.7999999999999998">
            <text:p>3.7999999999999998</text:p>
          </table:table-cell>
          <table:table-cell office:value-type="float" office:value="4.2999999999999998">
            <text:p>4.2999999999999998</text:p>
          </table:table-cell>
          <table:table-cell office:value-type="float" office:value="1.1000000000000001">
            <text:p>1.1000000000000001</text:p>
          </table:table-cell>
          <table:table-cell office:value-type="float" office:value="10.1">
            <text:p>10.1</text:p>
          </table:table-cell>
          <table:table-cell office:value-type="float" office:value="17.100000000000001">
            <text:p>17.100000000000001</text:p>
          </table:table-cell>
          <table:table-cell office:value-type="float" office:value="60.899999999999999">
            <text:p>60.899999999999999</text:p>
          </table:table-cell>
          <table:table-cell office:value-type="float" office:value="8.5">
            <text:p>8.5</text:p>
          </table:table-cell>
          <table:table-cell office:value-type="float" office:value="55.100000000000001">
            <text:p>55.100000000000001</text:p>
          </table:table-cell>
          <table:table-cell office:value-type="float" office:value="32.399999999999999">
            <text:p>32.399999999999999</text:p>
          </table:table-cell>
          <table:table-cell office:value-type="float" office:value="20220701">
            <text:p>20220701</text:p>
          </table:table-cell>
          <table:table-cell office:value-type="float" office:value="210746.37299999999">
            <text:p>210746.37299999999</text:p>
          </table:table-cell>
          <table:table-cell office:value-type="float" office:value="46">
            <text:p>46</text:p>
          </table:table-cell>
          <table:table-cell office:value-type="string">
            <text:p><text:span text:style-name="T146">E-113-0/20220713.70708.25089.20542.EXTREME</text:span></text:p>
          </table:table-cell>
          <table:table-cell office:value-type="string">
            <text:p><text:span text:style-name="T147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48">PR</text:span></text:p>
          </table:table-cell>
          <table:table-cell office:value-type="string">
            <text:p><text:span text:style-name="T14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28">
          <table:table-cell office:value-type="string">
            <text:p><text:span text:style-name="T150">E-113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.6000000000000001">
            <text:p>1.6000000000000001</text:p>
          </table:table-cell>
          <table:table-cell office:value-type="float" office:value="74243">
            <text:p>74243</text:p>
          </table:table-cell>
          <table:table-cell office:value-type="float" office:value="3">
            <text:p>3</text:p>
          </table:table-cell>
          <table:table-cell office:value-type="float" office:value="4.7000000000000002">
            <text:p>4.7000000000000002</text:p>
          </table:table-cell>
          <table:table-cell office:value-type="float" office:value="1.8">
            <text:p>1.8</text:p>
          </table:table-cell>
          <table:table-cell office:value-type="float" office:value="6.2999999999999998">
            <text:p>6.2999999999999998</text:p>
          </table:table-cell>
          <table:table-cell office:value-type="float" office:value="8.1999999999999993">
            <text:p>8.1999999999999993</text:p>
          </table:table-cell>
          <table:table-cell office:value-type="float" office:value="46.600000000000001">
            <text:p>46.600000000000001</text:p>
          </table:table-cell>
          <table:table-cell office:value-type="float" office:value="8.8000000000000007">
            <text:p>8.8000000000000007</text:p>
          </table:table-cell>
          <table:table-cell office:value-type="float" office:value="49.600000000000001">
            <text:p>49.600000000000001</text:p>
          </table:table-cell>
          <table:table-cell office:value-type="float" office:value="19.699999999999999">
            <text:p>19.699999999999999</text:p>
          </table:table-cell>
          <table:table-cell office:value-type="float" office:value="20220701">
            <text:p>20220701</text:p>
          </table:table-cell>
          <table:table-cell office:value-type="float" office:value="213758.58100000001">
            <text:p>213758.58100000001</text:p>
          </table:table-cell>
          <table:table-cell office:value-type="float" office:value="251">
            <text:p>251</text:p>
          </table:table-cell>
          <table:table-cell office:value-type="string">
            <text:p><text:span text:style-name="T151">E-113-0/20220713.70728.39271.27454.EXTREME</text:span></text:p>
          </table:table-cell>
          <table:table-cell office:value-type="string">
            <text:p><text:span text:style-name="T152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53">PR</text:span></text:p>
          </table:table-cell>
          <table:table-cell office:value-type="string">
            <text:p><text:span text:style-name="T15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29">
          <table:table-cell office:value-type="string">
            <text:p><text:span text:style-name="T155">E-113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2.7000000000000002">
            <text:p>2.7000000000000002</text:p>
          </table:table-cell>
          <table:table-cell office:value-type="float" office:value="72065">
            <text:p>72065</text:p>
          </table:table-cell>
          <table:table-cell office:value-type="float" office:value="3.7000000000000002">
            <text:p>3.7000000000000002</text:p>
          </table:table-cell>
          <table:table-cell office:value-type="float" office:value="3.2000000000000002">
            <text:p>3.2000000000000002</text:p>
          </table:table-cell>
          <table:table-cell office:value-type="float" office:value="1.2">
            <text:p>1.2</text:p>
          </table:table-cell>
          <table:table-cell office:value-type="float" office:value="9.5">
            <text:p>9.5</text:p>
          </table:table-cell>
          <table:table-cell office:value-type="float" office:value="15.4">
            <text:p>15.4</text:p>
          </table:table-cell>
          <table:table-cell office:value-type="float" office:value="21.399999999999999">
            <text:p>21.399999999999999</text:p>
          </table:table-cell>
          <table:table-cell office:value-type="float" office:value="10">
            <text:p>10</text:p>
          </table:table-cell>
          <table:table-cell office:value-type="float" office:value="50.600000000000001">
            <text:p>50.600000000000001</text:p>
          </table:table-cell>
          <table:table-cell office:value-type="float" office:value="34.700000000000003">
            <text:p>34.700000000000003</text:p>
          </table:table-cell>
          <table:table-cell office:value-type="float" office:value="20220701">
            <text:p>20220701</text:p>
          </table:table-cell>
          <table:table-cell office:value-type="float" office:value="211824.057">
            <text:p>211824.057</text:p>
          </table:table-cell>
          <table:table-cell office:value-type="float" office:value="107">
            <text:p>107</text:p>
          </table:table-cell>
          <table:table-cell office:value-type="string">
            <text:p><text:span text:style-name="T156">E-113-0/20220713.70730.31370.51910.EXTREME</text:span></text:p>
          </table:table-cell>
          <table:table-cell office:value-type="string">
            <text:p><text:span text:style-name="T157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58">PR</text:span></text:p>
          </table:table-cell>
          <table:table-cell office:value-type="string">
            <text:p><text:span text:style-name="T15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30">
          <table:table-cell office:value-type="string">
            <text:p><text:span text:style-name="T160">E-113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.1000000000000001">
            <text:p>2.1000000000000001</text:p>
          </table:table-cell>
          <table:table-cell office:value-type="float" office:value="76143">
            <text:p>76143</text:p>
          </table:table-cell>
          <table:table-cell office:value-type="float" office:value="3.5">
            <text:p>3.5</text:p>
          </table:table-cell>
          <table:table-cell office:value-type="float" office:value="5.0999999999999996">
            <text:p>5.0999999999999996</text:p>
          </table:table-cell>
          <table:table-cell office:value-type="float" office:value="1.2">
            <text:p>1.2</text:p>
          </table:table-cell>
          <table:table-cell office:value-type="float" office:value="6.2999999999999998">
            <text:p>6.2999999999999998</text:p>
          </table:table-cell>
          <table:table-cell office:value-type="float" office:value="8.1999999999999993">
            <text:p>8.1999999999999993</text:p>
          </table:table-cell>
          <table:table-cell office:value-type="float" office:value="72.900000000000006">
            <text:p>72.900000000000006</text:p>
          </table:table-cell>
          <table:table-cell office:value-type="float" office:value="8.6999999999999993">
            <text:p>8.6999999999999993</text:p>
          </table:table-cell>
          <table:table-cell office:value-type="float" office:value="55.799999999999997">
            <text:p>55.799999999999997</text:p>
          </table:table-cell>
          <table:table-cell office:value-type="float" office:value="29.399999999999999">
            <text:p>29.399999999999999</text:p>
          </table:table-cell>
          <table:table-cell office:value-type="float" office:value="20220701">
            <text:p>20220701</text:p>
          </table:table-cell>
          <table:table-cell office:value-type="float" office:value="214153.26199999999">
            <text:p>214153.26199999999</text:p>
          </table:table-cell>
          <table:table-cell office:value-type="float" office:value="319">
            <text:p>319</text:p>
          </table:table-cell>
          <table:table-cell office:value-type="string">
            <text:p><text:span text:style-name="T161">E-113-0/20220713.70755.69002.12503.EXTREME</text:span></text:p>
          </table:table-cell>
          <table:table-cell office:value-type="string">
            <text:p><text:span text:style-name="T162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63">PR</text:span></text:p>
          </table:table-cell>
          <table:table-cell office:value-type="string">
            <text:p><text:span text:style-name="T16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31">
          <table:table-cell office:value-type="string">
            <text:p><text:span text:style-name="T165">E-113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.3999999999999999">
            <text:p>1.3999999999999999</text:p>
          </table:table-cell>
          <table:table-cell office:value-type="float" office:value="74477">
            <text:p>74477</text:p>
          </table:table-cell>
          <table:table-cell office:value-type="float" office:value="3.3999999999999999">
            <text:p>3.3999999999999999</text:p>
          </table:table-cell>
          <table:table-cell office:value-type="float" office:value="5.2999999999999998">
            <text:p>5.2999999999999998</text:p>
          </table:table-cell>
          <table:table-cell office:value-type="float" office:value="2.2999999999999998">
            <text:p>2.2999999999999998</text:p>
          </table:table-cell>
          <table:table-cell office:value-type="float" office:value="6.9000000000000004">
            <text:p>6.9000000000000004</text:p>
          </table:table-cell>
          <table:table-cell office:value-type="float" office:value="9.1999999999999993">
            <text:p>9.1999999999999993</text:p>
          </table:table-cell>
          <table:table-cell office:value-type="float" office:value="43">
            <text:p>43</text:p>
          </table:table-cell>
          <table:table-cell office:value-type="float" office:value="12.4">
            <text:p>12.4</text:p>
          </table:table-cell>
          <table:table-cell office:value-type="float" office:value="50.100000000000001">
            <text:p>50.100000000000001</text:p>
          </table:table-cell>
          <table:table-cell office:value-type="float" office:value="24.899999999999999">
            <text:p>24.899999999999999</text:p>
          </table:table-cell>
          <table:table-cell office:value-type="float" office:value="20220701">
            <text:p>20220701</text:p>
          </table:table-cell>
          <table:table-cell office:value-type="float" office:value="213145.60500000001">
            <text:p>213145.60500000001</text:p>
          </table:table-cell>
          <table:table-cell office:value-type="float" office:value="167">
            <text:p>167</text:p>
          </table:table-cell>
          <table:table-cell office:value-type="string">
            <text:p><text:span text:style-name="T166">E-113-0/20220713.70753.42343.40433.EXTREME</text:span></text:p>
          </table:table-cell>
          <table:table-cell office:value-type="string">
            <text:p><text:span text:style-name="T167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68">PR</text:span></text:p>
          </table:table-cell>
          <table:table-cell office:value-type="string">
            <text:p><text:span text:style-name="T16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32">
          <table:table-cell office:value-type="string">
            <text:p><text:span text:style-name="T170">E-14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.6000000000000001">
            <text:p>1.6000000000000001</text:p>
          </table:table-cell>
          <table:table-cell office:value-type="float" office:value="114301">
            <text:p>114301</text:p>
          </table:table-cell>
          <table:table-cell office:value-type="float" office:value="3.3999999999999999">
            <text:p>3.3999999999999999</text:p>
          </table:table-cell>
          <table:table-cell office:value-type="float" office:value="21">
            <text:p>21</text:p>
          </table:table-cell>
          <table:table-cell office:value-type="float" office:value="1.8">
            <text:p>1.8</text:p>
          </table:table-cell>
          <table:table-cell office:value-type="float" office:value="20.300000000000001">
            <text:p>20.300000000000001</text:p>
          </table:table-cell>
          <table:table-cell office:value-type="float" office:value="14.5">
            <text:p>14.5</text:p>
          </table:table-cell>
          <table:table-cell office:value-type="float" office:value="64.200000000000003">
            <text:p>64.200000000000003</text:p>
          </table:table-cell>
          <table:table-cell office:value-type="float" office:value="5.7000000000000002">
            <text:p>5.7000000000000002</text:p>
          </table:table-cell>
          <table:table-cell office:value-type="float" office:value="59.200000000000003">
            <text:p>59.200000000000003</text:p>
          </table:table-cell>
          <table:table-cell office:value-type="float" office:value="21.5">
            <text:p>21.5</text:p>
          </table:table-cell>
          <table:table-cell office:value-type="float" office:value="20220701">
            <text:p>20220701</text:p>
          </table:table-cell>
          <table:table-cell office:value-type="float" office:value="152350.09700000001">
            <text:p>152350.09700000001</text:p>
          </table:table-cell>
          <table:table-cell office:value-type="float" office:value="54">
            <text:p>54</text:p>
          </table:table-cell>
          <table:table-cell office:value-type="string">
            <text:p><text:span text:style-name="T171">E-142-0/20220713.70732.70444.34950.EXTREME</text:span></text:p>
          </table:table-cell>
          <table:table-cell office:value-type="string">
            <text:p><text:span text:style-name="T172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73">PR</text:span></text:p>
          </table:table-cell>
          <table:table-cell office:value-type="string">
            <text:p><text:span text:style-name="T174">Keyword error. Could not read values. </text:span></text:p>
          </table:table-cell>
          <table:table-cell table:style-name="ce6" table:number-columns-spanned="1" table:number-rows-spanned="15"/>
          <table:table-cell table:number-columns-repeated="1024"/>
        </table:table-row>
        <table:table-row table:style-name="ro33">
          <table:table-cell office:value-type="string">
            <text:p><text:span text:style-name="T175">E-14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.7">
            <text:p>1.7</text:p>
          </table:table-cell>
          <table:table-cell office:value-type="float" office:value="115215">
            <text:p>115215</text:p>
          </table:table-cell>
          <table:table-cell office:value-type="float" office:value="2.8999999999999999">
            <text:p>2.8999999999999999</text:p>
          </table:table-cell>
          <table:table-cell office:value-type="float" office:value="18.5">
            <text:p>18.5</text:p>
          </table:table-cell>
          <table:table-cell office:value-type="float" office:value="2.6000000000000001">
            <text:p>2.6000000000000001</text:p>
          </table:table-cell>
          <table:table-cell office:value-type="float" office:value="17.199999999999999">
            <text:p>17.199999999999999</text:p>
          </table:table-cell>
          <table:table-cell office:value-type="float" office:value="7.7999999999999998">
            <text:p>7.7999999999999998</text:p>
          </table:table-cell>
          <table:table-cell office:value-type="float" office:value="60.200000000000003">
            <text:p>60.200000000000003</text:p>
          </table:table-cell>
          <table:table-cell office:value-type="float" office:value="5.5">
            <text:p>5.5</text:p>
          </table:table-cell>
          <table:table-cell office:value-type="float" office:value="59.899999999999999">
            <text:p>59.899999999999999</text:p>
          </table:table-cell>
          <table:table-cell office:value-type="float" office:value="20.5">
            <text:p>20.5</text:p>
          </table:table-cell>
          <table:table-cell office:value-type="float" office:value="20220701">
            <text:p>20220701</text:p>
          </table:table-cell>
          <table:table-cell office:value-type="float" office:value="160001.80100000001">
            <text:p>160001.80100000001</text:p>
          </table:table-cell>
          <table:table-cell office:value-type="float" office:value="287">
            <text:p>287</text:p>
          </table:table-cell>
          <table:table-cell office:value-type="string">
            <text:p><text:span text:style-name="T176">E-142-0/20220713.70707.77744.45076.EXTREME</text:span></text:p>
          </table:table-cell>
          <table:table-cell office:value-type="string">
            <text:p><text:span text:style-name="T177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78">PR</text:span></text:p>
          </table:table-cell>
          <table:table-cell office:value-type="string">
            <text:p><text:span text:style-name="T17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34">
          <table:table-cell office:value-type="string">
            <text:p><text:span text:style-name="T180">E-14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15777">
            <text:p>115777</text:p>
          </table:table-cell>
          <table:table-cell office:value-type="float" office:value="3.8999999999999999">
            <text:p>3.8999999999999999</text:p>
          </table:table-cell>
          <table:table-cell office:value-type="float" office:value="23">
            <text:p>23</text:p>
          </table:table-cell>
          <table:table-cell office:value-type="float" office:value="1.3">
            <text:p>1.3</text:p>
          </table:table-cell>
          <table:table-cell office:value-type="float" office:value="21.699999999999999">
            <text:p>21.699999999999999</text:p>
          </table:table-cell>
          <table:table-cell office:value-type="float" office:value="18.300000000000001">
            <text:p>18.300000000000001</text:p>
          </table:table-cell>
          <table:table-cell office:value-type="float" office:value="64.099999999999994">
            <text:p>64.099999999999994</text:p>
          </table:table-cell>
          <table:table-cell office:value-type="float" office:value="6.2999999999999998">
            <text:p>6.2999999999999998</text:p>
          </table:table-cell>
          <table:table-cell office:value-type="float" office:value="59.200000000000003">
            <text:p>59.200000000000003</text:p>
          </table:table-cell>
          <table:table-cell office:value-type="float" office:value="26.699999999999999">
            <text:p>26.699999999999999</text:p>
          </table:table-cell>
          <table:table-cell office:value-type="float" office:value="20220701">
            <text:p>20220701</text:p>
          </table:table-cell>
          <table:table-cell office:value-type="float" office:value="153613.079">
            <text:p>153613.079</text:p>
          </table:table-cell>
          <table:table-cell office:value-type="float" office:value="115">
            <text:p>115</text:p>
          </table:table-cell>
          <table:table-cell office:value-type="string">
            <text:p><text:span text:style-name="T181">E-142-0/20220713.70759.04847.52314.EXTREME</text:span></text:p>
          </table:table-cell>
          <table:table-cell office:value-type="string">
            <text:p><text:span text:style-name="T182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83">PR</text:span></text:p>
          </table:table-cell>
          <table:table-cell office:value-type="string">
            <text:p><text:span text:style-name="T18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35">
          <table:table-cell office:value-type="string">
            <text:p><text:span text:style-name="T185">E-14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.5">
            <text:p>1.5</text:p>
          </table:table-cell>
          <table:table-cell office:value-type="float" office:value="114355">
            <text:p>114355</text:p>
          </table:table-cell>
          <table:table-cell office:value-type="float" office:value="3.7000000000000002">
            <text:p>3.7000000000000002</text:p>
          </table:table-cell>
          <table:table-cell office:value-type="float" office:value="21.699999999999999">
            <text:p>21.699999999999999</text:p>
          </table:table-cell>
          <table:table-cell office:value-type="float" office:value="1.3999999999999999">
            <text:p>1.3999999999999999</text:p>
          </table:table-cell>
          <table:table-cell office:value-type="float" office:value="19.699999999999999">
            <text:p>19.699999999999999</text:p>
          </table:table-cell>
          <table:table-cell office:value-type="float" office:value="14.6">
            <text:p>14.6</text:p>
          </table:table-cell>
          <table:table-cell office:value-type="float" office:value="61.899999999999999">
            <text:p>61.899999999999999</text:p>
          </table:table-cell>
          <table:table-cell office:value-type="float" office:value="4.4000000000000004">
            <text:p>4.4000000000000004</text:p>
          </table:table-cell>
          <table:table-cell office:value-type="float" office:value="59.5">
            <text:p>59.5</text:p>
          </table:table-cell>
          <table:table-cell office:value-type="float" office:value="22.100000000000001">
            <text:p>22.100000000000001</text:p>
          </table:table-cell>
          <table:table-cell office:value-type="float" office:value="20220701">
            <text:p>20220701</text:p>
          </table:table-cell>
          <table:table-cell office:value-type="float" office:value="155744.785">
            <text:p>155744.785</text:p>
          </table:table-cell>
          <table:table-cell office:value-type="float" office:value="259">
            <text:p>259</text:p>
          </table:table-cell>
          <table:table-cell office:value-type="string">
            <text:p><text:span text:style-name="T186">E-142-0/20220713.70754.28490.29002.EXTREME</text:span></text:p>
          </table:table-cell>
          <table:table-cell office:value-type="string">
            <text:p><text:span text:style-name="T187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88">PR</text:span></text:p>
          </table:table-cell>
          <table:table-cell office:value-type="string">
            <text:p><text:span text:style-name="T18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36">
          <table:table-cell office:value-type="string">
            <text:p><text:span text:style-name="T190">E-14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.7">
            <text:p>1.7</text:p>
          </table:table-cell>
          <table:table-cell office:value-type="float" office:value="114610">
            <text:p>114610</text:p>
          </table:table-cell>
          <table:table-cell office:value-type="float" office:value="3.2000000000000002">
            <text:p>3.2000000000000002</text:p>
          </table:table-cell>
          <table:table-cell office:value-type="float" office:value="18.699999999999999">
            <text:p>18.699999999999999</text:p>
          </table:table-cell>
          <table:table-cell office:value-type="float" office:value="1.3">
            <text:p>1.3</text:p>
          </table:table-cell>
          <table:table-cell office:value-type="float" office:value="17.699999999999999">
            <text:p>17.699999999999999</text:p>
          </table:table-cell>
          <table:table-cell office:value-type="float" office:value="7.9000000000000004">
            <text:p>7.9000000000000004</text:p>
          </table:table-cell>
          <table:table-cell office:value-type="float" office:value="55.600000000000001">
            <text:p>55.600000000000001</text:p>
          </table:table-cell>
          <table:table-cell office:value-type="float" office:value="3.8999999999999999">
            <text:p>3.8999999999999999</text:p>
          </table:table-cell>
          <table:table-cell office:value-type="float" office:value="59.899999999999999">
            <text:p>59.899999999999999</text:p>
          </table:table-cell>
          <table:table-cell office:value-type="float" office:value="21.699999999999999">
            <text:p>21.699999999999999</text:p>
          </table:table-cell>
          <table:table-cell office:value-type="float" office:value="20220701">
            <text:p>20220701</text:p>
          </table:table-cell>
          <table:table-cell office:value-type="float" office:value="151709.087">
            <text:p>151709.087</text:p>
          </table:table-cell>
          <table:table-cell office:value-type="float" office:value="22">
            <text:p>22</text:p>
          </table:table-cell>
          <table:table-cell office:value-type="string">
            <text:p><text:span text:style-name="T191">E-142-0/20220713.70719.61843.43317.EXTREME</text:span></text:p>
          </table:table-cell>
          <table:table-cell office:value-type="string">
            <text:p><text:span text:style-name="T192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93">PR</text:span></text:p>
          </table:table-cell>
          <table:table-cell office:value-type="string">
            <text:p><text:span text:style-name="T19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37">
          <table:table-cell office:value-type="string">
            <text:p><text:span text:style-name="T195">E-14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.7">
            <text:p>1.7</text:p>
          </table:table-cell>
          <table:table-cell office:value-type="float" office:value="116002">
            <text:p>116002</text:p>
          </table:table-cell>
          <table:table-cell office:value-type="float" office:value="3.2999999999999998">
            <text:p>3.2999999999999998</text:p>
          </table:table-cell>
          <table:table-cell office:value-type="float" office:value="18.300000000000001">
            <text:p>18.300000000000001</text:p>
          </table:table-cell>
          <table:table-cell office:value-type="float" office:value="1">
            <text:p>1</text:p>
          </table:table-cell>
          <table:table-cell office:value-type="float" office:value="17.399999999999999">
            <text:p>17.399999999999999</text:p>
          </table:table-cell>
          <table:table-cell office:value-type="float" office:value="8.4000000000000004">
            <text:p>8.4000000000000004</text:p>
          </table:table-cell>
          <table:table-cell office:value-type="float" office:value="60.100000000000001">
            <text:p>60.100000000000001</text:p>
          </table:table-cell>
          <table:table-cell office:value-type="float" office:value="5.0999999999999996">
            <text:p>5.0999999999999996</text:p>
          </table:table-cell>
          <table:table-cell office:value-type="float" office:value="61.899999999999999">
            <text:p>61.899999999999999</text:p>
          </table:table-cell>
          <table:table-cell office:value-type="float" office:value="23.399999999999999">
            <text:p>23.399999999999999</text:p>
          </table:table-cell>
          <table:table-cell office:value-type="float" office:value="20220701">
            <text:p>20220701</text:p>
          </table:table-cell>
          <table:table-cell office:value-type="float" office:value="161318.14799999999">
            <text:p>161318.14799999999</text:p>
          </table:table-cell>
          <table:table-cell office:value-type="float" office:value="361">
            <text:p>361</text:p>
          </table:table-cell>
          <table:table-cell office:value-type="string">
            <text:p><text:span text:style-name="T196">E-142-0/20220713.70726.72635.32089.EXTREME</text:span></text:p>
          </table:table-cell>
          <table:table-cell office:value-type="string">
            <text:p><text:span text:style-name="T197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98">PR</text:span></text:p>
          </table:table-cell>
          <table:table-cell office:value-type="string">
            <text:p><text:span text:style-name="T19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38">
          <table:table-cell office:value-type="string">
            <text:p><text:span text:style-name="T200">E-14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7">
            <text:p>1.7</text:p>
          </table:table-cell>
          <table:table-cell office:value-type="float" office:value="116002">
            <text:p>116002</text:p>
          </table:table-cell>
          <table:table-cell office:value-type="float" office:value="3.1000000000000001">
            <text:p>3.1000000000000001</text:p>
          </table:table-cell>
          <table:table-cell office:value-type="float" office:value="18.899999999999999">
            <text:p>18.899999999999999</text:p>
          </table:table-cell>
          <table:table-cell office:value-type="float" office:value="1.1000000000000001">
            <text:p>1.1000000000000001</text:p>
          </table:table-cell>
          <table:table-cell office:value-type="float" office:value="17.399999999999999">
            <text:p>17.399999999999999</text:p>
          </table:table-cell>
          <table:table-cell office:value-type="float" office:value="8.5999999999999996">
            <text:p>8.5999999999999996</text:p>
          </table:table-cell>
          <table:table-cell office:value-type="float" office:value="62.100000000000001">
            <text:p>62.100000000000001</text:p>
          </table:table-cell>
          <table:table-cell office:value-type="float" office:value="5.5999999999999996">
            <text:p>5.5999999999999996</text:p>
          </table:table-cell>
          <table:table-cell office:value-type="float" office:value="60.299999999999997">
            <text:p>60.299999999999997</text:p>
          </table:table-cell>
          <table:table-cell office:value-type="float" office:value="20.800000000000001">
            <text:p>20.800000000000001</text:p>
          </table:table-cell>
          <table:table-cell office:value-type="float" office:value="20220701">
            <text:p>20220701</text:p>
          </table:table-cell>
          <table:table-cell office:value-type="float" office:value="161601.99600000001">
            <text:p>161601.99600000001</text:p>
          </table:table-cell>
          <table:table-cell office:value-type="float" office:value="421">
            <text:p>421</text:p>
          </table:table-cell>
          <table:table-cell office:value-type="string">
            <text:p><text:span text:style-name="T201">E-142-0/20220713.70749.95912.18276.EXTREME</text:span></text:p>
          </table:table-cell>
          <table:table-cell office:value-type="string">
            <text:p><text:span text:style-name="T202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03">PR</text:span></text:p>
          </table:table-cell>
          <table:table-cell office:value-type="string">
            <text:p><text:span text:style-name="T20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39">
          <table:table-cell office:value-type="string">
            <text:p><text:span text:style-name="T205">E-14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.2000000000000002">
            <text:p>2.2000000000000002</text:p>
          </table:table-cell>
          <table:table-cell office:value-type="float" office:value="114415">
            <text:p>114415</text:p>
          </table:table-cell>
          <table:table-cell office:value-type="float" office:value="3.6000000000000001">
            <text:p>3.6000000000000001</text:p>
          </table:table-cell>
          <table:table-cell office:value-type="float" office:value="23.199999999999999">
            <text:p>23.199999999999999</text:p>
          </table:table-cell>
          <table:table-cell office:value-type="float" office:value="1.3">
            <text:p>1.3</text:p>
          </table:table-cell>
          <table:table-cell office:value-type="float" office:value="19.600000000000001">
            <text:p>19.600000000000001</text:p>
          </table:table-cell>
          <table:table-cell office:value-type="float" office:value="13.300000000000001">
            <text:p>13.300000000000001</text:p>
          </table:table-cell>
          <table:table-cell office:value-type="float" office:value="64.099999999999994">
            <text:p>64.099999999999994</text:p>
          </table:table-cell>
          <table:table-cell office:value-type="float" office:value="3.8999999999999999">
            <text:p>3.8999999999999999</text:p>
          </table:table-cell>
          <table:table-cell office:value-type="float" office:value="59.299999999999997">
            <text:p>59.299999999999997</text:p>
          </table:table-cell>
          <table:table-cell office:value-type="float" office:value="20">
            <text:p>20</text:p>
          </table:table-cell>
          <table:table-cell office:value-type="float" office:value="20220701">
            <text:p>20220701</text:p>
          </table:table-cell>
          <table:table-cell office:value-type="float" office:value="153021.201">
            <text:p>153021.201</text:p>
          </table:table-cell>
          <table:table-cell office:value-type="float" office:value="84">
            <text:p>84</text:p>
          </table:table-cell>
          <table:table-cell office:value-type="string">
            <text:p><text:span text:style-name="T206">E-142-0/20220713.70744.97745.15913.EXTREME</text:span></text:p>
          </table:table-cell>
          <table:table-cell office:value-type="string">
            <text:p><text:span text:style-name="T207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08">PR</text:span></text:p>
          </table:table-cell>
          <table:table-cell office:value-type="string">
            <text:p><text:span text:style-name="T20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40">
          <table:table-cell office:value-type="string">
            <text:p><text:span text:style-name="T210">E-14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.8999999999999999">
            <text:p>1.8999999999999999</text:p>
          </table:table-cell>
          <table:table-cell office:value-type="float" office:value="114914">
            <text:p>114914</text:p>
          </table:table-cell>
          <table:table-cell office:value-type="float" office:value="4">
            <text:p>4</text:p>
          </table:table-cell>
          <table:table-cell office:value-type="float" office:value="18.5">
            <text:p>18.5</text:p>
          </table:table-cell>
          <table:table-cell office:value-type="float" office:value="1.8">
            <text:p>1.8</text:p>
          </table:table-cell>
          <table:table-cell office:value-type="float" office:value="17.199999999999999">
            <text:p>17.199999999999999</text:p>
          </table:table-cell>
          <table:table-cell office:value-type="float" office:value="8.3000000000000007">
            <text:p>8.3000000000000007</text:p>
          </table:table-cell>
          <table:table-cell office:value-type="float" office:value="58.899999999999999">
            <text:p>58.899999999999999</text:p>
          </table:table-cell>
          <table:table-cell office:value-type="float" office:value="7.9000000000000004">
            <text:p>7.9000000000000004</text:p>
          </table:table-cell>
          <table:table-cell office:value-type="float" office:value="62">
            <text:p>62</text:p>
          </table:table-cell>
          <table:table-cell office:value-type="float" office:value="27.199999999999999">
            <text:p>27.199999999999999</text:p>
          </table:table-cell>
          <table:table-cell office:value-type="float" office:value="20220701">
            <text:p>20220701</text:p>
          </table:table-cell>
          <table:table-cell office:value-type="float" office:value="155035.37599999999">
            <text:p>155035.37599999999</text:p>
          </table:table-cell>
          <table:table-cell office:value-type="float" office:value="175">
            <text:p>175</text:p>
          </table:table-cell>
          <table:table-cell office:value-type="string">
            <text:p><text:span text:style-name="T211">E-142-0/20220713.70723.12547.35436.EXTREME</text:span></text:p>
          </table:table-cell>
          <table:table-cell office:value-type="string">
            <text:p><text:span text:style-name="T212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13">PR</text:span></text:p>
          </table:table-cell>
          <table:table-cell office:value-type="string">
            <text:p><text:span text:style-name="T21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41">
          <table:table-cell office:value-type="string">
            <text:p><text:span text:style-name="T215">E-14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.5">
            <text:p>1.5</text:p>
          </table:table-cell>
          <table:table-cell office:value-type="float" office:value="116002">
            <text:p>116002</text:p>
          </table:table-cell>
          <table:table-cell office:value-type="float" office:value="3">
            <text:p>3</text:p>
          </table:table-cell>
          <table:table-cell office:value-type="float" office:value="19.100000000000001">
            <text:p>19.100000000000001</text:p>
          </table:table-cell>
          <table:table-cell office:value-type="float" office:value="1.6000000000000001">
            <text:p>1.6000000000000001</text:p>
          </table:table-cell>
          <table:table-cell office:value-type="float" office:value="17.699999999999999">
            <text:p>17.699999999999999</text:p>
          </table:table-cell>
          <table:table-cell office:value-type="float" office:value="8.6999999999999993">
            <text:p>8.6999999999999993</text:p>
          </table:table-cell>
          <table:table-cell office:value-type="float" office:value="59.600000000000001">
            <text:p>59.600000000000001</text:p>
          </table:table-cell>
          <table:table-cell office:value-type="float" office:value="5">
            <text:p>5</text:p>
          </table:table-cell>
          <table:table-cell office:value-type="float" office:value="61.600000000000001">
            <text:p>61.600000000000001</text:p>
          </table:table-cell>
          <table:table-cell office:value-type="float" office:value="22.399999999999999">
            <text:p>22.399999999999999</text:p>
          </table:table-cell>
          <table:table-cell office:value-type="float" office:value="20220701">
            <text:p>20220701</text:p>
          </table:table-cell>
          <table:table-cell office:value-type="float" office:value="161220.20800000001">
            <text:p>161220.20800000001</text:p>
          </table:table-cell>
          <table:table-cell office:value-type="float" office:value="341">
            <text:p>341</text:p>
          </table:table-cell>
          <table:table-cell office:value-type="string">
            <text:p><text:span text:style-name="T216">E-142-0/20220713.70719.37818.45038.EXTREME</text:span></text:p>
          </table:table-cell>
          <table:table-cell office:value-type="string">
            <text:p><text:span text:style-name="T217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18">PR</text:span></text:p>
          </table:table-cell>
          <table:table-cell office:value-type="string">
            <text:p><text:span text:style-name="T21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42">
          <table:table-cell office:value-type="string">
            <text:p><text:span text:style-name="T220">E-14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16002">
            <text:p>116002</text:p>
          </table:table-cell>
          <table:table-cell office:value-type="float" office:value="3.2999999999999998">
            <text:p>3.2999999999999998</text:p>
          </table:table-cell>
          <table:table-cell office:value-type="float" office:value="18.300000000000001">
            <text:p>18.300000000000001</text:p>
          </table:table-cell>
          <table:table-cell office:value-type="float" office:value="1">
            <text:p>1</text:p>
          </table:table-cell>
          <table:table-cell office:value-type="float" office:value="17.300000000000001">
            <text:p>17.300000000000001</text:p>
          </table:table-cell>
          <table:table-cell office:value-type="float" office:value="8.5">
            <text:p>8.5</text:p>
          </table:table-cell>
          <table:table-cell office:value-type="float" office:value="57.899999999999999">
            <text:p>57.899999999999999</text:p>
          </table:table-cell>
          <table:table-cell office:value-type="float" office:value="6.7999999999999998">
            <text:p>6.7999999999999998</text:p>
          </table:table-cell>
          <table:table-cell office:value-type="float" office:value="61.399999999999999">
            <text:p>61.399999999999999</text:p>
          </table:table-cell>
          <table:table-cell office:value-type="float" office:value="23.399999999999999">
            <text:p>23.399999999999999</text:p>
          </table:table-cell>
          <table:table-cell office:value-type="float" office:value="20220701">
            <text:p>20220701</text:p>
          </table:table-cell>
          <table:table-cell office:value-type="float" office:value="161510.31200000001">
            <text:p>161510.31200000001</text:p>
          </table:table-cell>
          <table:table-cell office:value-type="float" office:value="401">
            <text:p>401</text:p>
          </table:table-cell>
          <table:table-cell office:value-type="string">
            <text:p><text:span text:style-name="T221">E-142-0/20220713.70742.23573.14978.EXTREME</text:span></text:p>
          </table:table-cell>
          <table:table-cell office:value-type="string">
            <text:p><text:span text:style-name="T222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23">PR</text:span></text:p>
          </table:table-cell>
          <table:table-cell office:value-type="string">
            <text:p><text:span text:style-name="T22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43">
          <table:table-cell office:value-type="string">
            <text:p><text:span text:style-name="T225">E-14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.7">
            <text:p>1.7</text:p>
          </table:table-cell>
          <table:table-cell office:value-type="float" office:value="115297">
            <text:p>115297</text:p>
          </table:table-cell>
          <table:table-cell office:value-type="float" office:value="3.8999999999999999">
            <text:p>3.8999999999999999</text:p>
          </table:table-cell>
          <table:table-cell office:value-type="float" office:value="19.5">
            <text:p>19.5</text:p>
          </table:table-cell>
          <table:table-cell office:value-type="float" office:value="1.8">
            <text:p>1.8</text:p>
          </table:table-cell>
          <table:table-cell office:value-type="float" office:value="17.899999999999999">
            <text:p>17.899999999999999</text:p>
          </table:table-cell>
          <table:table-cell office:value-type="float" office:value="10">
            <text:p>10</text:p>
          </table:table-cell>
          <table:table-cell office:value-type="float" office:value="59.5">
            <text:p>59.5</text:p>
          </table:table-cell>
          <table:table-cell office:value-type="float" office:value="8.0999999999999996">
            <text:p>8.0999999999999996</text:p>
          </table:table-cell>
          <table:table-cell office:value-type="float" office:value="61.700000000000003">
            <text:p>61.700000000000003</text:p>
          </table:table-cell>
          <table:table-cell office:value-type="float" office:value="24.100000000000001">
            <text:p>24.100000000000001</text:p>
          </table:table-cell>
          <table:table-cell office:value-type="float" office:value="20220701">
            <text:p>20220701</text:p>
          </table:table-cell>
          <table:table-cell office:value-type="float" office:value="155320.54500000001">
            <text:p>155320.54500000001</text:p>
          </table:table-cell>
          <table:table-cell office:value-type="float" office:value="203">
            <text:p>203</text:p>
          </table:table-cell>
          <table:table-cell office:value-type="string">
            <text:p><text:span text:style-name="T226">E-142-0/20220713.70733.86636.45332.EXTREME</text:span></text:p>
          </table:table-cell>
          <table:table-cell office:value-type="string">
            <text:p><text:span text:style-name="T227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28">PR</text:span></text:p>
          </table:table-cell>
          <table:table-cell office:value-type="string">
            <text:p><text:span text:style-name="T229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44">
          <table:table-cell office:value-type="string">
            <text:p><text:span text:style-name="T230">E-14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.6000000000000001">
            <text:p>1.6000000000000001</text:p>
          </table:table-cell>
          <table:table-cell office:value-type="float" office:value="114638">
            <text:p>114638</text:p>
          </table:table-cell>
          <table:table-cell office:value-type="float" office:value="3.2999999999999998">
            <text:p>3.2999999999999998</text:p>
          </table:table-cell>
          <table:table-cell office:value-type="float" office:value="19">
            <text:p>19</text:p>
          </table:table-cell>
          <table:table-cell office:value-type="float" office:value="1.5">
            <text:p>1.5</text:p>
          </table:table-cell>
          <table:table-cell office:value-type="float" office:value="17.199999999999999">
            <text:p>17.199999999999999</text:p>
          </table:table-cell>
          <table:table-cell office:value-type="float" office:value="8.1999999999999993">
            <text:p>8.1999999999999993</text:p>
          </table:table-cell>
          <table:table-cell office:value-type="float" office:value="56.700000000000003">
            <text:p>56.700000000000003</text:p>
          </table:table-cell>
          <table:table-cell office:value-type="float" office:value="6.9000000000000004">
            <text:p>6.9000000000000004</text:p>
          </table:table-cell>
          <table:table-cell office:value-type="float" office:value="60.299999999999997">
            <text:p>60.299999999999997</text:p>
          </table:table-cell>
          <table:table-cell office:value-type="float" office:value="21.100000000000001">
            <text:p>21.100000000000001</text:p>
          </table:table-cell>
          <table:table-cell office:value-type="float" office:value="20220701">
            <text:p>20220701</text:p>
          </table:table-cell>
          <table:table-cell office:value-type="float" office:value="155524.56200000001">
            <text:p>155524.56200000001</text:p>
          </table:table-cell>
          <table:table-cell office:value-type="float" office:value="231">
            <text:p>231</text:p>
          </table:table-cell>
          <table:table-cell office:value-type="string">
            <text:p><text:span text:style-name="T231">E-142-0/20220713.70744.12252.39433.EXTREME</text:span></text:p>
          </table:table-cell>
          <table:table-cell office:value-type="string">
            <text:p><text:span text:style-name="T232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33">PR</text:span></text:p>
          </table:table-cell>
          <table:table-cell office:value-type="string">
            <text:p><text:span text:style-name="T23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45">
          <table:table-cell office:value-type="string">
            <text:p><text:span text:style-name="T235">E-14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8">
            <text:p>1.8</text:p>
          </table:table-cell>
          <table:table-cell office:value-type="float" office:value="113130">
            <text:p>113130</text:p>
          </table:table-cell>
          <table:table-cell office:value-type="float" office:value="4.4000000000000004">
            <text:p>4.4000000000000004</text:p>
          </table:table-cell>
          <table:table-cell office:value-type="float" office:value="22.100000000000001">
            <text:p>22.100000000000001</text:p>
          </table:table-cell>
          <table:table-cell office:value-type="float" office:value="1.3999999999999999">
            <text:p>1.3999999999999999</text:p>
          </table:table-cell>
          <table:table-cell office:value-type="float" office:value="24">
            <text:p>24</text:p>
          </table:table-cell>
          <table:table-cell office:value-type="float" office:value="21.800000000000001">
            <text:p>21.800000000000001</text:p>
          </table:table-cell>
          <table:table-cell office:value-type="float" office:value="60">
            <text:p>60</text:p>
          </table:table-cell>
          <table:table-cell office:value-type="float" office:value="3.8999999999999999">
            <text:p>3.8999999999999999</text:p>
          </table:table-cell>
          <table:table-cell office:value-type="float" office:value="57.399999999999999">
            <text:p>57.399999999999999</text:p>
          </table:table-cell>
          <table:table-cell office:value-type="float" office:value="25.300000000000001">
            <text:p>25.300000000000001</text:p>
          </table:table-cell>
          <table:table-cell office:value-type="float" office:value="20220701">
            <text:p>20220701</text:p>
          </table:table-cell>
          <table:table-cell office:value-type="float" office:value="154151.361">
            <text:p>154151.361</text:p>
          </table:table-cell>
          <table:table-cell office:value-type="float" office:value="145">
            <text:p>145</text:p>
          </table:table-cell>
          <table:table-cell office:value-type="string">
            <text:p><text:span text:style-name="T236">E-142-0/20220713.70711.47784.34149.EXTREME</text:span></text:p>
          </table:table-cell>
          <table:table-cell office:value-type="string">
            <text:p><text:span text:style-name="T237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38">PR</text:span></text:p>
          </table:table-cell>
          <table:table-cell office:value-type="string">
            <text:p><text:span text:style-name="T239">Keyword error. Could not read values. 3D Slicer no lo detecta</text:span></text:p>
          </table:table-cell>
          <table:table-cell table:style-name="ce6"/>
          <table:table-cell table:number-columns-repeated="1024"/>
        </table:table-row>
        <table:table-row table:style-name="ro46">
          <table:table-cell office:value-type="string">
            <text:p><text:span text:style-name="T240">E-14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.7">
            <text:p>1.7</text:p>
          </table:table-cell>
          <table:table-cell office:value-type="float" office:value="116002">
            <text:p>116002</text:p>
          </table:table-cell>
          <table:table-cell office:value-type="float" office:value="3.6000000000000001">
            <text:p>3.6000000000000001</text:p>
          </table:table-cell>
          <table:table-cell office:value-type="float" office:value="17.899999999999999">
            <text:p>17.899999999999999</text:p>
          </table:table-cell>
          <table:table-cell office:value-type="float" office:value="1.3999999999999999">
            <text:p>1.3999999999999999</text:p>
          </table:table-cell>
          <table:table-cell office:value-type="float" office:value="17.699999999999999">
            <text:p>17.699999999999999</text:p>
          </table:table-cell>
          <table:table-cell office:value-type="float" office:value="9">
            <text:p>9</text:p>
          </table:table-cell>
          <table:table-cell office:value-type="float" office:value="57.5">
            <text:p>57.5</text:p>
          </table:table-cell>
          <table:table-cell office:value-type="float" office:value="5.2000000000000002">
            <text:p>5.2000000000000002</text:p>
          </table:table-cell>
          <table:table-cell office:value-type="float" office:value="62.700000000000003">
            <text:p>62.700000000000003</text:p>
          </table:table-cell>
          <table:table-cell office:value-type="float" office:value="25.699999999999999">
            <text:p>25.699999999999999</text:p>
          </table:table-cell>
          <table:table-cell office:value-type="float" office:value="20220701">
            <text:p>20220701</text:p>
          </table:table-cell>
          <table:table-cell office:value-type="float" office:value="161416.88699999999">
            <text:p>161416.88699999999</text:p>
          </table:table-cell>
          <table:table-cell office:value-type="float" office:value="381">
            <text:p>381</text:p>
          </table:table-cell>
          <table:table-cell office:value-type="string">
            <text:p><text:span text:style-name="T241">E-142-0/20220713.70734.30905.29529.EXTREME</text:span></text:p>
          </table:table-cell>
          <table:table-cell office:value-type="string">
            <text:p><text:span text:style-name="T242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43">PR</text:span></text:p>
          </table:table-cell>
          <table:table-cell office:value-type="string">
            <text:p><text:span text:style-name="T244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47">
          <table:table-cell office:value-type="string">
            <text:p><text:span text:style-name="T245">E-143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1000000000000001">
            <text:p>1.1000000000000001</text:p>
          </table:table-cell>
          <table:table-cell office:value-type="float" office:value="66523">
            <text:p>66523</text:p>
          </table:table-cell>
          <table:table-cell office:value-type="float" office:value="3.2999999999999998">
            <text:p>3.2999999999999998</text:p>
          </table:table-cell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10.6">
            <text:p>10.6</text:p>
          </table:table-cell>
          <table:table-cell office:value-type="float" office:value="21.899999999999999">
            <text:p>21.899999999999999</text:p>
          </table:table-cell>
          <table:table-cell office:value-type="float" office:value="56.799999999999997">
            <text:p>56.799999999999997</text:p>
          </table:table-cell>
          <table:table-cell office:value-type="float" office:value="5.7999999999999998">
            <text:p>5.7999999999999998</text:p>
          </table:table-cell>
          <table:table-cell office:value-type="float" office:value="58.700000000000003">
            <text:p>58.700000000000003</text:p>
          </table:table-cell>
          <table:table-cell office:value-type="float" office:value="54.100000000000001">
            <text:p>54.100000000000001</text:p>
          </table:table-cell>
          <table:table-cell office:value-type="float" office:value="20220701">
            <text:p>20220701</text:p>
          </table:table-cell>
          <table:table-cell office:value-type="float" office:value="180340.361">
            <text:p>180340.361</text:p>
          </table:table-cell>
          <table:table-cell office:value-type="float" office:value="262">
            <text:p>262</text:p>
          </table:table-cell>
          <table:table-cell office:value-type="string">
            <text:p><text:span text:style-name="T246">E-143-0/20220713.70730.51581.22595.EXTREME</text:span></text:p>
          </table:table-cell>
          <table:table-cell office:value-type="string">
            <text:p><text:span text:style-name="T247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48">PR</text:span></text:p>
          </table:table-cell>
          <table:table-cell office:value-type="string">
            <text:p><text:span text:style-name="T249">Keyword error. Could not read values. </text:span></text:p>
          </table:table-cell>
          <table:table-cell table:style-name="ce6" office:value-type="string" table:number-columns-spanned="1" table:number-rows-spanned="14">
            <text:p><text:span text:style-name="T250">En 3Dslicer no aparece el reporte de la tanda 2 repeticion 2 (con nombre dixon_tra_bh_higado_02_Report)</text:span></text:p>
          </table:table-cell>
          <table:table-cell table:number-columns-repeated="1024"/>
        </table:table-row>
        <table:table-row table:style-name="ro48">
          <table:table-cell office:value-type="string">
            <text:p><text:span text:style-name="T251">E-143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.3999999999999999">
            <text:p>2.3999999999999999</text:p>
          </table:table-cell>
          <table:table-cell office:value-type="float" office:value="68472">
            <text:p>68472</text:p>
          </table:table-cell>
          <table:table-cell office:value-type="float" office:value="3.6000000000000001">
            <text:p>3.6000000000000001</text:p>
          </table:table-cell>
          <table:table-cell office:value-type="float" office:value="1.8999999999999999">
            <text:p>1.8999999999999999</text:p>
          </table:table-cell>
          <table:table-cell office:value-type="float" office:value="0.80000000000000004">
            <text:p>0.80000000000000004</text:p>
          </table:table-cell>
          <table:table-cell office:value-type="float" office:value="4.7000000000000002">
            <text:p>4.7000000000000002</text:p>
          </table:table-cell>
          <table:table-cell office:value-type="float" office:value="10.199999999999999">
            <text:p>10.199999999999999</text:p>
          </table:table-cell>
          <table:table-cell office:value-type="float" office:value="67.599999999999994">
            <text:p>67.599999999999994</text:p>
          </table:table-cell>
          <table:table-cell office:value-type="float" office:value="6.7999999999999998">
            <text:p>6.7999999999999998</text:p>
          </table:table-cell>
          <table:table-cell office:value-type="float" office:value="61.299999999999997">
            <text:p>61.299999999999997</text:p>
          </table:table-cell>
          <table:table-cell office:value-type="float" office:value="41.5">
            <text:p>41.5</text:p>
          </table:table-cell>
          <table:table-cell office:value-type="float" office:value="20220701">
            <text:p>20220701</text:p>
          </table:table-cell>
          <table:table-cell office:value-type="float" office:value="174423.818">
            <text:p>174423.818</text:p>
          </table:table-cell>
          <table:table-cell office:value-type="float" office:value="112">
            <text:p>112</text:p>
          </table:table-cell>
          <table:table-cell office:value-type="string">
            <text:p><text:span text:style-name="T252">E-143-0/20220713.70738.44150.43301.EXTREME</text:span></text:p>
          </table:table-cell>
          <table:table-cell office:value-type="string">
            <text:p><text:span text:style-name="T253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54">PR</text:span></text:p>
          </table:table-cell>
          <table:table-cell office:value-type="string">
            <text:p><text:span text:style-name="T25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49">
          <table:table-cell office:value-type="string">
            <text:p><text:span text:style-name="T256">E-143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.7">
            <text:p>1.7</text:p>
          </table:table-cell>
          <table:table-cell office:value-type="float" office:value="68282">
            <text:p>68282</text:p>
          </table:table-cell>
          <table:table-cell office:value-type="float" office:value="2.7999999999999998">
            <text:p>2.7999999999999998</text:p>
          </table:table-cell>
          <table:table-cell office:value-type="float" office:value="1.8999999999999999">
            <text:p>1.8999999999999999</text:p>
          </table:table-cell>
          <table:table-cell office:value-type="float" office:value="0.69999999999999996">
            <text:p>0.69999999999999996</text:p>
          </table:table-cell>
          <table:table-cell office:value-type="float" office:value="3.6000000000000001">
            <text:p>3.6000000000000001</text:p>
          </table:table-cell>
          <table:table-cell office:value-type="float" office:value="6.2999999999999998">
            <text:p>6.2999999999999998</text:p>
          </table:table-cell>
          <table:table-cell office:value-type="float" office:value="70.400000000000006">
            <text:p>70.400000000000006</text:p>
          </table:table-cell>
          <table:table-cell office:value-type="float" office:value="7.5">
            <text:p>7.5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20220701">
            <text:p>20220701</text:p>
          </table:table-cell>
          <table:table-cell office:value-type="float" office:value="173014.527">
            <text:p>173014.527</text:p>
          </table:table-cell>
          <table:table-cell office:value-type="float" office:value="47">
            <text:p>47</text:p>
          </table:table-cell>
          <table:table-cell office:value-type="string">
            <text:p><text:span text:style-name="T257">E-143-0/20220713.70714.27068.33717.EXTREME</text:span></text:p>
          </table:table-cell>
          <table:table-cell office:value-type="string">
            <text:p><text:span text:style-name="T258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59">PR</text:span></text:p>
          </table:table-cell>
          <table:table-cell office:value-type="string">
            <text:p><text:span text:style-name="T260">Keyword error. Could not read values. Nombre de repetición idéntico en la repetición anterior para la misma tanda, debería ser *_02_report</text:span></text:p>
          </table:table-cell>
          <table:table-cell table:style-name="ce6"/>
          <table:table-cell table:number-columns-repeated="1024"/>
        </table:table-row>
        <table:table-row table:style-name="ro50">
          <table:table-cell office:value-type="string">
            <text:p><text:span text:style-name="T261">E-143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.8">
            <text:p>1.8</text:p>
          </table:table-cell>
          <table:table-cell office:value-type="float" office:value="68320">
            <text:p>68320</text:p>
          </table:table-cell>
          <table:table-cell office:value-type="float" office:value="2.2999999999999998">
            <text:p>2.2999999999999998</text:p>
          </table:table-cell>
          <table:table-cell office:value-type="float" office:value="2.2999999999999998">
            <text:p>2.2999999999999998</text:p>
          </table:table-cell>
          <table:table-cell office:value-type="float" office:value="1">
            <text:p>1</text:p>
          </table:table-cell>
          <table:table-cell office:value-type="float" office:value="4.2000000000000002">
            <text:p>4.2000000000000002</text:p>
          </table:table-cell>
          <table:table-cell office:value-type="float" office:value="9.8000000000000007">
            <text:p>9.8000000000000007</text:p>
          </table:table-cell>
          <table:table-cell office:value-type="float" office:value="54.399999999999999">
            <text:p>54.399999999999999</text:p>
          </table:table-cell>
          <table:table-cell office:value-type="float" office:value="4.4000000000000004">
            <text:p>4.4000000000000004</text:p>
          </table:table-cell>
          <table:table-cell office:value-type="float" office:value="54.899999999999999">
            <text:p>54.899999999999999</text:p>
          </table:table-cell>
          <table:table-cell office:value-type="float" office:value="22.800000000000001">
            <text:p>22.800000000000001</text:p>
          </table:table-cell>
          <table:table-cell office:value-type="float" office:value="20220701">
            <text:p>20220701</text:p>
          </table:table-cell>
          <table:table-cell office:value-type="float" office:value="171744.42800000001">
            <text:p>171744.42800000001</text:p>
          </table:table-cell>
          <table:table-cell office:value-type="float" office:value="14">
            <text:p>14</text:p>
          </table:table-cell>
          <table:table-cell office:value-type="string">
            <text:p><text:span text:style-name="T262">E-143-0/20220713.70702.71683.15034.EXTREME</text:span></text:p>
          </table:table-cell>
          <table:table-cell office:value-type="string">
            <text:p><text:span text:style-name="T263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64">PR</text:span></text:p>
          </table:table-cell>
          <table:table-cell office:value-type="string">
            <text:p><text:span text:style-name="T26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51">
          <table:table-cell office:value-type="string">
            <text:p><text:span text:style-name="T266">E-143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.2">
            <text:p>1.2</text:p>
          </table:table-cell>
          <table:table-cell office:value-type="float" office:value="66523">
            <text:p>66523</text:p>
          </table:table-cell>
          <table:table-cell office:value-type="float" office:value="2.2999999999999998">
            <text:p>2.2999999999999998</text:p>
          </table:table-cell>
          <table:table-cell office:value-type="float" office:value="2.3999999999999999">
            <text:p>2.3999999999999999</text:p>
          </table:table-cell>
          <table:table-cell office:value-type="float" office:value="0.80000000000000004">
            <text:p>0.80000000000000004</text:p>
          </table:table-cell>
          <table:table-cell office:value-type="float" office:value="4.9000000000000004">
            <text:p>4.9000000000000004</text:p>
          </table:table-cell>
          <table:table-cell office:value-type="float" office:value="11">
            <text:p>11</text:p>
          </table:table-cell>
          <table:table-cell office:value-type="float" office:value="53.399999999999999">
            <text:p>53.399999999999999</text:p>
          </table:table-cell>
          <table:table-cell office:value-type="float" office:value="4.7000000000000002">
            <text:p>4.7000000000000002</text:p>
          </table:table-cell>
          <table:table-cell office:value-type="float" office:value="53.299999999999997">
            <text:p>53.299999999999997</text:p>
          </table:table-cell>
          <table:table-cell office:value-type="float" office:value="25">
            <text:p>25</text:p>
          </table:table-cell>
          <table:table-cell office:value-type="float" office:value="20220701">
            <text:p>20220701</text:p>
          </table:table-cell>
          <table:table-cell office:value-type="float" office:value="180433.39999999999">
            <text:p>180433.39999999999</text:p>
          </table:table-cell>
          <table:table-cell office:value-type="float" office:value="282">
            <text:p>282</text:p>
          </table:table-cell>
          <table:table-cell office:value-type="string">
            <text:p><text:span text:style-name="T267">E-143-0/20220713.70737.64242.34363.EXTREME</text:span></text:p>
          </table:table-cell>
          <table:table-cell office:value-type="string">
            <text:p><text:span text:style-name="T268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69">PR</text:span></text:p>
          </table:table-cell>
          <table:table-cell office:value-type="string">
            <text:p><text:span text:style-name="T270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52">
          <table:table-cell office:value-type="string">
            <text:p><text:span text:style-name="T271">E-143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.1000000000000001">
            <text:p>1.1000000000000001</text:p>
          </table:table-cell>
          <table:table-cell office:value-type="float" office:value="66530">
            <text:p>66530</text:p>
          </table:table-cell>
          <table:table-cell office:value-type="float" office:value="2.8999999999999999">
            <text:p>2.8999999999999999</text:p>
          </table:table-cell>
          <table:table-cell office:value-type="float" office:value="1.8999999999999999">
            <text:p>1.8999999999999999</text:p>
          </table:table-cell>
          <table:table-cell office:value-type="float" office:value="0.90000000000000002">
            <text:p>0.90000000000000002</text:p>
          </table:table-cell>
          <table:table-cell office:value-type="float" office:value="7.0999999999999996">
            <text:p>7.0999999999999996</text:p>
          </table:table-cell>
          <table:table-cell office:value-type="float" office:value="16.100000000000001">
            <text:p>16.100000000000001</text:p>
          </table:table-cell>
          <table:table-cell office:value-type="float" office:value="47.700000000000003">
            <text:p>47.700000000000003</text:p>
          </table:table-cell>
          <table:table-cell office:value-type="float" office:value="5.2999999999999998">
            <text:p>5.2999999999999998</text:p>
          </table:table-cell>
          <table:table-cell office:value-type="float" office:value="57.399999999999999">
            <text:p>57.399999999999999</text:p>
          </table:table-cell>
          <table:table-cell office:value-type="float" office:value="26.5">
            <text:p>26.5</text:p>
          </table:table-cell>
          <table:table-cell office:value-type="float" office:value="20220701">
            <text:p>20220701</text:p>
          </table:table-cell>
          <table:table-cell office:value-type="float" office:value="175927.601">
            <text:p>175927.601</text:p>
          </table:table-cell>
          <table:table-cell office:value-type="float" office:value="206">
            <text:p>206</text:p>
          </table:table-cell>
          <table:table-cell office:value-type="string">
            <text:p><text:span text:style-name="T272">E-143-0/20220713.70710.94890.35859.EXTREME</text:span></text:p>
          </table:table-cell>
          <table:table-cell office:value-type="string">
            <text:p><text:span text:style-name="T273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74">PR</text:span></text:p>
          </table:table-cell>
          <table:table-cell office:value-type="string">
            <text:p><text:span text:style-name="T27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53">
          <table:table-cell office:value-type="string">
            <text:p><text:span text:style-name="T276">E-143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.8">
            <text:p>1.8</text:p>
          </table:table-cell>
          <table:table-cell office:value-type="float" office:value="66985">
            <text:p>66985</text:p>
          </table:table-cell>
          <table:table-cell office:value-type="float" office:value="2.8999999999999999">
            <text:p>2.8999999999999999</text:p>
          </table:table-cell>
          <table:table-cell office:value-type="float" office:value="1.5">
            <text:p>1.5</text:p>
          </table:table-cell>
          <table:table-cell office:value-type="float" office:value="0.80000000000000004">
            <text:p>0.80000000000000004</text:p>
          </table:table-cell>
          <table:table-cell office:value-type="float" office:value="5.5">
            <text:p>5.5</text:p>
          </table:table-cell>
          <table:table-cell office:value-type="float" office:value="12.300000000000001">
            <text:p>12.300000000000001</text:p>
          </table:table-cell>
          <table:table-cell office:value-type="float" office:value="37.200000000000003">
            <text:p>37.200000000000003</text:p>
          </table:table-cell>
          <table:table-cell office:value-type="float" office:value="7.7999999999999998">
            <text:p>7.7999999999999998</text:p>
          </table:table-cell>
          <table:table-cell office:value-type="float" office:value="54.899999999999999">
            <text:p>54.899999999999999</text:p>
          </table:table-cell>
          <table:table-cell office:value-type="float" office:value="25.699999999999999">
            <text:p>25.699999999999999</text:p>
          </table:table-cell>
          <table:table-cell office:value-type="float" office:value="20220701">
            <text:p>20220701</text:p>
          </table:table-cell>
          <table:table-cell office:value-type="float" office:value="180127.32199999999">
            <text:p>180127.32199999999</text:p>
          </table:table-cell>
          <table:table-cell office:value-type="float" office:value="234">
            <text:p>234</text:p>
          </table:table-cell>
          <table:table-cell office:value-type="string">
            <text:p><text:span text:style-name="T277">E-143-0/20220713.70720.85739.41953.EXTREME</text:span></text:p>
          </table:table-cell>
          <table:table-cell office:value-type="string">
            <text:p><text:span text:style-name="T278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79">PR</text:span></text:p>
          </table:table-cell>
          <table:table-cell office:value-type="string">
            <text:p><text:span text:style-name="T280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54">
          <table:table-cell office:value-type="string">
            <text:p><text:span text:style-name="T281">E-143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.7">
            <text:p>1.7</text:p>
          </table:table-cell>
          <table:table-cell office:value-type="float" office:value="66523">
            <text:p>66523</text:p>
          </table:table-cell>
          <table:table-cell office:value-type="float" office:value="2.7999999999999998">
            <text:p>2.7999999999999998</text:p>
          </table:table-cell>
          <table:table-cell office:value-type="float" office:value="2.2999999999999998">
            <text:p>2.2999999999999998</text:p>
          </table:table-cell>
          <table:table-cell office:value-type="float" office:value="0.90000000000000002">
            <text:p>0.90000000000000002</text:p>
          </table:table-cell>
          <table:table-cell office:value-type="float" office:value="5.2999999999999998">
            <text:p>5.2999999999999998</text:p>
          </table:table-cell>
          <table:table-cell office:value-type="float" office:value="11">
            <text:p>11</text:p>
          </table:table-cell>
          <table:table-cell office:value-type="float" office:value="50.299999999999997">
            <text:p>50.299999999999997</text:p>
          </table:table-cell>
          <table:table-cell office:value-type="float" office:value="7.7999999999999998">
            <text:p>7.7999999999999998</text:p>
          </table:table-cell>
          <table:table-cell office:value-type="float" office:value="54.399999999999999">
            <text:p>54.399999999999999</text:p>
          </table:table-cell>
          <table:table-cell office:value-type="float" office:value="26.300000000000001">
            <text:p>26.300000000000001</text:p>
          </table:table-cell>
          <table:table-cell office:value-type="float" office:value="20220701">
            <text:p>20220701</text:p>
          </table:table-cell>
          <table:table-cell office:value-type="float" office:value="180531.00700000001">
            <text:p>180531.00700000001</text:p>
          </table:table-cell>
          <table:table-cell office:value-type="float" office:value="302">
            <text:p>302</text:p>
          </table:table-cell>
          <table:table-cell office:value-type="string">
            <text:p><text:span text:style-name="T282">E-143-0/20220713.70744.75342.31071.EXTREME</text:span></text:p>
          </table:table-cell>
          <table:table-cell office:value-type="string">
            <text:p><text:span text:style-name="T283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84">PR</text:span></text:p>
          </table:table-cell>
          <table:table-cell office:value-type="string">
            <text:p><text:span text:style-name="T28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55">
          <table:table-cell office:value-type="string">
            <text:p><text:span text:style-name="T286">E-143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1000000000000001">
            <text:p>1.1000000000000001</text:p>
          </table:table-cell>
          <table:table-cell office:value-type="float" office:value="66523">
            <text:p>66523</text:p>
          </table:table-cell>
          <table:table-cell office:value-type="float" office:value="2.1000000000000001">
            <text:p>2.1000000000000001</text:p>
          </table:table-cell>
          <table:table-cell office:value-type="float" office:value="2.1000000000000001">
            <text:p>2.1000000000000001</text:p>
          </table:table-cell>
          <table:table-cell office:value-type="float" office:value="0.59999999999999998">
            <text:p>0.59999999999999998</text:p>
          </table:table-cell>
          <table:table-cell office:value-type="float" office:value="3.7999999999999998">
            <text:p>3.7999999999999998</text:p>
          </table:table-cell>
          <table:table-cell office:value-type="float" office:value="7.7999999999999998">
            <text:p>7.7999999999999998</text:p>
          </table:table-cell>
          <table:table-cell office:value-type="float" office:value="53.100000000000001">
            <text:p>53.100000000000001</text:p>
          </table:table-cell>
          <table:table-cell office:value-type="float" office:value="4.0999999999999996">
            <text:p>4.0999999999999996</text:p>
          </table:table-cell>
          <table:table-cell office:value-type="float" office:value="52.899999999999999">
            <text:p>52.899999999999999</text:p>
          </table:table-cell>
          <table:table-cell office:value-type="float" office:value="17.899999999999999">
            <text:p>17.899999999999999</text:p>
          </table:table-cell>
          <table:table-cell office:value-type="float" office:value="20220701">
            <text:p>20220701</text:p>
          </table:table-cell>
          <table:table-cell office:value-type="float" office:value="180818.85399999999">
            <text:p>180818.85399999999</text:p>
          </table:table-cell>
          <table:table-cell office:value-type="float" office:value="360">
            <text:p>360</text:p>
          </table:table-cell>
          <table:table-cell office:value-type="string">
            <text:p><text:span text:style-name="T287">E-143-0/20220713.70704.88297.23072.EXTREME</text:span></text:p>
          </table:table-cell>
          <table:table-cell office:value-type="string">
            <text:p><text:span text:style-name="T288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89">PR</text:span></text:p>
          </table:table-cell>
          <table:table-cell office:value-type="string">
            <text:p><text:span text:style-name="T290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56">
          <table:table-cell office:value-type="string">
            <text:p><text:span text:style-name="T291">E-143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.2">
            <text:p>1.2</text:p>
          </table:table-cell>
          <table:table-cell office:value-type="float" office:value="66523">
            <text:p>66523</text:p>
          </table:table-cell>
          <table:table-cell office:value-type="float" office:value="2.6000000000000001">
            <text:p>2.6000000000000001</text:p>
          </table:table-cell>
          <table:table-cell office:value-type="float" office:value="2">
            <text:p>2</text:p>
          </table:table-cell>
          <table:table-cell office:value-type="float" office:value="0.90000000000000002">
            <text:p>0.90000000000000002</text:p>
          </table:table-cell>
          <table:table-cell office:value-type="float" office:value="7">
            <text:p>7</text:p>
          </table:table-cell>
          <table:table-cell office:value-type="float" office:value="15.6">
            <text:p>15.6</text:p>
          </table:table-cell>
          <table:table-cell office:value-type="float" office:value="48.200000000000003">
            <text:p>48.200000000000003</text:p>
          </table:table-cell>
          <table:table-cell office:value-type="float" office:value="5.5">
            <text:p>5.5</text:p>
          </table:table-cell>
          <table:table-cell office:value-type="float" office:value="53.899999999999999">
            <text:p>53.899999999999999</text:p>
          </table:table-cell>
          <table:table-cell office:value-type="float" office:value="34">
            <text:p>34</text:p>
          </table:table-cell>
          <table:table-cell office:value-type="float" office:value="20220701">
            <text:p>20220701</text:p>
          </table:table-cell>
          <table:table-cell office:value-type="float" office:value="180623.77499999999">
            <text:p>180623.77499999999</text:p>
          </table:table-cell>
          <table:table-cell office:value-type="float" office:value="322">
            <text:p>322</text:p>
          </table:table-cell>
          <table:table-cell office:value-type="string">
            <text:p><text:span text:style-name="T292">E-143-0/20220713.70751.88003.42839.EXTREME</text:span></text:p>
          </table:table-cell>
          <table:table-cell office:value-type="string">
            <text:p><text:span text:style-name="T293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94">PR</text:span></text:p>
          </table:table-cell>
          <table:table-cell office:value-type="string">
            <text:p><text:span text:style-name="T29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57">
          <table:table-cell office:value-type="string">
            <text:p><text:span text:style-name="T296">E-143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.5">
            <text:p>1.5</text:p>
          </table:table-cell>
          <table:table-cell office:value-type="float" office:value="67305">
            <text:p>67305</text:p>
          </table:table-cell>
          <table:table-cell office:value-type="float" office:value="2.7000000000000002">
            <text:p>2.7000000000000002</text:p>
          </table:table-cell>
          <table:table-cell office:value-type="float" office:value="1.3999999999999999">
            <text:p>1.3999999999999999</text:p>
          </table:table-cell>
          <table:table-cell office:value-type="float" office:value="0.69999999999999996">
            <text:p>0.69999999999999996</text:p>
          </table:table-cell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50.399999999999999">
            <text:p>50.399999999999999</text:p>
          </table:table-cell>
          <table:table-cell office:value-type="float" office:value="5.5999999999999996">
            <text:p>5.5999999999999996</text:p>
          </table:table-cell>
          <table:table-cell office:value-type="float" office:value="53.399999999999999">
            <text:p>53.399999999999999</text:p>
          </table:table-cell>
          <table:table-cell office:value-type="float" office:value="25.100000000000001">
            <text:p>25.100000000000001</text:p>
          </table:table-cell>
          <table:table-cell office:value-type="float" office:value="20220701">
            <text:p>20220701</text:p>
          </table:table-cell>
          <table:table-cell office:value-type="float" office:value="173629.655">
            <text:p>173629.655</text:p>
          </table:table-cell>
          <table:table-cell office:value-type="float" office:value="77">
            <text:p>77</text:p>
          </table:table-cell>
          <table:table-cell office:value-type="string">
            <text:p><text:span text:style-name="T297">E-143-0/20220713.70724.66758.13629.EXTREME</text:span></text:p>
          </table:table-cell>
          <table:table-cell office:value-type="string">
            <text:p><text:span text:style-name="T298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299">PR</text:span></text:p>
          </table:table-cell>
          <table:table-cell office:value-type="string">
            <text:p><text:span text:style-name="T300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58">
          <table:table-cell office:value-type="string">
            <text:p><text:span text:style-name="T301">E-143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7798">
            <text:p>67798</text:p>
          </table:table-cell>
          <table:table-cell office:value-type="float" office:value="3.2999999999999998">
            <text:p>3.2999999999999998</text:p>
          </table:table-cell>
          <table:table-cell office:value-type="float" office:value="1.7">
            <text:p>1.7</text:p>
          </table:table-cell>
          <table:table-cell office:value-type="float" office:value="0.90000000000000002">
            <text:p>0.90000000000000002</text:p>
          </table:table-cell>
          <table:table-cell office:value-type="float" office:value="4.9000000000000004">
            <text:p>4.9000000000000004</text:p>
          </table:table-cell>
          <table:table-cell office:value-type="float" office:value="12.1">
            <text:p>12.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53.299999999999997">
            <text:p>53.299999999999997</text:p>
          </table:table-cell>
          <table:table-cell office:value-type="float" office:value="25.600000000000001">
            <text:p>25.600000000000001</text:p>
          </table:table-cell>
          <table:table-cell office:value-type="float" office:value="20220701">
            <text:p>20220701</text:p>
          </table:table-cell>
          <table:table-cell office:value-type="float" office:value="174929.516">
            <text:p>174929.516</text:p>
          </table:table-cell>
          <table:table-cell office:value-type="float" office:value="142">
            <text:p>142</text:p>
          </table:table-cell>
          <table:table-cell office:value-type="string">
            <text:p><text:span text:style-name="T302">E-143-0/20220713.70749.39716.48526.EXTREME</text:span></text:p>
          </table:table-cell>
          <table:table-cell office:value-type="string">
            <text:p><text:span text:style-name="T303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04">PR</text:span></text:p>
          </table:table-cell>
          <table:table-cell office:value-type="string">
            <text:p><text:span text:style-name="T30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59">
          <table:table-cell office:value-type="string">
            <text:p><text:span text:style-name="T306">E-143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.3">
            <text:p>1.3</text:p>
          </table:table-cell>
          <table:table-cell office:value-type="float" office:value="66523">
            <text:p>66523</text:p>
          </table:table-cell>
          <table:table-cell office:value-type="float" office:value="2.5">
            <text:p>2.5</text:p>
          </table:table-cell>
          <table:table-cell office:value-type="float" office:value="2.2999999999999998">
            <text:p>2.2999999999999998</text:p>
          </table:table-cell>
          <table:table-cell office:value-type="float" office:value="0.80000000000000004">
            <text:p>0.80000000000000004</text:p>
          </table:table-cell>
          <table:table-cell office:value-type="float" office:value="5.9000000000000004">
            <text:p>5.9000000000000004</text:p>
          </table:table-cell>
          <table:table-cell office:value-type="float" office:value="13.4">
            <text:p>13.4</text:p>
          </table:table-cell>
          <table:table-cell office:value-type="float" office:value="53.899999999999999">
            <text:p>53.899999999999999</text:p>
          </table:table-cell>
          <table:table-cell office:value-type="float" office:value="4.7999999999999998">
            <text:p>4.7999999999999998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20220701">
            <text:p>20220701</text:p>
          </table:table-cell>
          <table:table-cell office:value-type="float" office:value="180721.106">
            <text:p>180721.106</text:p>
          </table:table-cell>
          <table:table-cell office:value-type="float" office:value="342">
            <text:p>342</text:p>
          </table:table-cell>
          <table:table-cell office:value-type="string">
            <text:p><text:span text:style-name="T307">E-143-0/20220713.70758.91286.30028.EXTREME</text:span></text:p>
          </table:table-cell>
          <table:table-cell office:value-type="string">
            <text:p><text:span text:style-name="T308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09">PR</text:span></text:p>
          </table:table-cell>
          <table:table-cell office:value-type="string">
            <text:p><text:span text:style-name="T310">Keyword error. Could not read values. 3dslicer no lo detecta</text:span></text:p>
          </table:table-cell>
          <table:table-cell table:style-name="ce6"/>
          <table:table-cell table:number-columns-repeated="1024"/>
        </table:table-row>
        <table:table-row table:style-name="ro60">
          <table:table-cell office:value-type="string">
            <text:p><text:span text:style-name="T311">E-143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.6000000000000001">
            <text:p>1.6000000000000001</text:p>
          </table:table-cell>
          <table:table-cell office:value-type="float" office:value="69076">
            <text:p>69076</text:p>
          </table:table-cell>
          <table:table-cell office:value-type="float" office:value="3">
            <text:p>3</text:p>
          </table:table-cell>
          <table:table-cell office:value-type="float" office:value="1.6000000000000001">
            <text:p>1.6000000000000001</text:p>
          </table:table-cell>
          <table:table-cell office:value-type="float" office:value="0.69999999999999996">
            <text:p>0.69999999999999996</text:p>
          </table:table-cell>
          <table:table-cell office:value-type="float" office:value="4.7999999999999998">
            <text:p>4.7999999999999998</text:p>
          </table:table-cell>
          <table:table-cell office:value-type="float" office:value="10.5">
            <text:p>10.5</text:p>
          </table:table-cell>
          <table:table-cell office:value-type="float" office:value="40.899999999999999">
            <text:p>40.899999999999999</text:p>
          </table:table-cell>
          <table:table-cell office:value-type="float" office:value="6.7999999999999998">
            <text:p>6.7999999999999998</text:p>
          </table:table-cell>
          <table:table-cell office:value-type="float" office:value="57.600000000000001">
            <text:p>57.600000000000001</text:p>
          </table:table-cell>
          <table:table-cell office:value-type="float" office:value="29.399999999999999">
            <text:p>29.399999999999999</text:p>
          </table:table-cell>
          <table:table-cell office:value-type="float" office:value="20220701">
            <text:p>20220701</text:p>
          </table:table-cell>
          <table:table-cell office:value-type="float" office:value="175444.644">
            <text:p>175444.644</text:p>
          </table:table-cell>
          <table:table-cell office:value-type="float" office:value="170">
            <text:p>170</text:p>
          </table:table-cell>
          <table:table-cell office:value-type="string">
            <text:p><text:span text:style-name="T312">E-143-0/20220713.70758.49294.23902.EXTREME</text:span></text:p>
          </table:table-cell>
          <table:table-cell office:value-type="string">
            <text:p><text:span text:style-name="T313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14">PR</text:span></text:p>
          </table:table-cell>
          <table:table-cell office:value-type="string">
            <text:p><text:span text:style-name="T31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61">
          <table:table-cell office:value-type="string">
            <text:p><text:span text:style-name="T316">E-129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.1000000000000001">
            <text:p>1.1000000000000001</text:p>
          </table:table-cell>
          <table:table-cell office:value-type="float" office:value="84400">
            <text:p>84400</text:p>
          </table:table-cell>
          <table:table-cell office:value-type="float" office:value="3.5">
            <text:p>3.5</text:p>
          </table:table-cell>
          <table:table-cell office:value-type="float" office:value="4.7000000000000002">
            <text:p>4.7000000000000002</text:p>
          </table:table-cell>
          <table:table-cell office:value-type="float" office:value="1.2">
            <text:p>1.2</text:p>
          </table:table-cell>
          <table:table-cell office:value-type="float" office:value="13.699999999999999">
            <text:p>13.699999999999999</text:p>
          </table:table-cell>
          <table:table-cell office:value-type="float" office:value="23">
            <text:p>23</text:p>
          </table:table-cell>
          <table:table-cell office:value-type="float" office:value="53.700000000000003">
            <text:p>53.700000000000003</text:p>
          </table:table-cell>
          <table:table-cell office:value-type="float" office:value="3.8999999999999999">
            <text:p>3.8999999999999999</text:p>
          </table:table-cell>
          <table:table-cell office:value-type="float" office:value="51.100000000000001">
            <text:p>51.100000000000001</text:p>
          </table:table-cell>
          <table:table-cell office:value-type="float" office:value="23.399999999999999">
            <text:p>23.399999999999999</text:p>
          </table:table-cell>
          <table:table-cell office:value-type="float" office:value="20220701">
            <text:p>20220701</text:p>
          </table:table-cell>
          <table:table-cell office:value-type="float" office:value="170045.96599999999">
            <text:p>170045.96599999999</text:p>
          </table:table-cell>
          <table:table-cell office:value-type="float" office:value="249">
            <text:p>249</text:p>
          </table:table-cell>
          <table:table-cell office:value-type="string">
            <text:p><text:span text:style-name="T317">E-129-0/20220713.70729.70980.50067.EXTREME</text:span></text:p>
          </table:table-cell>
          <table:table-cell office:value-type="string">
            <text:p><text:span text:style-name="T318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19">PR</text:span></text:p>
          </table:table-cell>
          <table:table-cell office:value-type="string">
            <text:p><text:span text:style-name="T320">Keyword error. Could not read values. </text:span></text:p>
          </table:table-cell>
          <table:table-cell table:style-name="ce6" table:number-columns-spanned="1" table:number-rows-spanned="15"/>
          <table:table-cell table:number-columns-repeated="1024"/>
        </table:table-row>
        <table:table-row table:style-name="ro62">
          <table:table-cell office:value-type="string">
            <text:p><text:span text:style-name="T321">E-129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.5">
            <text:p>1.5</text:p>
          </table:table-cell>
          <table:table-cell office:value-type="float" office:value="82566">
            <text:p>82566</text:p>
          </table:table-cell>
          <table:table-cell office:value-type="float" office:value="3">
            <text:p>3</text:p>
          </table:table-cell>
          <table:table-cell office:value-type="float" office:value="5.2999999999999998">
            <text:p>5.2999999999999998</text:p>
          </table:table-cell>
          <table:table-cell office:value-type="float" office:value="0.90000000000000002">
            <text:p>0.90000000000000002</text:p>
          </table:table-cell>
          <table:table-cell office:value-type="float" office:value="6.5999999999999996">
            <text:p>6.5999999999999996</text:p>
          </table:table-cell>
          <table:table-cell office:value-type="float" office:value="6.9000000000000004">
            <text:p>6.9000000000000004</text:p>
          </table:table-cell>
          <table:table-cell office:value-type="float" office:value="41.600000000000001">
            <text:p>41.600000000000001</text:p>
          </table:table-cell>
          <table:table-cell office:value-type="float" office:value="4.2999999999999998">
            <text:p>4.2999999999999998</text:p>
          </table:table-cell>
          <table:table-cell office:value-type="float" office:value="55.700000000000003">
            <text:p>55.700000000000003</text:p>
          </table:table-cell>
          <table:table-cell office:value-type="float" office:value="28.899999999999999">
            <text:p>28.899999999999999</text:p>
          </table:table-cell>
          <table:table-cell office:value-type="float" office:value="20220701">
            <text:p>20220701</text:p>
          </table:table-cell>
          <table:table-cell office:value-type="float" office:value="162314.50899999999">
            <text:p>162314.50899999999</text:p>
          </table:table-cell>
          <table:table-cell office:value-type="float" office:value="14">
            <text:p>14</text:p>
          </table:table-cell>
          <table:table-cell office:value-type="string">
            <text:p><text:span text:style-name="T322">E-129-0/20220713.70755.25535.23278.EXTREME</text:span></text:p>
          </table:table-cell>
          <table:table-cell office:value-type="string">
            <text:p><text:span text:style-name="T323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24">PR</text:span></text:p>
          </table:table-cell>
          <table:table-cell office:value-type="string">
            <text:p><text:span text:style-name="T32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63">
          <table:table-cell office:value-type="string">
            <text:p><text:span text:style-name="T326">E-129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.6000000000000001">
            <text:p>1.6000000000000001</text:p>
          </table:table-cell>
          <table:table-cell office:value-type="float" office:value="84382">
            <text:p>84382</text:p>
          </table:table-cell>
          <table:table-cell office:value-type="float" office:value="3">
            <text:p>3</text:p>
          </table:table-cell>
          <table:table-cell office:value-type="float" office:value="4.7999999999999998">
            <text:p>4.7999999999999998</text:p>
          </table:table-cell>
          <table:table-cell office:value-type="float" office:value="1.2">
            <text:p>1.2</text:p>
          </table:table-cell>
          <table:table-cell office:value-type="float" office:value="7.5999999999999996">
            <text:p>7.5999999999999996</text:p>
          </table:table-cell>
          <table:table-cell office:value-type="float" office:value="10.9">
            <text:p>10.9</text:p>
          </table:table-cell>
          <table:table-cell office:value-type="float" office:value="28.800000000000001">
            <text:p>28.800000000000001</text:p>
          </table:table-cell>
          <table:table-cell office:value-type="float" office:value="5.9000000000000004">
            <text:p>5.9000000000000004</text:p>
          </table:table-cell>
          <table:table-cell office:value-type="float" office:value="54.899999999999999">
            <text:p>54.899999999999999</text:p>
          </table:table-cell>
          <table:table-cell office:value-type="float" office:value="31.199999999999999">
            <text:p>31.199999999999999</text:p>
          </table:table-cell>
          <table:table-cell office:value-type="float" office:value="20220701">
            <text:p>20220701</text:p>
          </table:table-cell>
          <table:table-cell office:value-type="float" office:value="165621.872">
            <text:p>165621.872</text:p>
          </table:table-cell>
          <table:table-cell office:value-type="float" office:value="193">
            <text:p>193</text:p>
          </table:table-cell>
          <table:table-cell office:value-type="string">
            <text:p><text:span text:style-name="T327">E-129-0/20220713.70708.50633.50741.EXTREME</text:span></text:p>
          </table:table-cell>
          <table:table-cell office:value-type="string">
            <text:p><text:span text:style-name="T328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29">PR</text:span></text:p>
          </table:table-cell>
          <table:table-cell office:value-type="string">
            <text:p><text:span text:style-name="T330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64">
          <table:table-cell office:value-type="string">
            <text:p><text:span text:style-name="T331">E-129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82898">
            <text:p>82898</text:p>
          </table:table-cell>
          <table:table-cell office:value-type="float" office:value="3.2999999999999998">
            <text:p>3.2999999999999998</text:p>
          </table:table-cell>
          <table:table-cell office:value-type="float" office:value="5.2000000000000002">
            <text:p>5.2000000000000002</text:p>
          </table:table-cell>
          <table:table-cell office:value-type="float" office:value="1.3">
            <text:p>1.3</text:p>
          </table:table-cell>
          <table:table-cell office:value-type="float" office:value="7.5999999999999996">
            <text:p>7.5999999999999996</text:p>
          </table:table-cell>
          <table:table-cell office:value-type="float" office:value="10.800000000000001">
            <text:p>10.800000000000001</text:p>
          </table:table-cell>
          <table:table-cell office:value-type="float" office:value="47.600000000000001">
            <text:p>47.600000000000001</text:p>
          </table:table-cell>
          <table:table-cell office:value-type="float" office:value="5.4000000000000004">
            <text:p>5.4000000000000004</text:p>
          </table:table-cell>
          <table:table-cell office:value-type="float" office:value="55.600000000000001">
            <text:p>55.600000000000001</text:p>
          </table:table-cell>
          <table:table-cell office:value-type="float" office:value="28.800000000000001">
            <text:p>28.800000000000001</text:p>
          </table:table-cell>
          <table:table-cell office:value-type="float" office:value="20220701">
            <text:p>20220701</text:p>
          </table:table-cell>
          <table:table-cell office:value-type="float" office:value="164257.386">
            <text:p>164257.386</text:p>
          </table:table-cell>
          <table:table-cell office:value-type="float" office:value="107">
            <text:p>107</text:p>
          </table:table-cell>
          <table:table-cell office:value-type="string">
            <text:p><text:span text:style-name="T332">E-129-0/20220713.70735.09959.22933.EXTREME</text:span></text:p>
          </table:table-cell>
          <table:table-cell office:value-type="string">
            <text:p><text:span text:style-name="T333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34">PR</text:span></text:p>
          </table:table-cell>
          <table:table-cell office:value-type="string">
            <text:p><text:span text:style-name="T33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65">
          <table:table-cell office:value-type="string">
            <text:p><text:span text:style-name="T336">E-129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.3999999999999999">
            <text:p>1.3999999999999999</text:p>
          </table:table-cell>
          <table:table-cell office:value-type="float" office:value="86048">
            <text:p>86048</text:p>
          </table:table-cell>
          <table:table-cell office:value-type="float" office:value="2.8999999999999999">
            <text:p>2.8999999999999999</text:p>
          </table:table-cell>
          <table:table-cell office:value-type="float" office:value="5.0999999999999996">
            <text:p>5.0999999999999996</text:p>
          </table:table-cell>
          <table:table-cell office:value-type="float" office:value="0.90000000000000002">
            <text:p>0.90000000000000002</text:p>
          </table:table-cell>
          <table:table-cell office:value-type="float" office:value="9.8000000000000007">
            <text:p>9.8000000000000007</text:p>
          </table:table-cell>
          <table:table-cell office:value-type="float" office:value="16.600000000000001">
            <text:p>16.600000000000001</text:p>
          </table:table-cell>
          <table:table-cell office:value-type="float" office:value="54.600000000000001">
            <text:p>54.600000000000001</text:p>
          </table:table-cell>
          <table:table-cell office:value-type="float" office:value="4.5">
            <text:p>4.5</text:p>
          </table:table-cell>
          <table:table-cell office:value-type="float" office:value="51.200000000000003">
            <text:p>51.200000000000003</text:p>
          </table:table-cell>
          <table:table-cell office:value-type="float" office:value="19">
            <text:p>19</text:p>
          </table:table-cell>
          <table:table-cell office:value-type="float" office:value="20220701">
            <text:p>20220701</text:p>
          </table:table-cell>
          <table:table-cell office:value-type="float" office:value="170348.57399999999">
            <text:p>170348.57399999999</text:p>
          </table:table-cell>
          <table:table-cell office:value-type="float" office:value="297">
            <text:p>297</text:p>
          </table:table-cell>
          <table:table-cell office:value-type="string">
            <text:p><text:span text:style-name="T337">E-129-0/20220713.70747.22569.19818.EXTREME</text:span></text:p>
          </table:table-cell>
          <table:table-cell office:value-type="string">
            <text:p><text:span text:style-name="T338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39">PR</text:span></text:p>
          </table:table-cell>
          <table:table-cell office:value-type="string">
            <text:p><text:span text:style-name="T340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66">
          <table:table-cell office:value-type="string">
            <text:p><text:span text:style-name="T341">E-129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.5">
            <text:p>1.5</text:p>
          </table:table-cell>
          <table:table-cell office:value-type="float" office:value="82969">
            <text:p>82969</text:p>
          </table:table-cell>
          <table:table-cell office:value-type="float" office:value="3">
            <text:p>3</text:p>
          </table:table-cell>
          <table:table-cell office:value-type="float" office:value="5.2000000000000002">
            <text:p>5.2000000000000002</text:p>
          </table:table-cell>
          <table:table-cell office:value-type="float" office:value="0.80000000000000004">
            <text:p>0.80000000000000004</text:p>
          </table:table-cell>
          <table:table-cell office:value-type="float" office:value="8.6999999999999993">
            <text:p>8.6999999999999993</text:p>
          </table:table-cell>
          <table:table-cell office:value-type="float" office:value="13">
            <text:p>13</text:p>
          </table:table-cell>
          <table:table-cell office:value-type="float" office:value="37.5">
            <text:p>37.5</text:p>
          </table:table-cell>
          <table:table-cell office:value-type="float" office:value="4.2000000000000002">
            <text:p>4.2000000000000002</text:p>
          </table:table-cell>
          <table:table-cell office:value-type="float" office:value="52.600000000000001">
            <text:p>52.600000000000001</text:p>
          </table:table-cell>
          <table:table-cell office:value-type="float" office:value="20.800000000000001">
            <text:p>20.800000000000001</text:p>
          </table:table-cell>
          <table:table-cell office:value-type="float" office:value="20220701">
            <text:p>20220701</text:p>
          </table:table-cell>
          <table:table-cell office:value-type="float" office:value="163002.049">
            <text:p>163002.049</text:p>
          </table:table-cell>
          <table:table-cell office:value-type="float" office:value="44">
            <text:p>44</text:p>
          </table:table-cell>
          <table:table-cell office:value-type="string">
            <text:p><text:span text:style-name="T342">E-129-0/20220713.70708.39606.51344.EXTREME</text:span></text:p>
          </table:table-cell>
          <table:table-cell office:value-type="string">
            <text:p><text:span text:style-name="T343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44">PR</text:span></text:p>
          </table:table-cell>
          <table:table-cell office:value-type="string">
            <text:p><text:span text:style-name="T34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67">
          <table:table-cell office:value-type="string">
            <text:p><text:span text:style-name="T346">E-129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.2">
            <text:p>1.2</text:p>
          </table:table-cell>
          <table:table-cell office:value-type="float" office:value="83745">
            <text:p>83745</text:p>
          </table:table-cell>
          <table:table-cell office:value-type="float" office:value="3.6000000000000001">
            <text:p>3.6000000000000001</text:p>
          </table:table-cell>
          <table:table-cell office:value-type="float" office:value="5.2999999999999998">
            <text:p>5.2999999999999998</text:p>
          </table:table-cell>
          <table:table-cell office:value-type="float" office:value="1.7">
            <text:p>1.7</text:p>
          </table:table-cell>
          <table:table-cell office:value-type="float" office:value="12.800000000000001">
            <text:p>12.800000000000001</text:p>
          </table:table-cell>
          <table:table-cell office:value-type="float" office:value="21.899999999999999">
            <text:p>21.899999999999999</text:p>
          </table:table-cell>
          <table:table-cell office:value-type="float" office:value="38.100000000000001">
            <text:p>38.100000000000001</text:p>
          </table:table-cell>
          <table:table-cell office:value-type="float" office:value="5.2000000000000002">
            <text:p>5.2000000000000002</text:p>
          </table:table-cell>
          <table:table-cell office:value-type="float" office:value="51.299999999999997">
            <text:p>51.299999999999997</text:p>
          </table:table-cell>
          <table:table-cell office:value-type="float" office:value="23.100000000000001">
            <text:p>23.100000000000001</text:p>
          </table:table-cell>
          <table:table-cell office:value-type="float" office:value="20220701">
            <text:p>20220701</text:p>
          </table:table-cell>
          <table:table-cell office:value-type="float" office:value="164811.85200000001">
            <text:p>164811.85200000001</text:p>
          </table:table-cell>
          <table:table-cell office:value-type="float" office:value="137">
            <text:p>137</text:p>
          </table:table-cell>
          <table:table-cell office:value-type="string">
            <text:p><text:span text:style-name="T347">E-129-0/20220713.70746.91226.40153.EXTREME</text:span></text:p>
          </table:table-cell>
          <table:table-cell office:value-type="string">
            <text:p><text:span text:style-name="T348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49">PR</text:span></text:p>
          </table:table-cell>
          <table:table-cell office:value-type="string">
            <text:p><text:span text:style-name="T350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68">
          <table:table-cell office:value-type="string">
            <text:p><text:span text:style-name="T351">E-129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.5">
            <text:p>1.5</text:p>
          </table:table-cell>
          <table:table-cell office:value-type="float" office:value="83364">
            <text:p>83364</text:p>
          </table:table-cell>
          <table:table-cell office:value-type="float" office:value="2.8999999999999999">
            <text:p>2.8999999999999999</text:p>
          </table:table-cell>
          <table:table-cell office:value-type="float" office:value="5">
            <text:p>5</text:p>
          </table:table-cell>
          <table:table-cell office:value-type="float" office:value="0.69999999999999996">
            <text:p>0.69999999999999996</text:p>
          </table:table-cell>
          <table:table-cell office:value-type="float" office:value="6.7999999999999998">
            <text:p>6.7999999999999998</text:p>
          </table:table-cell>
          <table:table-cell office:value-type="float" office:value="8.9000000000000004">
            <text:p>8.9000000000000004</text:p>
          </table:table-cell>
          <table:table-cell office:value-type="float" office:value="43.399999999999999">
            <text:p>43.399999999999999</text:p>
          </table:table-cell>
          <table:table-cell office:value-type="float" office:value="5">
            <text:p>5</text:p>
          </table:table-cell>
          <table:table-cell office:value-type="float" office:value="55.399999999999999">
            <text:p>55.399999999999999</text:p>
          </table:table-cell>
          <table:table-cell office:value-type="float" office:value="24.699999999999999">
            <text:p>24.699999999999999</text:p>
          </table:table-cell>
          <table:table-cell office:value-type="float" office:value="20220701">
            <text:p>20220701</text:p>
          </table:table-cell>
          <table:table-cell office:value-type="float" office:value="165404.519">
            <text:p>165404.519</text:p>
          </table:table-cell>
          <table:table-cell office:value-type="float" office:value="165">
            <text:p>165</text:p>
          </table:table-cell>
          <table:table-cell office:value-type="string">
            <text:p><text:span text:style-name="T352">E-129-0/20220713.70757.50617.22262.EXTREME</text:span></text:p>
          </table:table-cell>
          <table:table-cell office:value-type="string">
            <text:p><text:span text:style-name="T353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54">PR</text:span></text:p>
          </table:table-cell>
          <table:table-cell office:value-type="string">
            <text:p><text:span text:style-name="T35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69">
          <table:table-cell office:value-type="string">
            <text:p><text:span text:style-name="T356">E-129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.1000000000000001">
            <text:p>1.1000000000000001</text:p>
          </table:table-cell>
          <table:table-cell office:value-type="float" office:value="86048">
            <text:p>86048</text:p>
          </table:table-cell>
          <table:table-cell office:value-type="float" office:value="2.7999999999999998">
            <text:p>2.7999999999999998</text:p>
          </table:table-cell>
          <table:table-cell office:value-type="float" office:value="5.5">
            <text:p>5.5</text:p>
          </table:table-cell>
          <table:table-cell office:value-type="float" office:value="0.69999999999999996">
            <text:p>0.69999999999999996</text:p>
          </table:table-cell>
          <table:table-cell office:value-type="float" office:value="9">
            <text:p>9</text:p>
          </table:table-cell>
          <table:table-cell office:value-type="float" office:value="15.199999999999999">
            <text:p>15.199999999999999</text:p>
          </table:table-cell>
          <table:table-cell office:value-type="float" office:value="55.299999999999997">
            <text:p>55.299999999999997</text:p>
          </table:table-cell>
          <table:table-cell office:value-type="float" office:value="3.2000000000000002">
            <text:p>3.2000000000000002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20220701">
            <text:p>20220701</text:p>
          </table:table-cell>
          <table:table-cell office:value-type="float" office:value="170542.73699999999">
            <text:p>170542.73699999999</text:p>
          </table:table-cell>
          <table:table-cell office:value-type="float" office:value="337">
            <text:p>337</text:p>
          </table:table-cell>
          <table:table-cell office:value-type="string">
            <text:p><text:span text:style-name="T357">E-129-0/20220713.70702.35091.48482.EXTREME</text:span></text:p>
          </table:table-cell>
          <table:table-cell office:value-type="string">
            <text:p><text:span text:style-name="T358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59">PR</text:span></text:p>
          </table:table-cell>
          <table:table-cell office:value-type="string">
            <text:p><text:span text:style-name="T360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70">
          <table:table-cell office:value-type="string">
            <text:p><text:span text:style-name="T361">E-129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.3">
            <text:p>1.3</text:p>
          </table:table-cell>
          <table:table-cell office:value-type="float" office:value="86048">
            <text:p>86048</text:p>
          </table:table-cell>
          <table:table-cell office:value-type="float" office:value="2.5">
            <text:p>2.5</text:p>
          </table:table-cell>
          <table:table-cell office:value-type="float" office:value="5.4000000000000004">
            <text:p>5.4000000000000004</text:p>
          </table:table-cell>
          <table:table-cell office:value-type="float" office:value="0.90000000000000002">
            <text:p>0.90000000000000002</text:p>
          </table:table-cell>
          <table:table-cell office:value-type="float" office:value="6.9000000000000004">
            <text:p>6.9000000000000004</text:p>
          </table:table-cell>
          <table:table-cell office:value-type="float" office:value="9.5">
            <text:p>9.5</text:p>
          </table:table-cell>
          <table:table-cell office:value-type="float" office:value="51.700000000000003">
            <text:p>51.700000000000003</text:p>
          </table:table-cell>
          <table:table-cell office:value-type="float" office:value="3.2000000000000002">
            <text:p>3.2000000000000002</text:p>
          </table:table-cell>
          <table:table-cell office:value-type="float" office:value="52.799999999999997">
            <text:p>52.799999999999997</text:p>
          </table:table-cell>
          <table:table-cell office:value-type="float" office:value="21.5">
            <text:p>21.5</text:p>
          </table:table-cell>
          <table:table-cell office:value-type="float" office:value="20220701">
            <text:p>20220701</text:p>
          </table:table-cell>
          <table:table-cell office:value-type="float" office:value="170735.67999999999">
            <text:p>170735.67999999999</text:p>
          </table:table-cell>
          <table:table-cell office:value-type="float" office:value="373">
            <text:p>373</text:p>
          </table:table-cell>
          <table:table-cell office:value-type="string">
            <text:p><text:span text:style-name="T362">E-129-0/20220713.70715.28863.54305.EXTREME</text:span></text:p>
          </table:table-cell>
          <table:table-cell office:value-type="string">
            <text:p><text:span text:style-name="T363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64">PR</text:span></text:p>
          </table:table-cell>
          <table:table-cell office:value-type="string">
            <text:p><text:span text:style-name="T36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71">
          <table:table-cell office:value-type="string">
            <text:p><text:span text:style-name="T366">E-129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.5">
            <text:p>1.5</text:p>
          </table:table-cell>
          <table:table-cell office:value-type="float" office:value="85637">
            <text:p>85637</text:p>
          </table:table-cell>
          <table:table-cell office:value-type="float" office:value="5.2000000000000002">
            <text:p>5.2000000000000002</text:p>
          </table:table-cell>
          <table:table-cell office:value-type="float" office:value="5.7999999999999998">
            <text:p>5.7999999999999998</text:p>
          </table:table-cell>
          <table:table-cell office:value-type="float" office:value="1.3999999999999999">
            <text:p>1.3999999999999999</text:p>
          </table:table-cell>
          <table:table-cell office:value-type="float" office:value="8.8000000000000007">
            <text:p>8.8000000000000007</text:p>
          </table:table-cell>
          <table:table-cell office:value-type="float" office:value="14.300000000000001">
            <text:p>14.300000000000001</text:p>
          </table:table-cell>
          <table:table-cell office:value-type="float" office:value="52.100000000000001">
            <text:p>52.100000000000001</text:p>
          </table:table-cell>
          <table:table-cell office:value-type="float" office:value="10">
            <text:p>10</text:p>
          </table:table-cell>
          <table:table-cell office:value-type="float" office:value="65.5">
            <text:p>65.5</text:p>
          </table:table-cell>
          <table:table-cell office:value-type="float" office:value="49.700000000000003">
            <text:p>49.700000000000003</text:p>
          </table:table-cell>
          <table:table-cell office:value-type="float" office:value="20220701">
            <text:p>20220701</text:p>
          </table:table-cell>
          <table:table-cell office:value-type="float" office:value="165827.93400000001">
            <text:p>165827.93400000001</text:p>
          </table:table-cell>
          <table:table-cell office:value-type="float" office:value="221">
            <text:p>221</text:p>
          </table:table-cell>
          <table:table-cell office:value-type="string">
            <text:p><text:span text:style-name="T367">E-129-0/20220713.70718.74088.29781.EXTREME</text:span></text:p>
          </table:table-cell>
          <table:table-cell office:value-type="string">
            <text:p><text:span text:style-name="T368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69">PR</text:span></text:p>
          </table:table-cell>
          <table:table-cell office:value-type="string">
            <text:p><text:span text:style-name="T370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72">
          <table:table-cell office:value-type="string">
            <text:p><text:span text:style-name="T371">E-129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.3">
            <text:p>1.3</text:p>
          </table:table-cell>
          <table:table-cell office:value-type="float" office:value="86048">
            <text:p>86048</text:p>
          </table:table-cell>
          <table:table-cell office:value-type="float" office:value="2.7999999999999998">
            <text:p>2.7999999999999998</text:p>
          </table:table-cell>
          <table:table-cell office:value-type="float" office:value="5.4000000000000004">
            <text:p>5.400000000000000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.1">
            <text:p>12.1</text:p>
          </table:table-cell>
          <table:table-cell office:value-type="float" office:value="41.5">
            <text:p>41.5</text:p>
          </table:table-cell>
          <table:table-cell office:value-type="float" office:value="4.2000000000000002">
            <text:p>4.2000000000000002</text:p>
          </table:table-cell>
          <table:table-cell office:value-type="float" office:value="53.299999999999997">
            <text:p>53.299999999999997</text:p>
          </table:table-cell>
          <table:table-cell office:value-type="float" office:value="24.399999999999999">
            <text:p>24.399999999999999</text:p>
          </table:table-cell>
          <table:table-cell office:value-type="float" office:value="20220701">
            <text:p>20220701</text:p>
          </table:table-cell>
          <table:table-cell office:value-type="float" office:value="170254.16500000001">
            <text:p>170254.16500000001</text:p>
          </table:table-cell>
          <table:table-cell office:value-type="float" office:value="277">
            <text:p>277</text:p>
          </table:table-cell>
          <table:table-cell office:value-type="string">
            <text:p><text:span text:style-name="T372">E-129-0/20220713.70740.00681.25446.EXTREME</text:span></text:p>
          </table:table-cell>
          <table:table-cell office:value-type="string">
            <text:p><text:span text:style-name="T373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74">PR</text:span></text:p>
          </table:table-cell>
          <table:table-cell office:value-type="string">
            <text:p><text:span text:style-name="T375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73">
          <table:table-cell office:value-type="string">
            <text:p><text:span text:style-name="T376">E-129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.2">
            <text:p>1.2</text:p>
          </table:table-cell>
          <table:table-cell office:value-type="float" office:value="86048">
            <text:p>86048</text:p>
          </table:table-cell>
          <table:table-cell office:value-type="float" office:value="2.7999999999999998">
            <text:p>2.7999999999999998</text:p>
          </table:table-cell>
          <table:table-cell office:value-type="float" office:value="5">
            <text:p>5</text:p>
          </table:table-cell>
          <table:table-cell office:value-type="float" office:value="1.1000000000000001">
            <text:p>1.1000000000000001</text:p>
          </table:table-cell>
          <table:table-cell office:value-type="float" office:value="9.5999999999999996">
            <text:p>9.5999999999999996</text:p>
          </table:table-cell>
          <table:table-cell office:value-type="float" office:value="16.800000000000001">
            <text:p>16.800000000000001</text:p>
          </table:table-cell>
          <table:table-cell office:value-type="float" office:value="50.100000000000001">
            <text:p>50.100000000000001</text:p>
          </table:table-cell>
          <table:table-cell office:value-type="float" office:value="4.5">
            <text:p>4.5</text:p>
          </table:table-cell>
          <table:table-cell office:value-type="float" office:value="49.899999999999999">
            <text:p>49.899999999999999</text:p>
          </table:table-cell>
          <table:table-cell office:value-type="float" office:value="17.800000000000001">
            <text:p>17.800000000000001</text:p>
          </table:table-cell>
          <table:table-cell office:value-type="float" office:value="20220701">
            <text:p>20220701</text:p>
          </table:table-cell>
          <table:table-cell office:value-type="float" office:value="170448.715">
            <text:p>170448.715</text:p>
          </table:table-cell>
          <table:table-cell office:value-type="float" office:value="317">
            <text:p>317</text:p>
          </table:table-cell>
          <table:table-cell office:value-type="string">
            <text:p><text:span text:style-name="T377">E-129-0/20220713.70754.99143.26324.EXTREME</text:span></text:p>
          </table:table-cell>
          <table:table-cell office:value-type="string">
            <text:p><text:span text:style-name="T378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79">PR</text:span></text:p>
          </table:table-cell>
          <table:table-cell office:value-type="string">
            <text:p><text:span text:style-name="T380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74">
          <table:table-cell office:value-type="string">
            <text:p><text:span text:style-name="T381">E-129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.3">
            <text:p>1.3</text:p>
          </table:table-cell>
          <table:table-cell office:value-type="float" office:value="86048">
            <text:p>86048</text:p>
          </table:table-cell>
          <table:table-cell office:value-type="float" office:value="2.5">
            <text:p>2.5</text:p>
          </table:table-cell>
          <table:table-cell office:value-type="float" office:value="5.2999999999999998">
            <text:p>5.2999999999999998</text:p>
          </table:table-cell>
          <table:table-cell office:value-type="float" office:value="1.1000000000000001">
            <text:p>1.1000000000000001</text:p>
          </table:table-cell>
          <table:table-cell office:value-type="float" office:value="6.7999999999999998">
            <text:p>6.7999999999999998</text:p>
          </table:table-cell>
          <table:table-cell office:value-type="float" office:value="9.6999999999999993">
            <text:p>9.6999999999999993</text:p>
          </table:table-cell>
          <table:table-cell office:value-type="float" office:value="51.5">
            <text:p>51.5</text:p>
          </table:table-cell>
          <table:table-cell office:value-type="float" office:value="3.2999999999999998">
            <text:p>3.2999999999999998</text:p>
          </table:table-cell>
          <table:table-cell office:value-type="float" office:value="51.299999999999997">
            <text:p>51.299999999999997</text:p>
          </table:table-cell>
          <table:table-cell office:value-type="float" office:value="18">
            <text:p>18</text:p>
          </table:table-cell>
          <table:table-cell office:value-type="float" office:value="20220701">
            <text:p>20220701</text:p>
          </table:table-cell>
          <table:table-cell office:value-type="float" office:value="170641.93900000001">
            <text:p>170641.93900000001</text:p>
          </table:table-cell>
          <table:table-cell office:value-type="float" office:value="355">
            <text:p>355</text:p>
          </table:table-cell>
          <table:table-cell office:value-type="string">
            <text:p><text:span text:style-name="T382">E-129-0/20220713.70709.08540.28942.EXTREME</text:span></text:p>
          </table:table-cell>
          <table:table-cell office:value-type="string">
            <text:p><text:span text:style-name="T383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84">PR</text:span></text:p>
          </table:table-cell>
          <table:table-cell office:value-type="string">
            <text:p><text:span text:style-name="T385">Keyword error. Could not read values. 3dslicer no lo detecta</text:span></text:p>
          </table:table-cell>
          <table:table-cell table:style-name="ce6"/>
          <table:table-cell table:number-columns-repeated="1024"/>
        </table:table-row>
        <table:table-row table:style-name="ro75">
          <table:table-cell office:value-type="string">
            <text:p><text:span text:style-name="T386">E-129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.5">
            <text:p>1.5</text:p>
          </table:table-cell>
          <table:table-cell office:value-type="float" office:value="82986">
            <text:p>82986</text:p>
          </table:table-cell>
          <table:table-cell office:value-type="float" office:value="3.2000000000000002">
            <text:p>3.2000000000000002</text:p>
          </table:table-cell>
          <table:table-cell office:value-type="float" office:value="5.5999999999999996">
            <text:p>5.5999999999999996</text:p>
          </table:table-cell>
          <table:table-cell office:value-type="float" office:value="1">
            <text:p>1</text:p>
          </table:table-cell>
          <table:table-cell office:value-type="float" office:value="7.2000000000000002">
            <text:p>7.2000000000000002</text:p>
          </table:table-cell>
          <table:table-cell office:value-type="float" office:value="9">
            <text:p>9</text:p>
          </table:table-cell>
          <table:table-cell office:value-type="float" office:value="44.600000000000001">
            <text:p>44.600000000000001</text:p>
          </table:table-cell>
          <table:table-cell office:value-type="float" office:value="6.2000000000000002">
            <text:p>6.2000000000000002</text:p>
          </table:table-cell>
          <table:table-cell office:value-type="float" office:value="54.600000000000001">
            <text:p>54.600000000000001</text:p>
          </table:table-cell>
          <table:table-cell office:value-type="float" office:value="27.300000000000001">
            <text:p>27.300000000000001</text:p>
          </table:table-cell>
          <table:table-cell office:value-type="float" office:value="20220701">
            <text:p>20220701</text:p>
          </table:table-cell>
          <table:table-cell office:value-type="float" office:value="163731.18400000001">
            <text:p>163731.18400000001</text:p>
          </table:table-cell>
          <table:table-cell office:value-type="float" office:value="76">
            <text:p>76</text:p>
          </table:table-cell>
          <table:table-cell office:value-type="string">
            <text:p><text:span text:style-name="T387">E-129-0/20220713.70721.05250.43569.EXTREME</text:span></text:p>
          </table:table-cell>
          <table:table-cell office:value-type="string">
            <text:p><text:span text:style-name="T388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89">PR</text:span></text:p>
          </table:table-cell>
          <table:table-cell office:value-type="string">
            <text:p><text:span text:style-name="T390">Keyword error. Could not read values. </text:span></text:p>
          </table:table-cell>
          <table:table-cell table:style-name="ce6"/>
          <table:table-cell table:number-columns-repeated="1024"/>
        </table:table-row>
        <table:table-row table:style-name="ro76">
          <table:table-cell office:value-type="string">
            <text:p><text:span text:style-name="T391">E-114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.1000000000000001">
            <text:p>1.1000000000000001</text:p>
          </table:table-cell>
          <table:table-cell office:value-type="float" office:value="56950">
            <text:p>56950</text:p>
          </table:table-cell>
          <table:table-cell office:value-type="float" office:value="2.3999999999999999">
            <text:p>2.3999999999999999</text:p>
          </table:table-cell>
          <table:table-cell office:value-type="float" office:value="3.8999999999999999">
            <text:p>3.8999999999999999</text:p>
          </table:table-cell>
          <table:table-cell office:value-type="float" office:value="0.80000000000000004">
            <text:p>0.80000000000000004</text:p>
          </table:table-cell>
          <table:table-cell office:value-type="float" office:value="5.5">
            <text:p>5.5</text:p>
          </table:table-cell>
          <table:table-cell office:value-type="float" office:value="10.699999999999999">
            <text:p>10.699999999999999</text:p>
          </table:table-cell>
          <table:table-cell office:value-type="float" office:value="53">
            <text:p>53</text:p>
          </table:table-cell>
          <table:table-cell office:value-type="float" office:value="3.7999999999999998">
            <text:p>3.7999999999999998</text:p>
          </table:table-cell>
          <table:table-cell office:value-type="float" office:value="53.600000000000001">
            <text:p>53.600000000000001</text:p>
          </table:table-cell>
          <table:table-cell office:value-type="float" office:value="33.700000000000003">
            <text:p>33.700000000000003</text:p>
          </table:table-cell>
          <table:table-cell office:value-type="float" office:value="20220701">
            <text:p>20220701</text:p>
          </table:table-cell>
          <table:table-cell office:value-type="float" office:value="195726.071">
            <text:p>195726.071</text:p>
          </table:table-cell>
          <table:table-cell office:value-type="float" office:value="337">
            <text:p>337</text:p>
          </table:table-cell>
          <table:table-cell office:value-type="string">
            <text:p><text:span text:style-name="T392">E-114-0/20220713.70727.95795.38229.EXTREME</text:span></text:p>
          </table:table-cell>
          <table:table-cell office:value-type="string">
            <text:p><text:span text:style-name="T393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94">PR</text:span></text:p>
          </table:table-cell>
          <table:table-cell office:value-type="string">
            <text:p><text:span text:style-name="T395">Keyword error. Could not read values. </text:span></text:p>
          </table:table-cell>
          <table:table-cell table:number-columns-repeated="1024"/>
        </table:table-row>
        <table:table-row table:style-name="ro77">
          <table:table-cell office:value-type="string">
            <text:p><text:span text:style-name="T396">E-114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.3">
            <text:p>1.3</text:p>
          </table:table-cell>
          <table:table-cell office:value-type="float" office:value="60411">
            <text:p>60411</text:p>
          </table:table-cell>
          <table:table-cell office:value-type="float" office:value="2.7999999999999998">
            <text:p>2.7999999999999998</text:p>
          </table:table-cell>
          <table:table-cell office:value-type="float" office:value="2.8999999999999999">
            <text:p>2.8999999999999999</text:p>
          </table:table-cell>
          <table:table-cell office:value-type="float" office:value="1.1000000000000001">
            <text:p>1.1000000000000001</text:p>
          </table:table-cell>
          <table:table-cell office:value-type="float" office:value="4.2000000000000002">
            <text:p>4.2000000000000002</text:p>
          </table:table-cell>
          <table:table-cell office:value-type="float" office:value="7.5999999999999996">
            <text:p>7.5999999999999996</text:p>
          </table:table-cell>
          <table:table-cell office:value-type="float" office:value="51.600000000000001">
            <text:p>51.600000000000001</text:p>
          </table:table-cell>
          <table:table-cell office:value-type="float" office:value="4.7999999999999998">
            <text:p>4.7999999999999998</text:p>
          </table:table-cell>
          <table:table-cell office:value-type="float" office:value="54.5">
            <text:p>54.5</text:p>
          </table:table-cell>
          <table:table-cell office:value-type="float" office:value="37">
            <text:p>37</text:p>
          </table:table-cell>
          <table:table-cell office:value-type="float" office:value="20220701">
            <text:p>20220701</text:p>
          </table:table-cell>
          <table:table-cell office:value-type="float" office:value="192357.71799999999">
            <text:p>192357.71799999999</text:p>
          </table:table-cell>
          <table:table-cell office:value-type="float" office:value="44">
            <text:p>44</text:p>
          </table:table-cell>
          <table:table-cell office:value-type="string">
            <text:p><text:span text:style-name="T397">E-114-0/20220713.70736.28436.26489.EXTREME</text:span></text:p>
          </table:table-cell>
          <table:table-cell office:value-type="string">
            <text:p><text:span text:style-name="T398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99">PR</text:span></text:p>
          </table:table-cell>
          <table:table-cell office:value-type="string">
            <text:p><text:span text:style-name="T400">Keyword error. Could not read values. </text:span></text:p>
          </table:table-cell>
          <table:table-cell table:number-columns-repeated="1024"/>
        </table:table-row>
        <table:table-row table:style-name="ro78">
          <table:table-cell office:value-type="string">
            <text:p><text:span text:style-name="T401">E-114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0993">
            <text:p>60993</text:p>
          </table:table-cell>
          <table:table-cell office:value-type="float" office:value="2.3999999999999999">
            <text:p>2.3999999999999999</text:p>
          </table:table-cell>
          <table:table-cell office:value-type="float" office:value="3.1000000000000001">
            <text:p>3.1000000000000001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 office:value-type="float" office:value="8.4000000000000004">
            <text:p>8.4000000000000004</text:p>
          </table:table-cell>
          <table:table-cell office:value-type="float" office:value="49.799999999999997">
            <text:p>49.799999999999997</text:p>
          </table:table-cell>
          <table:table-cell office:value-type="float" office:value="3.2000000000000002">
            <text:p>3.2000000000000002</text:p>
          </table:table-cell>
          <table:table-cell office:value-type="float" office:value="52.299999999999997">
            <text:p>52.299999999999997</text:p>
          </table:table-cell>
          <table:table-cell office:value-type="float" office:value="27.300000000000001">
            <text:p>27.300000000000001</text:p>
          </table:table-cell>
          <table:table-cell office:value-type="float" office:value="20220701">
            <text:p>20220701</text:p>
          </table:table-cell>
          <table:table-cell office:value-type="float" office:value="193420.92600000001">
            <text:p>193420.92600000001</text:p>
          </table:table-cell>
          <table:table-cell office:value-type="float" office:value="105">
            <text:p>105</text:p>
          </table:table-cell>
          <table:table-cell office:value-type="string">
            <text:p><text:span text:style-name="T402">E-114-0/20220713.70700.50352.52459.EXTREME</text:span></text:p>
          </table:table-cell>
          <table:table-cell office:value-type="string">
            <text:p><text:span text:style-name="T403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04">PR</text:span></text:p>
          </table:table-cell>
          <table:table-cell office:value-type="string">
            <text:p><text:span text:style-name="T405">Keyword error. Could not read values. </text:span></text:p>
          </table:table-cell>
          <table:table-cell table:number-columns-repeated="1024"/>
        </table:table-row>
        <table:table-row table:style-name="ro79">
          <table:table-cell office:value-type="string">
            <text:p><text:span text:style-name="T406">E-114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1784">
            <text:p>61784</text:p>
          </table:table-cell>
          <table:table-cell office:value-type="float" office:value="2.2999999999999998">
            <text:p>2.2999999999999998</text:p>
          </table:table-cell>
          <table:table-cell office:value-type="float" office:value="3.7000000000000002">
            <text:p>3.7000000000000002</text:p>
          </table:table-cell>
          <table:table-cell office:value-type="float" office:value="0.69999999999999996">
            <text:p>0.69999999999999996</text:p>
          </table:table-cell>
          <table:table-cell office:value-type="float" office:value="3.7000000000000002">
            <text:p>3.7000000000000002</text:p>
          </table:table-cell>
          <table:table-cell office:value-type="float" office:value="4.7999999999999998">
            <text:p>4.7999999999999998</text:p>
          </table:table-cell>
          <table:table-cell office:value-type="float" office:value="53.5">
            <text:p>53.5</text:p>
          </table:table-cell>
          <table:table-cell office:value-type="float" office:value="3.1000000000000001">
            <text:p>3.1000000000000001</text:p>
          </table:table-cell>
          <table:table-cell office:value-type="float" office:value="52.899999999999999">
            <text:p>52.899999999999999</text:p>
          </table:table-cell>
          <table:table-cell office:value-type="float" office:value="28.199999999999999">
            <text:p>28.199999999999999</text:p>
          </table:table-cell>
          <table:table-cell office:value-type="float" office:value="20220701">
            <text:p>20220701</text:p>
          </table:table-cell>
          <table:table-cell office:value-type="float" office:value="194005.182">
            <text:p>194005.182</text:p>
          </table:table-cell>
          <table:table-cell office:value-type="float" office:value="135">
            <text:p>135</text:p>
          </table:table-cell>
          <table:table-cell office:value-type="string">
            <text:p><text:span text:style-name="T407">E-114-0/20220713.70711.31615.29897.EXTREME</text:span></text:p>
          </table:table-cell>
          <table:table-cell office:value-type="string">
            <text:p><text:span text:style-name="T408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09">PR</text:span></text:p>
          </table:table-cell>
          <table:table-cell office:value-type="string">
            <text:p><text:span text:style-name="T410">Keyword error. Could not read values. </text:span></text:p>
          </table:table-cell>
          <table:table-cell table:number-columns-repeated="1024"/>
        </table:table-row>
        <table:table-row table:style-name="ro80">
          <table:table-cell office:value-type="string">
            <text:p><text:span text:style-name="T411">E-114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.2">
            <text:p>1.2</text:p>
          </table:table-cell>
          <table:table-cell office:value-type="float" office:value="59943">
            <text:p>59943</text:p>
          </table:table-cell>
          <table:table-cell office:value-type="float" office:value="2.3999999999999999">
            <text:p>2.3999999999999999</text:p>
          </table:table-cell>
          <table:table-cell office:value-type="float" office:value="3">
            <text:p>3</text:p>
          </table:table-cell>
          <table:table-cell office:value-type="float" office:value="0.80000000000000004">
            <text:p>0.80000000000000004</text:p>
          </table:table-cell>
          <table:table-cell office:value-type="float" office:value="4.9000000000000004">
            <text:p>4.9000000000000004</text:p>
          </table:table-cell>
          <table:table-cell office:value-type="float" office:value="8.9000000000000004">
            <text:p>8.9000000000000004</text:p>
          </table:table-cell>
          <table:table-cell office:value-type="float" office:value="52.799999999999997">
            <text:p>52.799999999999997</text:p>
          </table:table-cell>
          <table:table-cell office:value-type="float" office:value="3.6000000000000001">
            <text:p>3.6000000000000001</text:p>
          </table:table-cell>
          <table:table-cell office:value-type="float" office:value="53.5">
            <text:p>53.5</text:p>
          </table:table-cell>
          <table:table-cell office:value-type="float" office:value="30.100000000000001">
            <text:p>30.100000000000001</text:p>
          </table:table-cell>
          <table:table-cell office:value-type="float" office:value="20220701">
            <text:p>20220701</text:p>
          </table:table-cell>
          <table:table-cell office:value-type="float" office:value="194846.76999999999">
            <text:p>194846.76999999999</text:p>
          </table:table-cell>
          <table:table-cell office:value-type="float" office:value="193">
            <text:p>193</text:p>
          </table:table-cell>
          <table:table-cell office:value-type="string">
            <text:p><text:span text:style-name="T412">E-114-0/20220713.70732.42587.24690.EXTREME</text:span></text:p>
          </table:table-cell>
          <table:table-cell office:value-type="string">
            <text:p><text:span text:style-name="T413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14">PR</text:span></text:p>
          </table:table-cell>
          <table:table-cell office:value-type="string">
            <text:p><text:span text:style-name="T415">Keyword error. Could not read values. </text:span></text:p>
          </table:table-cell>
          <table:table-cell table:number-columns-repeated="1024"/>
        </table:table-row>
        <table:table-row table:style-name="ro81">
          <table:table-cell office:value-type="string">
            <text:p><text:span text:style-name="T416">E-114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.2">
            <text:p>1.2</text:p>
          </table:table-cell>
          <table:table-cell office:value-type="float" office:value="58139">
            <text:p>58139</text:p>
          </table:table-cell>
          <table:table-cell office:value-type="float" office:value="2.1000000000000001">
            <text:p>2.1000000000000001</text:p>
          </table:table-cell>
          <table:table-cell office:value-type="float" office:value="3.5">
            <text:p>3.5</text:p>
          </table:table-cell>
          <table:table-cell office:value-type="float" office:value="0.80000000000000004">
            <text:p>0.80000000000000004</text:p>
          </table:table-cell>
          <table:table-cell office:value-type="float" office:value="4.5999999999999996">
            <text:p>4.5999999999999996</text:p>
          </table:table-cell>
          <table:table-cell office:value-type="float" office:value="7">
            <text:p>7</text:p>
          </table:table-cell>
          <table:table-cell office:value-type="float" office:value="51.299999999999997">
            <text:p>51.299999999999997</text:p>
          </table:table-cell>
          <table:table-cell office:value-type="float" office:value="3.5">
            <text:p>3.5</text:p>
          </table:table-cell>
          <table:table-cell office:value-type="float" office:value="50.100000000000001">
            <text:p>50.100000000000001</text:p>
          </table:table-cell>
          <table:table-cell office:value-type="float" office:value="19.699999999999999">
            <text:p>19.699999999999999</text:p>
          </table:table-cell>
          <table:table-cell office:value-type="float" office:value="20220701">
            <text:p>20220701</text:p>
          </table:table-cell>
          <table:table-cell office:value-type="float" office:value="195246.51000000001">
            <text:p>195246.51000000001</text:p>
          </table:table-cell>
          <table:table-cell office:value-type="float" office:value="249">
            <text:p>249</text:p>
          </table:table-cell>
          <table:table-cell office:value-type="string">
            <text:p><text:span text:style-name="T417">E-114-0/20220713.70753.53553.41413.EXTREME</text:span></text:p>
          </table:table-cell>
          <table:table-cell office:value-type="string">
            <text:p><text:span text:style-name="T418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19">PR</text:span></text:p>
          </table:table-cell>
          <table:table-cell office:value-type="string">
            <text:p><text:span text:style-name="T420">Keyword error. Could not read values. </text:span></text:p>
          </table:table-cell>
          <table:table-cell table:number-columns-repeated="1024"/>
        </table:table-row>
        <table:table-row table:style-name="ro82">
          <table:table-cell office:value-type="string">
            <text:p><text:span text:style-name="T421">E-114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.6000000000000001">
            <text:p>1.6000000000000001</text:p>
          </table:table-cell>
          <table:table-cell office:value-type="float" office:value="56950">
            <text:p>56950</text:p>
          </table:table-cell>
          <table:table-cell office:value-type="float" office:value="2.2999999999999998">
            <text:p>2.2999999999999998</text:p>
          </table:table-cell>
          <table:table-cell office:value-type="float" office:value="4.4000000000000004">
            <text:p>4.4000000000000004</text:p>
          </table:table-cell>
          <table:table-cell office:value-type="float" office:value="1.2">
            <text:p>1.2</text:p>
          </table:table-cell>
          <table:table-cell office:value-type="float" office:value="4.4000000000000004">
            <text:p>4.4000000000000004</text:p>
          </table:table-cell>
          <table:table-cell office:value-type="float" office:value="7.9000000000000004">
            <text:p>7.9000000000000004</text:p>
          </table:table-cell>
          <table:table-cell office:value-type="float" office:value="53.899999999999999">
            <text:p>53.899999999999999</text:p>
          </table:table-cell>
          <table:table-cell office:value-type="float" office:value="3.6000000000000001">
            <text:p>3.6000000000000001</text:p>
          </table:table-cell>
          <table:table-cell office:value-type="float" office:value="50.700000000000003">
            <text:p>50.700000000000003</text:p>
          </table:table-cell>
          <table:table-cell office:value-type="float" office:value="25.800000000000001">
            <text:p>25.800000000000001</text:p>
          </table:table-cell>
          <table:table-cell office:value-type="float" office:value="20220701">
            <text:p>20220701</text:p>
          </table:table-cell>
          <table:table-cell office:value-type="float" office:value="195542.644">
            <text:p>195542.644</text:p>
          </table:table-cell>
          <table:table-cell office:value-type="float" office:value="297">
            <text:p>297</text:p>
          </table:table-cell>
          <table:table-cell office:value-type="string">
            <text:p><text:span text:style-name="T422">E-114-0/20220713.70712.42647.25218.EXTREME</text:span></text:p>
          </table:table-cell>
          <table:table-cell office:value-type="string">
            <text:p><text:span text:style-name="T423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24">PR</text:span></text:p>
          </table:table-cell>
          <table:table-cell office:value-type="string">
            <text:p><text:span text:style-name="T425">Keyword error. Could not read values. </text:span></text:p>
          </table:table-cell>
          <table:table-cell table:number-columns-repeated="1024"/>
        </table:table-row>
        <table:table-row table:style-name="ro83">
          <table:table-cell office:value-type="string">
            <text:p><text:span text:style-name="T426">E-114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.8999999999999999">
            <text:p>1.8999999999999999</text:p>
          </table:table-cell>
          <table:table-cell office:value-type="float" office:value="59996">
            <text:p>59996</text:p>
          </table:table-cell>
          <table:table-cell office:value-type="float" office:value="4.5999999999999996">
            <text:p>4.5999999999999996</text:p>
          </table:table-cell>
          <table:table-cell office:value-type="float" office:value="4.2999999999999998">
            <text:p>4.2999999999999998</text:p>
          </table:table-cell>
          <table:table-cell office:value-type="float" office:value="0.90000000000000002">
            <text:p>0.90000000000000002</text:p>
          </table:table-cell>
          <table:table-cell office:value-type="float" office:value="5.5999999999999996">
            <text:p>5.5999999999999996</text:p>
          </table:table-cell>
          <table:table-cell office:value-type="float" office:value="11.5">
            <text:p>11.5</text:p>
          </table:table-cell>
          <table:table-cell office:value-type="float" office:value="57.299999999999997">
            <text:p>57.299999999999997</text:p>
          </table:table-cell>
          <table:table-cell office:value-type="float" office:value="9">
            <text:p>9</text:p>
          </table:table-cell>
          <table:table-cell office:value-type="float" office:value="61.100000000000001">
            <text:p>61.100000000000001</text:p>
          </table:table-cell>
          <table:table-cell office:value-type="float" office:value="51.600000000000001">
            <text:p>51.600000000000001</text:p>
          </table:table-cell>
          <table:table-cell office:value-type="float" office:value="20220701">
            <text:p>20220701</text:p>
          </table:table-cell>
          <table:table-cell office:value-type="float" office:value="191845.682">
            <text:p>191845.682</text:p>
          </table:table-cell>
          <table:table-cell office:value-type="float" office:value="14">
            <text:p>14</text:p>
          </table:table-cell>
          <table:table-cell office:value-type="string">
            <text:p><text:span text:style-name="T427">E-114-0/20220713.70724.58111.28863.EXTREME</text:span></text:p>
          </table:table-cell>
          <table:table-cell office:value-type="string">
            <text:p><text:span text:style-name="T428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29">PR</text:span></text:p>
          </table:table-cell>
          <table:table-cell office:value-type="string">
            <text:p><text:span text:style-name="T430">Keyword error. Could not read values. </text:span></text:p>
          </table:table-cell>
          <table:table-cell table:number-columns-repeated="1024"/>
        </table:table-row>
        <table:table-row table:style-name="ro84">
          <table:table-cell office:value-type="string">
            <text:p><text:span text:style-name="T431">E-114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.2">
            <text:p>1.2</text:p>
          </table:table-cell>
          <table:table-cell office:value-type="float" office:value="56950">
            <text:p>56950</text:p>
          </table:table-cell>
          <table:table-cell office:value-type="float" office:value="2.7999999999999998">
            <text:p>2.7999999999999998</text:p>
          </table:table-cell>
          <table:table-cell office:value-type="float" office:value="4">
            <text:p>4</text:p>
          </table:table-cell>
          <table:table-cell office:value-type="float" office:value="0.90000000000000002">
            <text:p>0.90000000000000002</text:p>
          </table:table-cell>
          <table:table-cell office:value-type="float" office:value="6.0999999999999996">
            <text:p>6.0999999999999996</text:p>
          </table:table-cell>
          <table:table-cell office:value-type="float" office:value="12.1">
            <text:p>12.1</text:p>
          </table:table-cell>
          <table:table-cell office:value-type="float" office:value="52">
            <text:p>52</text:p>
          </table:table-cell>
          <table:table-cell office:value-type="float" office:value="4.7999999999999998">
            <text:p>4.7999999999999998</text:p>
          </table:table-cell>
          <table:table-cell office:value-type="float" office:value="54.899999999999999">
            <text:p>54.899999999999999</text:p>
          </table:table-cell>
          <table:table-cell office:value-type="float" office:value="41.200000000000003">
            <text:p>41.200000000000003</text:p>
          </table:table-cell>
          <table:table-cell office:value-type="float" office:value="20220701">
            <text:p>20220701</text:p>
          </table:table-cell>
          <table:table-cell office:value-type="float" office:value="195816.554">
            <text:p>195816.554</text:p>
          </table:table-cell>
          <table:table-cell office:value-type="float" office:value="357">
            <text:p>357</text:p>
          </table:table-cell>
          <table:table-cell office:value-type="string">
            <text:p><text:span text:style-name="T432">E-114-0/20220713.70735.94244.40064.EXTREME</text:span></text:p>
          </table:table-cell>
          <table:table-cell office:value-type="string">
            <text:p><text:span text:style-name="T433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34">PR</text:span></text:p>
          </table:table-cell>
          <table:table-cell office:value-type="string">
            <text:p><text:span text:style-name="T435">Keyword error. Could not read values. </text:span></text:p>
          </table:table-cell>
          <table:table-cell table:number-columns-repeated="1024"/>
        </table:table-row>
        <table:table-row table:style-name="ro85">
          <table:table-cell office:value-type="string">
            <text:p><text:span text:style-name="T436">E-114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.1000000000000001">
            <text:p>1.1000000000000001</text:p>
          </table:table-cell>
          <table:table-cell office:value-type="float" office:value="62209">
            <text:p>62209</text:p>
          </table:table-cell>
          <table:table-cell office:value-type="float" office:value="2.2999999999999998">
            <text:p>2.2999999999999998</text:p>
          </table:table-cell>
          <table:table-cell office:value-type="float" office:value="3.5">
            <text:p>3.5</text:p>
          </table:table-cell>
          <table:table-cell office:value-type="float" office:value="0.80000000000000004">
            <text:p>0.80000000000000004</text:p>
          </table:table-cell>
          <table:table-cell office:value-type="float" office:value="5">
            <text:p>5</text:p>
          </table:table-cell>
          <table:table-cell office:value-type="float" office:value="9.1999999999999993">
            <text:p>9.1999999999999993</text:p>
          </table:table-cell>
          <table:table-cell office:value-type="float" office:value="48.100000000000001">
            <text:p>48.100000000000001</text:p>
          </table:table-cell>
          <table:table-cell office:value-type="float" office:value="3.3999999999999999">
            <text:p>3.3999999999999999</text:p>
          </table:table-cell>
          <table:table-cell office:value-type="float" office:value="51.299999999999997">
            <text:p>51.299999999999997</text:p>
          </table:table-cell>
          <table:table-cell office:value-type="float" office:value="27.100000000000001">
            <text:p>27.100000000000001</text:p>
          </table:table-cell>
          <table:table-cell office:value-type="float" office:value="20220701">
            <text:p>20220701</text:p>
          </table:table-cell>
          <table:table-cell office:value-type="float" office:value="192910.28">
            <text:p>192910.28</text:p>
          </table:table-cell>
          <table:table-cell office:value-type="float" office:value="74">
            <text:p>74</text:p>
          </table:table-cell>
          <table:table-cell office:value-type="string">
            <text:p><text:span text:style-name="T437">E-114-0/20220713.70747.39391.52633.EXTREME</text:span></text:p>
          </table:table-cell>
          <table:table-cell office:value-type="string">
            <text:p><text:span text:style-name="T438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39">PR</text:span></text:p>
          </table:table-cell>
          <table:table-cell office:value-type="string">
            <text:p><text:span text:style-name="T440">Keyword error. Could not read values. </text:span></text:p>
          </table:table-cell>
          <table:table-cell table:number-columns-repeated="1024"/>
        </table:table-row>
        <table:table-row table:style-name="ro86">
          <table:table-cell office:value-type="string">
            <text:p><text:span text:style-name="T441">E-114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.2">
            <text:p>1.2</text:p>
          </table:table-cell>
          <table:table-cell office:value-type="float" office:value="60630">
            <text:p>60630</text:p>
          </table:table-cell>
          <table:table-cell office:value-type="float" office:value="2.2999999999999998">
            <text:p>2.2999999999999998</text:p>
          </table:table-cell>
          <table:table-cell office:value-type="float" office:value="3.7999999999999998">
            <text:p>3.7999999999999998</text:p>
          </table:table-cell>
          <table:table-cell office:value-type="float" office:value="0.69999999999999996">
            <text:p>0.69999999999999996</text:p>
          </table:table-cell>
          <table:table-cell office:value-type="float" office:value="4.2000000000000002">
            <text:p>4.2000000000000002</text:p>
          </table:table-cell>
          <table:table-cell office:value-type="float" office:value="5.7999999999999998">
            <text:p>5.7999999999999998</text:p>
          </table:table-cell>
          <table:table-cell office:value-type="float" office:value="58.700000000000003">
            <text:p>58.700000000000003</text:p>
          </table:table-cell>
          <table:table-cell office:value-type="float" office:value="4.9000000000000004">
            <text:p>4.9000000000000004</text:p>
          </table:table-cell>
          <table:table-cell office:value-type="float" office:value="52.5">
            <text:p>52.5</text:p>
          </table:table-cell>
          <table:table-cell office:value-type="float" office:value="26.800000000000001">
            <text:p>26.800000000000001</text:p>
          </table:table-cell>
          <table:table-cell office:value-type="float" office:value="20220701">
            <text:p>20220701</text:p>
          </table:table-cell>
          <table:table-cell office:value-type="float" office:value="194625.16200000001">
            <text:p>194625.16200000001</text:p>
          </table:table-cell>
          <table:table-cell office:value-type="float" office:value="165">
            <text:p>165</text:p>
          </table:table-cell>
          <table:table-cell office:value-type="string">
            <text:p><text:span text:style-name="T442">E-114-0/20220713.70722.33195.31461.EXTREME</text:span></text:p>
          </table:table-cell>
          <table:table-cell office:value-type="string">
            <text:p><text:span text:style-name="T443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44">PR</text:span></text:p>
          </table:table-cell>
          <table:table-cell office:value-type="string">
            <text:p><text:span text:style-name="T445">Keyword error. Could not read values. 3dslicer no lo detecta</text:span></text:p>
          </table:table-cell>
          <table:table-cell table:number-columns-repeated="1024"/>
        </table:table-row>
        <table:table-row table:style-name="ro87">
          <table:table-cell office:value-type="string">
            <text:p><text:span text:style-name="T446">E-114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3">
            <text:p>1.3</text:p>
          </table:table-cell>
          <table:table-cell office:value-type="float" office:value="56950">
            <text:p>56950</text:p>
          </table:table-cell>
          <table:table-cell office:value-type="float" office:value="2.8999999999999999">
            <text:p>2.8999999999999999</text:p>
          </table:table-cell>
          <table:table-cell office:value-type="float" office:value="3.3999999999999999">
            <text:p>3.3999999999999999</text:p>
          </table:table-cell>
          <table:table-cell office:value-type="float" office:value="0.90000000000000002">
            <text:p>0.90000000000000002</text:p>
          </table:table-cell>
          <table:table-cell office:value-type="float" office:value="6.9000000000000004">
            <text:p>6.9000000000000004</text:p>
          </table:table-cell>
          <table:table-cell office:value-type="float" office:value="13.699999999999999">
            <text:p>13.699999999999999</text:p>
          </table:table-cell>
          <table:table-cell office:value-type="float" office:value="47.700000000000003">
            <text:p>47.700000000000003</text:p>
          </table:table-cell>
          <table:table-cell office:value-type="float" office:value="2.7999999999999998">
            <text:p>2.7999999999999998</text:p>
          </table:table-cell>
          <table:table-cell office:value-type="float" office:value="56.200000000000003">
            <text:p>56.200000000000003</text:p>
          </table:table-cell>
          <table:table-cell office:value-type="float" office:value="48.899999999999999">
            <text:p>48.899999999999999</text:p>
          </table:table-cell>
          <table:table-cell office:value-type="float" office:value="20220701">
            <text:p>20220701</text:p>
          </table:table-cell>
          <table:table-cell office:value-type="float" office:value="195907.22500000001">
            <text:p>195907.22500000001</text:p>
          </table:table-cell>
          <table:table-cell office:value-type="float" office:value="377">
            <text:p>377</text:p>
          </table:table-cell>
          <table:table-cell office:value-type="string">
            <text:p><text:span text:style-name="T447">E-114-0/20220713.70743.97384.23177.EXTREME</text:span></text:p>
          </table:table-cell>
          <table:table-cell office:value-type="string">
            <text:p><text:span text:style-name="T448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49">PR</text:span></text:p>
          </table:table-cell>
          <table:table-cell office:value-type="string">
            <text:p><text:span text:style-name="T450">Keyword error. Could not read values. </text:span></text:p>
          </table:table-cell>
          <table:table-cell table:number-columns-repeated="1024"/>
        </table:table-row>
        <table:table-row table:style-name="ro88">
          <table:table-cell office:value-type="string">
            <text:p><text:span text:style-name="T451">E-114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.3">
            <text:p>1.3</text:p>
          </table:table-cell>
          <table:table-cell office:value-type="float" office:value="59693">
            <text:p>59693</text:p>
          </table:table-cell>
          <table:table-cell office:value-type="float" office:value="2.6000000000000001">
            <text:p>2.6000000000000001</text:p>
          </table:table-cell>
          <table:table-cell office:value-type="float" office:value="3.7999999999999998">
            <text:p>3.7999999999999998</text:p>
          </table:table-cell>
          <table:table-cell office:value-type="float" office:value="0.80000000000000004">
            <text:p>0.80000000000000004</text:p>
          </table:table-cell>
          <table:table-cell office:value-type="float" office:value="5.4000000000000004">
            <text:p>5.4000000000000004</text:p>
          </table:table-cell>
          <table:table-cell office:value-type="float" office:value="10.199999999999999">
            <text:p>10.199999999999999</text:p>
          </table:table-cell>
          <table:table-cell office:value-type="float" office:value="45.299999999999997">
            <text:p>45.299999999999997</text:p>
          </table:table-cell>
          <table:table-cell office:value-type="float" office:value="3.2999999999999998">
            <text:p>3.2999999999999998</text:p>
          </table:table-cell>
          <table:table-cell office:value-type="float" office:value="52.799999999999997">
            <text:p>52.799999999999997</text:p>
          </table:table-cell>
          <table:table-cell office:value-type="float" office:value="35.399999999999999">
            <text:p>35.399999999999999</text:p>
          </table:table-cell>
          <table:table-cell office:value-type="float" office:value="20220701">
            <text:p>20220701</text:p>
          </table:table-cell>
          <table:table-cell office:value-type="float" office:value="195046.70600000001">
            <text:p>195046.70600000001</text:p>
          </table:table-cell>
          <table:table-cell office:value-type="float" office:value="221">
            <text:p>221</text:p>
          </table:table-cell>
          <table:table-cell office:value-type="string">
            <text:p><text:span text:style-name="T452">E-114-0/20220713.70742.59788.29320.EXTREME</text:span></text:p>
          </table:table-cell>
          <table:table-cell office:value-type="string">
            <text:p><text:span text:style-name="T453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54">PR</text:span></text:p>
          </table:table-cell>
          <table:table-cell office:value-type="string">
            <text:p><text:span text:style-name="T455">Keyword error. Could not read values. 3dslicer no lo detecta</text:span></text:p>
          </table:table-cell>
          <table:table-cell table:number-columns-repeated="1024"/>
        </table:table-row>
        <table:table-row table:style-name="ro89">
          <table:table-cell office:value-type="string">
            <text:p><text:span text:style-name="T456">E-114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.3999999999999999">
            <text:p>1.3999999999999999</text:p>
          </table:table-cell>
          <table:table-cell office:value-type="float" office:value="56950">
            <text:p>56950</text:p>
          </table:table-cell>
          <table:table-cell office:value-type="float" office:value="3.1000000000000001">
            <text:p>3.1000000000000001</text:p>
          </table:table-cell>
          <table:table-cell office:value-type="float" office:value="3.8999999999999999">
            <text:p>3.8999999999999999</text:p>
          </table:table-cell>
          <table:table-cell office:value-type="float" office:value="1">
            <text:p>1</text:p>
          </table:table-cell>
          <table:table-cell office:value-type="float" office:value="7.2999999999999998">
            <text:p>7.2999999999999998</text:p>
          </table:table-cell>
          <table:table-cell office:value-type="float" office:value="14.800000000000001">
            <text:p>14.800000000000001</text:p>
          </table:table-cell>
          <table:table-cell office:value-type="float" office:value="48.5">
            <text:p>48.5</text:p>
          </table:table-cell>
          <table:table-cell office:value-type="float" office:value="4.4000000000000004">
            <text:p>4.4000000000000004</text:p>
          </table:table-cell>
          <table:table-cell office:value-type="float" office:value="56.5">
            <text:p>56.5</text:p>
          </table:table-cell>
          <table:table-cell office:value-type="float" office:value="47.100000000000001">
            <text:p>47.100000000000001</text:p>
          </table:table-cell>
          <table:table-cell office:value-type="float" office:value="20220701">
            <text:p>20220701</text:p>
          </table:table-cell>
          <table:table-cell office:value-type="float" office:value="195634.40900000001">
            <text:p>195634.40900000001</text:p>
          </table:table-cell>
          <table:table-cell office:value-type="float" office:value="317">
            <text:p>317</text:p>
          </table:table-cell>
          <table:table-cell office:value-type="string">
            <text:p><text:span text:style-name="T457">E-114-0/20220713.70719.98908.29527.EXTREME</text:span></text:p>
          </table:table-cell>
          <table:table-cell office:value-type="string">
            <text:p><text:span text:style-name="T458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59">PR</text:span></text:p>
          </table:table-cell>
          <table:table-cell office:value-type="string">
            <text:p><text:span text:style-name="T460">Keyword error. Could not read values. 3dslicer no lo detecta</text:span></text:p>
          </table:table-cell>
          <table:table-cell table:number-columns-repeated="1024"/>
        </table:table-row>
        <table:table-row table:style-name="ro90">
          <table:table-cell office:value-type="string">
            <text:p><text:span text:style-name="T461">E-114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2">
            <text:p>1.2</text:p>
          </table:table-cell>
          <table:table-cell office:value-type="float" office:value="56950">
            <text:p>56950</text:p>
          </table:table-cell>
          <table:table-cell office:value-type="float" office:value="2.2999999999999998">
            <text:p>2.2999999999999998</text:p>
          </table:table-cell>
          <table:table-cell office:value-type="float" office:value="4.2999999999999998">
            <text:p>4.29999999999999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2.700000000000003">
            <text:p>52.700000000000003</text:p>
          </table:table-cell>
          <table:table-cell office:value-type="float" office:value="3.7000000000000002">
            <text:p>3.7000000000000002</text:p>
          </table:table-cell>
          <table:table-cell office:value-type="float" office:value="51.899999999999999">
            <text:p>51.899999999999999</text:p>
          </table:table-cell>
          <table:table-cell office:value-type="float" office:value="26">
            <text:p>26</text:p>
          </table:table-cell>
          <table:table-cell office:value-type="float" office:value="20220701">
            <text:p>20220701</text:p>
          </table:table-cell>
          <table:table-cell office:value-type="float" office:value="195450.98699999999">
            <text:p>195450.98699999999</text:p>
          </table:table-cell>
          <table:table-cell office:value-type="float" office:value="277">
            <text:p>277</text:p>
          </table:table-cell>
          <table:table-cell office:value-type="string">
            <text:p><text:span text:style-name="T462">E-114-0/20220713.70704.44195.23383.EXTREME</text:span></text:p>
          </table:table-cell>
          <table:table-cell office:value-type="string">
            <text:p><text:span text:style-name="T463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64">PR</text:span></text:p>
          </table:table-cell>
          <table:table-cell office:value-type="string">
            <text:p><text:span text:style-name="T465">Keyword error. Could not read values. </text:span></text:p>
          </table:table-cell>
          <table:table-cell table:number-columns-repeated="1024"/>
        </table:table-row>
        <table:table-row table:style-name="ro91">
          <table:table-cell office:value-type="string">
            <text:p><text:span text:style-name="T466">E-13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61470">
            <text:p>61470</text:p>
          </table:table-cell>
          <table:table-cell office:value-type="float" office:value="2.6000000000000001">
            <text:p>2.6000000000000001</text:p>
          </table:table-cell>
          <table:table-cell office:value-type="float" office:value="1">
            <text:p>1</text:p>
          </table:table-cell>
          <table:table-cell office:value-type="float" office:value="0.59999999999999998">
            <text:p>0.59999999999999998</text:p>
          </table:table-cell>
          <table:table-cell office:value-type="float" office:value="3.2999999999999998">
            <text:p>3.2999999999999998</text:p>
          </table:table-cell>
          <table:table-cell office:value-type="float" office:value="7.5">
            <text:p>7.5</text:p>
          </table:table-cell>
          <table:table-cell office:value-type="float" office:value="44.799999999999997">
            <text:p>44.799999999999997</text:p>
          </table:table-cell>
          <table:table-cell office:value-type="float" office:value="4.2999999999999998">
            <text:p>4.2999999999999998</text:p>
          </table:table-cell>
          <table:table-cell office:value-type="float" office:value="53.299999999999997">
            <text:p>53.299999999999997</text:p>
          </table:table-cell>
          <table:table-cell office:value-type="float" office:value="29">
            <text:p>29</text:p>
          </table:table-cell>
          <table:table-cell office:value-type="float" office:value="20220701">
            <text:p>20220701</text:p>
          </table:table-cell>
          <table:table-cell office:value-type="float" office:value="182950.20499999999">
            <text:p>182950.20499999999</text:p>
          </table:table-cell>
          <table:table-cell office:value-type="float" office:value="108">
            <text:p>108</text:p>
          </table:table-cell>
          <table:table-cell office:value-type="string">
            <text:p><text:span text:style-name="T467">E-132-0/20220713.70700.78929.27096.EXTREME</text:span></text:p>
          </table:table-cell>
          <table:table-cell office:value-type="string">
            <text:p><text:span text:style-name="T468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69">PR</text:span></text:p>
          </table:table-cell>
          <table:table-cell office:value-type="string">
            <text:p><text:span text:style-name="T470">Keyword error. Could not read values. </text:span></text:p>
          </table:table-cell>
          <table:table-cell table:number-columns-repeated="1024"/>
        </table:table-row>
        <table:table-row table:style-name="ro92">
          <table:table-cell office:value-type="string">
            <text:p><text:span text:style-name="T471">E-13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.2">
            <text:p>1.2</text:p>
          </table:table-cell>
          <table:table-cell office:value-type="float" office:value="61478">
            <text:p>61478</text:p>
          </table:table-cell>
          <table:table-cell office:value-type="float" office:value="2.3999999999999999">
            <text:p>2.3999999999999999</text:p>
          </table:table-cell>
          <table:table-cell office:value-type="float" office:value="0.90000000000000002">
            <text:p>0.90000000000000002</text:p>
          </table:table-cell>
          <table:table-cell office:value-type="float" office:value="0.59999999999999998">
            <text:p>0.59999999999999998</text:p>
          </table:table-cell>
          <table:table-cell office:value-type="float" office:value="3">
            <text:p>3</text:p>
          </table:table-cell>
          <table:table-cell office:value-type="float" office:value="7.2000000000000002">
            <text:p>7.2000000000000002</text:p>
          </table:table-cell>
          <table:table-cell office:value-type="float" office:value="45.299999999999997">
            <text:p>45.299999999999997</text:p>
          </table:table-cell>
          <table:table-cell office:value-type="float" office:value="4.5">
            <text:p>4.5</text:p>
          </table:table-cell>
          <table:table-cell office:value-type="float" office:value="51.399999999999999">
            <text:p>51.399999999999999</text:p>
          </table:table-cell>
          <table:table-cell office:value-type="float" office:value="29.199999999999999">
            <text:p>29.199999999999999</text:p>
          </table:table-cell>
          <table:table-cell office:value-type="float" office:value="20220701">
            <text:p>20220701</text:p>
          </table:table-cell>
          <table:table-cell office:value-type="float" office:value="182432.60200000001">
            <text:p>182432.60200000001</text:p>
          </table:table-cell>
          <table:table-cell office:value-type="float" office:value="77">
            <text:p>77</text:p>
          </table:table-cell>
          <table:table-cell office:value-type="string">
            <text:p><text:span text:style-name="T472">E-132-0/20220713.70748.21097.24342.EXTREME</text:span></text:p>
          </table:table-cell>
          <table:table-cell office:value-type="string">
            <text:p><text:span text:style-name="T473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74">PR</text:span></text:p>
          </table:table-cell>
          <table:table-cell office:value-type="string">
            <text:p><text:span text:style-name="T475">Keyword error. Could not read values. </text:span></text:p>
          </table:table-cell>
          <table:table-cell table:number-columns-repeated="1024"/>
        </table:table-row>
        <table:table-row table:style-name="ro93">
          <table:table-cell office:value-type="string">
            <text:p><text:span text:style-name="T476">E-13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0.90000000000000002">
            <text:p>0.90000000000000002</text:p>
          </table:table-cell>
          <table:table-cell office:value-type="float" office:value="60618">
            <text:p>60618</text:p>
          </table:table-cell>
          <table:table-cell office:value-type="float" office:value="2.3999999999999999">
            <text:p>2.3999999999999999</text:p>
          </table:table-cell>
          <table:table-cell office:value-type="float" office:value="0.90000000000000002">
            <text:p>0.90000000000000002</text:p>
          </table:table-cell>
          <table:table-cell office:value-type="float" office:value="0.5">
            <text:p>0.5</text:p>
          </table:table-cell>
          <table:table-cell office:value-type="float" office:value="3.2000000000000002">
            <text:p>3.2000000000000002</text:p>
          </table:table-cell>
          <table:table-cell office:value-type="float" office:value="8.5999999999999996">
            <text:p>8.5999999999999996</text:p>
          </table:table-cell>
          <table:table-cell office:value-type="float" office:value="41.299999999999997">
            <text:p>41.299999999999997</text:p>
          </table:table-cell>
          <table:table-cell office:value-type="float" office:value="5.4000000000000004">
            <text:p>5.4000000000000004</text:p>
          </table:table-cell>
          <table:table-cell office:value-type="float" office:value="49.100000000000001">
            <text:p>49.100000000000001</text:p>
          </table:table-cell>
          <table:table-cell office:value-type="float" office:value="21.399999999999999">
            <text:p>21.399999999999999</text:p>
          </table:table-cell>
          <table:table-cell office:value-type="float" office:value="20220701">
            <text:p>20220701</text:p>
          </table:table-cell>
          <table:table-cell office:value-type="float" office:value="184206.54199999999">
            <text:p>184206.54199999999</text:p>
          </table:table-cell>
          <table:table-cell office:value-type="float" office:value="194">
            <text:p>194</text:p>
          </table:table-cell>
          <table:table-cell office:value-type="string">
            <text:p><text:span text:style-name="T477">E-132-0/20220713.70733.13353.40711.EXTREME</text:span></text:p>
          </table:table-cell>
          <table:table-cell office:value-type="string">
            <text:p><text:span text:style-name="T478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79">PR</text:span></text:p>
          </table:table-cell>
          <table:table-cell office:value-type="string">
            <text:p><text:span text:style-name="T480">Keyword error. Could not read values. </text:span></text:p>
          </table:table-cell>
          <table:table-cell table:number-columns-repeated="1024"/>
        </table:table-row>
        <table:table-row table:style-name="ro94">
          <table:table-cell office:value-type="string">
            <text:p><text:span text:style-name="T481">E-13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.2">
            <text:p>1.2</text:p>
          </table:table-cell>
          <table:table-cell office:value-type="float" office:value="62491">
            <text:p>62491</text:p>
          </table:table-cell>
          <table:table-cell office:value-type="float" office:value="2.8999999999999999">
            <text:p>2.899999999999999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13.199999999999999">
            <text:p>13.199999999999999</text:p>
          </table:table-cell>
          <table:table-cell office:value-type="float" office:value="42.899999999999999">
            <text:p>42.899999999999999</text:p>
          </table:table-cell>
          <table:table-cell office:value-type="float" office:value="5.0999999999999996">
            <text:p>5.0999999999999996</text:p>
          </table:table-cell>
          <table:table-cell office:value-type="float" office:value="49.799999999999997">
            <text:p>49.799999999999997</text:p>
          </table:table-cell>
          <table:table-cell office:value-type="float" office:value="27">
            <text:p>27</text:p>
          </table:table-cell>
          <table:table-cell office:value-type="float" office:value="20220701">
            <text:p>20220701</text:p>
          </table:table-cell>
          <table:table-cell office:value-type="float" office:value="185110.50099999999">
            <text:p>185110.50099999999</text:p>
          </table:table-cell>
          <table:table-cell office:value-type="float" office:value="318">
            <text:p>318</text:p>
          </table:table-cell>
          <table:table-cell office:value-type="string">
            <text:p><text:span text:style-name="T482">E-132-0/20220713.70719.71236.20827.EXTREME</text:span></text:p>
          </table:table-cell>
          <table:table-cell office:value-type="string">
            <text:p><text:span text:style-name="T483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84">PR</text:span></text:p>
          </table:table-cell>
          <table:table-cell office:value-type="string">
            <text:p><text:span text:style-name="T485">Keyword error. Could not read values. </text:span></text:p>
          </table:table-cell>
          <table:table-cell table:number-columns-repeated="1024"/>
        </table:table-row>
        <table:table-row table:style-name="ro95">
          <table:table-cell office:value-type="string">
            <text:p><text:span text:style-name="T486">E-13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.1000000000000001">
            <text:p>1.1000000000000001</text:p>
          </table:table-cell>
          <table:table-cell office:value-type="float" office:value="61502">
            <text:p>61502</text:p>
          </table:table-cell>
          <table:table-cell office:value-type="float" office:value="3.6000000000000001">
            <text:p>3.600000000000000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8.8000000000000007">
            <text:p>8.8000000000000007</text:p>
          </table:table-cell>
          <table:table-cell office:value-type="float" office:value="54.899999999999999">
            <text:p>54.899999999999999</text:p>
          </table:table-cell>
          <table:table-cell office:value-type="float" office:value="10.5">
            <text:p>10.5</text:p>
          </table:table-cell>
          <table:table-cell office:value-type="float" office:value="56.399999999999999">
            <text:p>56.399999999999999</text:p>
          </table:table-cell>
          <table:table-cell office:value-type="float" office:value="40.299999999999997">
            <text:p>40.299999999999997</text:p>
          </table:table-cell>
          <table:table-cell office:value-type="float" office:value="20220701">
            <text:p>20220701</text:p>
          </table:table-cell>
          <table:table-cell office:value-type="float" office:value="183950.09700000001">
            <text:p>183950.09700000001</text:p>
          </table:table-cell>
          <table:table-cell office:value-type="float" office:value="166">
            <text:p>166</text:p>
          </table:table-cell>
          <table:table-cell office:value-type="string">
            <text:p><text:span text:style-name="T487">E-132-0/20220713.70722.30527.26283.EXTREME</text:span></text:p>
          </table:table-cell>
          <table:table-cell office:value-type="string">
            <text:p><text:span text:style-name="T488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89">PR</text:span></text:p>
          </table:table-cell>
          <table:table-cell office:value-type="string">
            <text:p><text:span text:style-name="T490">Keyword error. Could not read values. </text:span></text:p>
          </table:table-cell>
          <table:table-cell table:number-columns-repeated="1024"/>
        </table:table-row>
        <table:table-row table:style-name="ro96">
          <table:table-cell office:value-type="string">
            <text:p><text:span text:style-name="T491">E-13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.1000000000000001">
            <text:p>1.1000000000000001</text:p>
          </table:table-cell>
          <table:table-cell office:value-type="float" office:value="61890">
            <text:p>61890</text:p>
          </table:table-cell>
          <table:table-cell office:value-type="float" office:value="2.7999999999999998">
            <text:p>2.7999999999999998</text:p>
          </table:table-cell>
          <table:table-cell office:value-type="float" office:value="0.5">
            <text:p>0.5</text:p>
          </table:table-cell>
          <table:table-cell office:value-type="float" office:value="0.40000000000000002">
            <text:p>0.40000000000000002</text:p>
          </table:table-cell>
          <table:table-cell office:value-type="float" office:value="3.2999999999999998">
            <text:p>3.2999999999999998</text:p>
          </table:table-cell>
          <table:table-cell office:value-type="float" office:value="8.5">
            <text:p>8.5</text:p>
          </table:table-cell>
          <table:table-cell office:value-type="float" office:value="46.899999999999999">
            <text:p>46.899999999999999</text:p>
          </table:table-cell>
          <table:table-cell office:value-type="float" office:value="3.7000000000000002">
            <text:p>3.7000000000000002</text:p>
          </table:table-cell>
          <table:table-cell office:value-type="float" office:value="54.700000000000003">
            <text:p>54.700000000000003</text:p>
          </table:table-cell>
          <table:table-cell office:value-type="float" office:value="29.699999999999999">
            <text:p>29.699999999999999</text:p>
          </table:table-cell>
          <table:table-cell office:value-type="float" office:value="20220701">
            <text:p>20220701</text:p>
          </table:table-cell>
          <table:table-cell office:value-type="float" office:value="184421.277">
            <text:p>184421.277</text:p>
          </table:table-cell>
          <table:table-cell office:value-type="float" office:value="222">
            <text:p>222</text:p>
          </table:table-cell>
          <table:table-cell office:value-type="string">
            <text:p><text:span text:style-name="T492">E-132-0/20220713.70744.44620.27076.EXTREME</text:span></text:p>
          </table:table-cell>
          <table:table-cell office:value-type="string">
            <text:p><text:span text:style-name="T493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94">PR</text:span></text:p>
          </table:table-cell>
          <table:table-cell office:value-type="string">
            <text:p><text:span text:style-name="T495">Keyword error. Could not read values. </text:span></text:p>
          </table:table-cell>
          <table:table-cell table:number-columns-repeated="1024"/>
        </table:table-row>
        <table:table-row table:style-name="ro97">
          <table:table-cell office:value-type="string">
            <text:p><text:span text:style-name="T496">E-13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1812">
            <text:p>61812</text:p>
          </table:table-cell>
          <table:table-cell office:value-type="float" office:value="4.0999999999999996">
            <text:p>4.0999999999999996</text:p>
          </table:table-cell>
          <table:table-cell office:value-type="float" office:value="1.5">
            <text:p>1.5</text:p>
          </table:table-cell>
          <table:table-cell office:value-type="float" office:value="0.80000000000000004">
            <text:p>0.80000000000000004</text:p>
          </table:table-cell>
          <table:table-cell office:value-type="float" office:value="11.800000000000001">
            <text:p>11.800000000000001</text:p>
          </table:table-cell>
          <table:table-cell office:value-type="float" office:value="24.600000000000001">
            <text:p>24.600000000000001</text:p>
          </table:table-cell>
          <table:table-cell office:value-type="float" office:value="43.100000000000001">
            <text:p>43.100000000000001</text:p>
          </table:table-cell>
          <table:table-cell office:value-type="float" office:value="5">
            <text:p>5</text:p>
          </table:table-cell>
          <table:table-cell office:value-type="float" office:value="56.299999999999997">
            <text:p>56.299999999999997</text:p>
          </table:table-cell>
          <table:table-cell office:value-type="float" office:value="46.200000000000003">
            <text:p>46.200000000000003</text:p>
          </table:table-cell>
          <table:table-cell office:value-type="float" office:value="20220701">
            <text:p>20220701</text:p>
          </table:table-cell>
          <table:table-cell office:value-type="float" office:value="184632.04199999999">
            <text:p>184632.04199999999</text:p>
          </table:table-cell>
          <table:table-cell office:value-type="float" office:value="250">
            <text:p>250</text:p>
          </table:table-cell>
          <table:table-cell office:value-type="string">
            <text:p><text:span text:style-name="T497">E-132-0/20220713.70755.16511.21910.EXTREME</text:span></text:p>
          </table:table-cell>
          <table:table-cell office:value-type="string">
            <text:p><text:span text:style-name="T498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99">PR</text:span></text:p>
          </table:table-cell>
          <table:table-cell office:value-type="string">
            <text:p><text:span text:style-name="T500">Keyword error. Could not read values. </text:span></text:p>
          </table:table-cell>
          <table:table-cell table:number-columns-repeated="1024"/>
        </table:table-row>
        <table:table-row table:style-name="ro98">
          <table:table-cell office:value-type="string">
            <text:p><text:span text:style-name="T501">E-13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.1000000000000001">
            <text:p>1.1000000000000001</text:p>
          </table:table-cell>
          <table:table-cell office:value-type="float" office:value="62491">
            <text:p>62491</text:p>
          </table:table-cell>
          <table:table-cell office:value-type="float" office:value="3">
            <text:p>3</text:p>
          </table:table-cell>
          <table:table-cell office:value-type="float" office:value="1.1000000000000001">
            <text:p>1.1000000000000001</text:p>
          </table:table-cell>
          <table:table-cell office:value-type="float" office:value="0.69999999999999996">
            <text:p>0.69999999999999996</text:p>
          </table:table-cell>
          <table:table-cell office:value-type="float" office:value="4.2999999999999998">
            <text:p>4.2999999999999998</text:p>
          </table:table-cell>
          <table:table-cell office:value-type="float" office:value="11.1">
            <text:p>11.1</text:p>
          </table:table-cell>
          <table:table-cell office:value-type="float" office:value="42.100000000000001">
            <text:p>42.100000000000001</text:p>
          </table:table-cell>
          <table:table-cell office:value-type="float" office:value="5.2999999999999998">
            <text:p>5.2999999999999998</text:p>
          </table:table-cell>
          <table:table-cell office:value-type="float" office:value="50.799999999999997">
            <text:p>50.799999999999997</text:p>
          </table:table-cell>
          <table:table-cell office:value-type="float" office:value="27.899999999999999">
            <text:p>27.899999999999999</text:p>
          </table:table-cell>
          <table:table-cell office:value-type="float" office:value="20220701">
            <text:p>20220701</text:p>
          </table:table-cell>
          <table:table-cell office:value-type="float" office:value="185015.951">
            <text:p>185015.951</text:p>
          </table:table-cell>
          <table:table-cell office:value-type="float" office:value="298">
            <text:p>298</text:p>
          </table:table-cell>
          <table:table-cell office:value-type="string">
            <text:p><text:span text:style-name="T502">E-132-0/20220713.70712.69662.48699.EXTREME</text:span></text:p>
          </table:table-cell>
          <table:table-cell office:value-type="string">
            <text:p><text:span text:style-name="T503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504">PR</text:span></text:p>
          </table:table-cell>
          <table:table-cell office:value-type="string">
            <text:p><text:span text:style-name="T505">Keyword error. Could not read values. </text:span></text:p>
          </table:table-cell>
          <table:table-cell table:number-columns-repeated="1024"/>
        </table:table-row>
        <table:table-row table:style-name="ro99">
          <table:table-cell office:value-type="string">
            <text:p><text:span text:style-name="T506">E-13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.1000000000000001">
            <text:p>1.1000000000000001</text:p>
          </table:table-cell>
          <table:table-cell office:value-type="float" office:value="62491">
            <text:p>62491</text:p>
          </table:table-cell>
          <table:table-cell office:value-type="float" office:value="3.1000000000000001">
            <text:p>3.1000000000000001</text:p>
          </table:table-cell>
          <table:table-cell office:value-type="float" office:value="0.69999999999999996">
            <text:p>0.69999999999999996</text:p>
          </table:table-cell>
          <table:table-cell office:value-type="float" office:value="0.5">
            <text:p>0.5</text:p>
          </table:table-cell>
          <table:table-cell office:value-type="float" office:value="5.5999999999999996">
            <text:p>5.5999999999999996</text:p>
          </table:table-cell>
          <table:table-cell office:value-type="float" office:value="14.4">
            <text:p>14.4</text:p>
          </table:table-cell>
          <table:table-cell office:value-type="float" office:value="40">
            <text:p>40</text:p>
          </table:table-cell>
          <table:table-cell office:value-type="float" office:value="4.5999999999999996">
            <text:p>4.5999999999999996</text:p>
          </table:table-cell>
          <table:table-cell office:value-type="float" office:value="49.299999999999997">
            <text:p>49.299999999999997</text:p>
          </table:table-cell>
          <table:table-cell office:value-type="float" office:value="27.399999999999999">
            <text:p>27.399999999999999</text:p>
          </table:table-cell>
          <table:table-cell office:value-type="float" office:value="20220701">
            <text:p>20220701</text:p>
          </table:table-cell>
          <table:table-cell office:value-type="float" office:value="185205.29699999999">
            <text:p>185205.29699999999</text:p>
          </table:table-cell>
          <table:table-cell office:value-type="float" office:value="338">
            <text:p>338</text:p>
          </table:table-cell>
          <table:table-cell office:value-type="string">
            <text:p><text:span text:style-name="T507">E-132-0/20220713.70726.96247.45321.EXTREME</text:span></text:p>
          </table:table-cell>
          <table:table-cell office:value-type="string">
            <text:p><text:span text:style-name="T508">vibe_q-dixon_tra_bh_higado_03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509">PR</text:span></text:p>
          </table:table-cell>
          <table:table-cell office:value-type="string">
            <text:p><text:span text:style-name="T510">Keyword error. Could not read values. </text:span></text:p>
          </table:table-cell>
          <table:table-cell table:number-columns-repeated="1024"/>
        </table:table-row>
        <table:table-row table:style-name="ro100">
          <table:table-cell office:value-type="string">
            <text:p><text:span text:style-name="T511">E-13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59984">
            <text:p>59984</text:p>
          </table:table-cell>
          <table:table-cell office:value-type="float" office:value="5.7000000000000002">
            <text:p>5.7000000000000002</text:p>
          </table:table-cell>
          <table:table-cell office:value-type="float" office:value="1.1000000000000001">
            <text:p>1.1000000000000001</text:p>
          </table:table-cell>
          <table:table-cell office:value-type="float" office:value="0.59999999999999998">
            <text:p>0.59999999999999998</text:p>
          </table:table-cell>
          <table:table-cell office:value-type="float" office:value="6.7000000000000002">
            <text:p>6.7000000000000002</text:p>
          </table:table-cell>
          <table:table-cell office:value-type="float" office:value="16.100000000000001">
            <text:p>16.100000000000001</text:p>
          </table:table-cell>
          <table:table-cell office:value-type="float" office:value="36.600000000000001">
            <text:p>36.600000000000001</text:p>
          </table:table-cell>
          <table:table-cell office:value-type="float" office:value="6.9000000000000004">
            <text:p>6.9000000000000004</text:p>
          </table:table-cell>
          <table:table-cell office:value-type="float" office:value="57.700000000000003">
            <text:p>57.700000000000003</text:p>
          </table:table-cell>
          <table:table-cell office:value-type="float" office:value="44.399999999999999">
            <text:p>44.399999999999999</text:p>
          </table:table-cell>
          <table:table-cell office:value-type="float" office:value="20220701">
            <text:p>20220701</text:p>
          </table:table-cell>
          <table:table-cell office:value-type="float" office:value="181411.66699999999">
            <text:p>181411.66699999999</text:p>
          </table:table-cell>
          <table:table-cell office:value-type="float" office:value="16">
            <text:p>16</text:p>
          </table:table-cell>
          <table:table-cell office:value-type="string">
            <text:p><text:span text:style-name="T512">E-132-0/20220713.70726.92941.13616.EXTREME</text:span></text:p>
          </table:table-cell>
          <table:table-cell office:value-type="string">
            <text:p><text:span text:style-name="T513">vibe_q-dixon_tra_bh_higado_01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514">PR</text:span></text:p>
          </table:table-cell>
          <table:table-cell office:value-type="string">
            <text:p><text:span text:style-name="T515">Keyword error. Could not read values. </text:span></text:p>
          </table:table-cell>
          <table:table-cell table:number-columns-repeated="1024"/>
        </table:table-row>
        <table:table-row table:style-name="ro101">
          <table:table-cell office:value-type="string">
            <text:p><text:span text:style-name="T516">E-132-0/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2.b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2491">
            <text:p>62491</text:p>
          </table:table-cell>
          <table:table-cell office:value-type="float" office:value="3.5">
            <text:p>3.5</text:p>
          </table:table-cell>
          <table:table-cell office:value-type="float" office:value="1.1000000000000001">
            <text:p>1.1000000000000001</text:p>
          </table:table-cell>
          <table:table-cell office:value-type="float" office:value="0.59999999999999998">
            <text:p>0.59999999999999998</text:p>
          </table:table-cell>
          <table:table-cell office:value-type="float" office:value="7.5">
            <text:p>7.5</text:p>
          </table:table-cell>
          <table:table-cell office:value-type="float" office:value="18.300000000000001">
            <text:p>18.300000000000001</text:p>
          </table:table-cell>
          <table:table-cell office:value-type="float" office:value="41">
            <text:p>41</text:p>
          </table:table-cell>
          <table:table-cell office:value-type="float" office:value="4.7000000000000002">
            <text:p>4.7000000000000002</text:p>
          </table:table-cell>
          <table:table-cell office:value-type="float" office:value="52.299999999999997">
            <text:p>52.299999999999997</text:p>
          </table:table-cell>
          <table:table-cell office:value-type="float" office:value="33.100000000000001">
            <text:p>33.100000000000001</text:p>
          </table:table-cell>
          <table:table-cell office:value-type="float" office:value="20220701">
            <text:p>20220701</text:p>
          </table:table-cell>
          <table:table-cell office:value-type="float" office:value="185259.75200000001">
            <text:p>185259.75200000001</text:p>
          </table:table-cell>
          <table:table-cell office:value-type="float" office:value="358">
            <text:p>358</text:p>
          </table:table-cell>
          <table:table-cell office:value-type="string">
            <text:p><text:span text:style-name="T517">E-132-0/20220713.70733.16569.28708.EXTREME</text:span></text:p>
          </table:table-cell>
          <table:table-cell office:value-type="string">
            <text:p><text:span text:style-name="T518">vibe_q-dixon_tra_bh_higado_04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519">PR</text:span></text:p>
          </table:table-cell>
          <table:table-cell office:value-type="string">
            <text:p><text:span text:style-name="T520">Keyword error. Could not read values. </text:span></text:p>
          </table:table-cell>
          <table:table-cell table:number-columns-repeated="1024"/>
        </table:table-row>
        <table:table-row table:style-name="ro102">
          <table:table-cell office:value-type="string">
            <text:p><text:span text:style-name="T521">E-13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0.90000000000000002">
            <text:p>0.90000000000000002</text:p>
          </table:table-cell>
          <table:table-cell office:value-type="float" office:value="61784">
            <text:p>61784</text:p>
          </table:table-cell>
          <table:table-cell office:value-type="float" office:value="3.2000000000000002">
            <text:p>3.2000000000000002</text:p>
          </table:table-cell>
          <table:table-cell office:value-type="float" office:value="0.69999999999999996">
            <text:p>0.69999999999999996</text:p>
          </table:table-cell>
          <table:table-cell office:value-type="float" office:value="0.40000000000000002">
            <text:p>0.40000000000000002</text:p>
          </table:table-cell>
          <table:table-cell office:value-type="float" office:value="3.2999999999999998">
            <text:p>3.2999999999999998</text:p>
          </table:table-cell>
          <table:table-cell office:value-type="float" office:value="8.5999999999999996">
            <text:p>8.5999999999999996</text:p>
          </table:table-cell>
          <table:table-cell office:value-type="float" office:value="44.600000000000001">
            <text:p>44.600000000000001</text:p>
          </table:table-cell>
          <table:table-cell office:value-type="float" office:value="4.0999999999999996">
            <text:p>4.0999999999999996</text:p>
          </table:table-cell>
          <table:table-cell office:value-type="float" office:value="51.799999999999997">
            <text:p>51.799999999999997</text:p>
          </table:table-cell>
          <table:table-cell office:value-type="float" office:value="33.299999999999997">
            <text:p>33.299999999999997</text:p>
          </table:table-cell>
          <table:table-cell office:value-type="float" office:value="20220701">
            <text:p>20220701</text:p>
          </table:table-cell>
          <table:table-cell office:value-type="float" office:value="183437.24900000001">
            <text:p>183437.24900000001</text:p>
          </table:table-cell>
          <table:table-cell office:value-type="float" office:value="138">
            <text:p>138</text:p>
          </table:table-cell>
          <table:table-cell office:value-type="string">
            <text:p><text:span text:style-name="T522">E-132-0/20220713.70711.86758.45046.EXTREME</text:span></text:p>
          </table:table-cell>
          <table:table-cell office:value-type="string">
            <text:p><text:span text:style-name="T523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524">PR</text:span></text:p>
          </table:table-cell>
          <table:table-cell office:value-type="string">
            <text:p><text:span text:style-name="T525">Keyword error. Could not read values. </text:span></text:p>
          </table:table-cell>
          <table:table-cell table:number-columns-repeated="1024"/>
        </table:table-row>
        <table:table-row table:style-name="ro103">
          <table:table-cell office:value-type="string">
            <text:p><text:span text:style-name="T526">E-132-0/</text:span></text:p>
          </table:table-cell>
          <table:table-cell office:value-type="float" office:value="1">
            <text:p>1</text:p>
          </table:table-cell>
          <table:table-cell table:style-name="ce5" office:value-type="string">
            <text:p>1.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.2">
            <text:p>1.2</text:p>
          </table:table-cell>
          <table:table-cell office:value-type="float" office:value="61294">
            <text:p>61294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0.59999999999999998">
            <text:p>0.59999999999999998</text:p>
          </table:table-cell>
          <table:table-cell office:value-type="float" office:value="4.2000000000000002">
            <text:p>4.2000000000000002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3.5">
            <text:p>3.5</text:p>
          </table:table-cell>
          <table:table-cell office:value-type="float" office:value="49">
            <text:p>49</text:p>
          </table:table-cell>
          <table:table-cell office:value-type="float" office:value="23.100000000000001">
            <text:p>23.100000000000001</text:p>
          </table:table-cell>
          <table:table-cell office:value-type="float" office:value="20220701">
            <text:p>20220701</text:p>
          </table:table-cell>
          <table:table-cell office:value-type="float" office:value="181916.97399999999">
            <text:p>181916.97399999999</text:p>
          </table:table-cell>
          <table:table-cell office:value-type="float" office:value="46">
            <text:p>46</text:p>
          </table:table-cell>
          <table:table-cell office:value-type="string">
            <text:p><text:span text:style-name="T527">E-132-0/20220713.70737.64832.50426.EXTREME</text:span></text:p>
          </table:table-cell>
          <table:table-cell office:value-type="string">
            <text:p><text:span text:style-name="T528">vibe_q-dixon_tra_bh_higado_02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529">PR</text:span></text:p>
          </table:table-cell>
          <table:table-cell office:value-type="string">
            <text:p><text:span text:style-name="T530">Keyword error. Could not read values. </text:span></text:p>
          </table:table-cell>
          <table:table-cell table:number-columns-repeated="1024"/>
        </table:table-row>
        <table:table-row table:style-name="ro104">
          <table:table-cell office:value-type="string">
            <text:p><text:span text:style-name="T531">E-132-0/</text:span></text:p>
          </table:table-cell>
          <table:table-cell office:value-type="float" office:value="2">
            <text:p>2</text:p>
          </table:table-cell>
          <table:table-cell table:style-name="ce5" office:value-type="string">
            <text:p>2.a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2">
            <text:p>1.2</text:p>
          </table:table-cell>
          <table:table-cell office:value-type="float" office:value="62491">
            <text:p>62491</text:p>
          </table:table-cell>
          <table:table-cell office:value-type="float" office:value="2.8999999999999999">
            <text:p>2.8999999999999999</text:p>
          </table:table-cell>
          <table:table-cell office:value-type="float" office:value="1.1000000000000001">
            <text:p>1.1000000000000001</text:p>
          </table:table-cell>
          <table:table-cell office:value-type="float" office:value="0.5">
            <text:p>0.5</text:p>
          </table:table-cell>
          <table:table-cell office:value-type="float" office:value="4.7000000000000002">
            <text:p>4.7000000000000002</text:p>
          </table:table-cell>
          <table:table-cell office:value-type="float" office:value="12.5">
            <text:p>12.5</text:p>
          </table:table-cell>
          <table:table-cell office:value-type="float" office:value="40.899999999999999">
            <text:p>40.899999999999999</text:p>
          </table:table-cell>
          <table:table-cell office:value-type="float" office:value="5.2999999999999998">
            <text:p>5.2999999999999998</text:p>
          </table:table-cell>
          <table:table-cell office:value-type="float" office:value="50.600000000000001">
            <text:p>50.600000000000001</text:p>
          </table:table-cell>
          <table:table-cell office:value-type="float" office:value="26.100000000000001">
            <text:p>26.100000000000001</text:p>
          </table:table-cell>
          <table:table-cell office:value-type="float" office:value="20220701">
            <text:p>20220701</text:p>
          </table:table-cell>
          <table:table-cell office:value-type="float" office:value="184853.45999999999">
            <text:p>184853.45999999999</text:p>
          </table:table-cell>
          <table:table-cell office:value-type="float" office:value="278">
            <text:p>278</text:p>
          </table:table-cell>
          <table:table-cell office:value-type="string">
            <text:p><text:span text:style-name="T532">E-132-0/20220713.70705.47777.32398.EXTREME</text:span></text:p>
          </table:table-cell>
          <table:table-cell office:value-type="string">
            <text:p><text:span text:style-name="T533">vibe_q-dixon_tra_bh_higado_05_Report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534">PR</text:span></text:p>
          </table:table-cell>
          <table:table-cell office:value-type="string">
            <text:p><text:span text:style-name="T535">Keyword error. Could not read values. 3dslicer no lo detecta</text:span></text:p>
          </table:table-cell>
          <table:table-cell table:number-columns-repeated="1024"/>
        </table:table-row>
        <table:table-row table:style-name="ro1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